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8">
      <style:table-cell-properties style:vertical-align="automatic" fo:background-color="#D9D9D9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#DEEBF7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8">
      <style:table-cell-properties style:vertical-align="automatic" fo:background-color="#DEEBF7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8">
      <style:table-cell-properties style:vertical-align="automatic" fo:background-color="#FBE5D6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8">
      <style:table-cell-properties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8">
      <style:table-cell-properties style:vertical-align="automatic" fo:background-color="#D9D9D9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6.561666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3.413125cm"/>
    </style:style>
    <style:style style:name="co10" style:family="table-column">
      <style:table-column-properties fo:break-before="auto" style:column-width="3.86291666666667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98979166666667cm"/>
    </style:style>
    <style:style style:name="co15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13" table:number-columns-repeated="1009" table:default-cell-style-name="ce7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Repostages</text:p>
          </table:table-cell>
          <table:table-cell office:value-type="string" table:style-name="ce2">
            <text:p>Litros repostados</text:p>
          </table:table-cell>
          <table:table-cell office:value-type="string" table:style-name="ce2">
            <text:p>Kilometros Recorridos con GAS</text:p>
          </table:table-cell>
          <table:table-cell office:value-type="string" table:style-name="ce2">
            <text:p>Precio en € <text:s/>AutoGAS (GLP)/ litro</text:p>
          </table:table-cell>
          <table:table-cell office:value-type="string" table:style-name="ce2">
            <text:p>Precio en € Gasolina 95 /litro</text:p>
          </table:table-cell>
          <table:table-cell office:value-type="string" table:style-name="ce2">
            <text:p>Gasto repostage GAS</text:p>
          </table:table-cell>
          <table:table-cell office:value-type="string" table:style-name="ce2">
            <text:p>Gasto Teórico repostage Gasolina 95</text:p>
          </table:table-cell>
          <table:table-cell office:value-type="string" table:style-name="ce2">
            <text:p>Ahorro conseguido</text:p>
          </table:table-cell>
          <table:table-cell office:value-type="string" table:style-name="ce2">
            <text:p>Ahorro porcentual</text:p>
          </table:table-cell>
          <table:table-cell office:value-type="string" table:style-name="ce2">
            <text:p>Pendiente Amortizar</text:p>
          </table:table-cell>
          <table:table-cell office:value-type="string" table:style-name="ce2">
            <text:p>Consumo</text:p>
          </table:table-cell>
          <table:table-cell table:number-columns-repeated="3" table:style-name="ce3"/>
          <table:table-cell office:value-type="string" table:style-name="ce2">
            <text:p>Gasto Intalación</text:p>
          </table:table-cell>
          <table:table-cell table:number-columns-repeated="16369" table:style-name="ce3"/>
        </table:table-row>
        <table:table-row table:style-name="ro1">
          <table:table-cell office:value-type="date" office:date-value="2015-07-20T00:00:00" table:style-name="ce4">
            <text:p>20/07/2015</text:p>
          </table:table-cell>
          <table:table-cell office:value-type="float" office:value="40" table:style-name="ce5">
            <text:p>40</text:p>
          </table:table-cell>
          <table:table-cell office:value-type="float" office:value="437" table:style-name="ce5">
            <text:p>437</text:p>
          </table:table-cell>
          <table:table-cell office:value-type="float" office:value="0.63900000000000001" table:style-name="ce5">
            <text:p>0,639</text:p>
          </table:table-cell>
          <table:table-cell office:value-type="float" office:value="1.2" table:style-name="ce5">
            <text:p>1,2</text:p>
          </table:table-cell>
          <table:table-cell office:value-type="float" office:value="25.560000000000002" table:formula="of:=[.D2]*[.B2]" table:style-name="ce6">
            <text:p>25,56</text:p>
          </table:table-cell>
          <table:table-cell office:value-type="float" office:value="48" table:formula="of:=[.E2]*[.B2]" table:style-name="ce6">
            <text:p>48</text:p>
          </table:table-cell>
          <table:table-cell office:value-type="float" office:value="22.439999999999998" table:formula="of:=[.G2]-[.F2]" table:style-name="ce6">
            <text:p>22,44</text:p>
          </table:table-cell>
          <table:table-cell office:value-type="float" office:value="53.25" table:formula="of:=([.F2]*100)/[.G2]" table:style-name="ce6">
            <text:p>53,25</text:p>
          </table:table-cell>
          <table:table-cell office:value-type="float" office:value="2034.56" table:formula="of:=[.O2]-[.H2]" table:style-name="ce6">
            <text:p>2034,56</text:p>
          </table:table-cell>
          <table:table-cell office:value-type="float" office:value="9.1533180778032026" table:formula="of:=([.B2]/[.C2])*100" table:style-name="ce6">
            <text:p>9,153318078</text:p>
          </table:table-cell>
          <table:table-cell table:number-columns-repeated="3" table:style-name="ce7"/>
          <table:table-cell office:value-type="float" office:value="2057" table:style-name="ce7">
            <text:p>2057</text:p>
            <draw:frame draw:z-index="5" draw:id="id4" draw:style-name="a4" draw:name="Gráfico 9" svg:x="0.35276in" svg:y="0.17362in" svg:width="3.19409in" svg:height="3.1401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office:value-type="string" table:style-name="ce7">
            <text:p>En 120 repostages amortizado aproximadamente</text:p>
          </table:table-cell>
          <table:table-cell table:number-columns-repeated="2"/>
          <table:table-cell table:style-name="ce7">
            <draw:frame draw:z-index="6" draw:id="id5" draw:style-name="a5" draw:name="Gráfico 10" svg:x="0.02992in" svg:y="0.17362in" svg:width="3.05709in" svg:height="3.1401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office:value-type="date" office:date-value="2015-07-26T00:00:00" table:style-name="ce4">
            <text:p>26/07/2015</text:p>
          </table:table-cell>
          <table:table-cell office:value-type="float" office:value="39.369999999999997" table:style-name="ce5">
            <text:p>39,37</text:p>
          </table:table-cell>
          <table:table-cell office:value-type="float" office:value="329.1" table:style-name="ce5">
            <text:p>329,1</text:p>
          </table:table-cell>
          <table:table-cell office:value-type="float" office:value="0.64700000000000002" table:style-name="ce5">
            <text:p>0,647</text:p>
          </table:table-cell>
          <table:table-cell office:value-type="float" office:value="1.2" table:style-name="ce5">
            <text:p>1,2</text:p>
          </table:table-cell>
          <table:table-cell office:value-type="float" office:value="25.472390000000001" table:formula="of:=[.D3]*[.B3]" table:style-name="ce6">
            <text:p>25,47239</text:p>
          </table:table-cell>
          <table:table-cell office:value-type="float" office:value="47.243999999999993" table:formula="of:=[.E3]*[.B3]" table:style-name="ce6">
            <text:p>47,244</text:p>
          </table:table-cell>
          <table:table-cell office:value-type="float" office:value="21.771609999999992" table:formula="of:=[.G3]-[.F3]" table:style-name="ce6">
            <text:p>21,77161</text:p>
          </table:table-cell>
          <table:table-cell office:value-type="float" office:value="53.916666666666679" table:formula="of:=([.F3]*100)/[.G3]" table:style-name="ce6">
            <text:p>53,91666667</text:p>
          </table:table-cell>
          <table:table-cell office:value-type="float" office:value="2035.22839" table:formula="of:=[.O2]-[.H3]" table:style-name="ce6">
            <text:p>2035,22839</text:p>
          </table:table-cell>
          <table:table-cell office:value-type="float" office:value="11.962929200850803" table:formula="of:=([.B3]/[.C3])*100" table:style-name="ce6">
            <text:p>11,9629292</text:p>
          </table:table-cell>
          <table:table-cell table:style-name="ce7">
            <draw:frame draw:z-index="4" draw:id="id3" draw:style-name="a3" draw:name="Gráfico 8" svg:x="0.04567in" svg:y="0.11575in" svg:width="2.80039in" svg:height="2.9944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012" table:style-name="ce7"/>
          <table:table-cell table:number-columns-repeated="15360"/>
        </table:table-row>
        <table:table-row table:style-name="ro1">
          <table:table-cell office:value-type="date" office:date-value="2015-07-31T00:00:00" table:style-name="ce4">
            <text:p>31/07/2015</text:p>
          </table:table-cell>
          <table:table-cell office:value-type="float" office:value="33.85" table:style-name="ce5">
            <text:p>33,85</text:p>
          </table:table-cell>
          <table:table-cell office:value-type="float" office:value="410" table:style-name="ce5">
            <text:p>410</text:p>
          </table:table-cell>
          <table:table-cell office:value-type="float" office:value="0.64900000000000002" table:style-name="ce5">
            <text:p>0,649</text:p>
          </table:table-cell>
          <table:table-cell office:value-type="float" office:value="1.2" table:style-name="ce5">
            <text:p>1,2</text:p>
          </table:table-cell>
          <table:table-cell office:value-type="float" office:value="21.96865" table:formula="of:=[.D4]*[.B4]" table:style-name="ce6">
            <text:p>21,96865</text:p>
          </table:table-cell>
          <table:table-cell office:value-type="float" office:value="40.619999999999997" table:formula="of:=[.E4]*[.B4]" table:style-name="ce6">
            <text:p>40,62</text:p>
          </table:table-cell>
          <table:table-cell office:value-type="float" office:value="18.651349999999997" table:formula="of:=[.G4]-[.F4]" table:style-name="ce6">
            <text:p>18,65135</text:p>
          </table:table-cell>
          <table:table-cell office:value-type="float" office:value="54.083333333333343" table:formula="of:=([.F4]*100)/[.G4]" table:style-name="ce6">
            <text:p>54,08333333</text:p>
          </table:table-cell>
          <table:table-cell office:value-type="float" office:value="2038.3486499999999" table:formula="of:=[.O2]-[.H4]" table:style-name="ce6">
            <text:p>2038,34865</text:p>
          </table:table-cell>
          <table:table-cell office:value-type="float" office:value="8.2560975609756095" table:formula="of:=([.B4]/[.C4])*100" table:style-name="ce6">
            <text:p>8,256097561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8-13T00:00:00" table:style-name="ce4">
            <text:p>13/08/2015</text:p>
          </table:table-cell>
          <table:table-cell office:value-type="float" office:value="44.44" table:style-name="ce5">
            <text:p>44,44</text:p>
          </table:table-cell>
          <table:table-cell office:value-type="float" office:value="441" table:style-name="ce5">
            <text:p>441</text:p>
          </table:table-cell>
          <table:table-cell office:value-type="float" office:value="0.63900000000000001" table:style-name="ce5">
            <text:p>0,639</text:p>
          </table:table-cell>
          <table:table-cell office:value-type="float" office:value="1.2" table:style-name="ce5">
            <text:p>1,2</text:p>
          </table:table-cell>
          <table:table-cell office:value-type="float" office:value="28.39716" table:formula="of:=[.D5]*[.B5]" table:style-name="ce6">
            <text:p>28,39716</text:p>
          </table:table-cell>
          <table:table-cell office:value-type="float" office:value="53.327999999999996" table:formula="of:=[.E5]*[.B5]" table:style-name="ce6">
            <text:p>53,328</text:p>
          </table:table-cell>
          <table:table-cell office:value-type="float" office:value="24.930839999999996" table:formula="of:=[.G5]-[.F5]" table:style-name="ce6">
            <text:p>24,93084</text:p>
          </table:table-cell>
          <table:table-cell office:value-type="float" office:value="53.25" table:formula="of:=([.F5]*100)/[.G5]" table:style-name="ce6">
            <text:p>53,25</text:p>
          </table:table-cell>
          <table:table-cell office:value-type="float" office:value="2032.06916" table:formula="of:=[.O2]-[.H5]" table:style-name="ce6">
            <text:p>2032,06916</text:p>
          </table:table-cell>
          <table:table-cell office:value-type="float" office:value="10.077097505668933" table:formula="of:=([.B5]/[.C5])*100" table:style-name="ce6">
            <text:p>10,07709751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8-18T00:00:00" table:style-name="ce4">
            <text:p>18/08/2015</text:p>
          </table:table-cell>
          <table:table-cell office:value-type="float" office:value="39.880000000000003" table:style-name="ce5">
            <text:p>39,88</text:p>
          </table:table-cell>
          <table:table-cell office:value-type="float" office:value="461" table:style-name="ce5">
            <text:p>461</text:p>
          </table:table-cell>
          <table:table-cell office:value-type="float" office:value="0.629" table:style-name="ce5">
            <text:p>0,629</text:p>
          </table:table-cell>
          <table:table-cell office:value-type="float" office:value="1.2" table:style-name="ce5">
            <text:p>1,2</text:p>
          </table:table-cell>
          <table:table-cell office:value-type="float" office:value="25.084520000000001" table:formula="of:=[.D6]*[.B6]" table:style-name="ce6">
            <text:p>25,08452</text:p>
          </table:table-cell>
          <table:table-cell office:value-type="float" office:value="47.856000000000002" table:formula="of:=[.E6]*[.B6]" table:style-name="ce6">
            <text:p>47,856</text:p>
          </table:table-cell>
          <table:table-cell office:value-type="float" office:value="22.77148" table:formula="of:=[.G6]-[.F6]" table:style-name="ce6">
            <text:p>22,77148</text:p>
          </table:table-cell>
          <table:table-cell office:value-type="float" office:value="52.416666666666671" table:formula="of:=([.F6]*100)/[.G6]" table:style-name="ce6">
            <text:p>52,41666667</text:p>
          </table:table-cell>
          <table:table-cell office:value-type="float" office:value="2034.2285199999999" table:formula="of:=[.O2]-[.H6]" table:style-name="ce6">
            <text:p>2034,22852</text:p>
          </table:table-cell>
          <table:table-cell office:value-type="float" office:value="8.650759219088938" table:formula="of:=([.B6]/[.C6])*100" table:style-name="ce6">
            <text:p>8,650759219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8-20T00:00:00" table:style-name="ce4">
            <text:p>20/08/2015</text:p>
          </table:table-cell>
          <table:table-cell office:value-type="float" office:value="39.729999999999997" table:style-name="ce5">
            <text:p>39,73</text:p>
          </table:table-cell>
          <table:table-cell office:value-type="float" office:value="278.3" table:style-name="ce5">
            <text:p>278,3</text:p>
          </table:table-cell>
          <table:table-cell office:value-type="float" office:value="0.629" table:style-name="ce5">
            <text:p>0,629</text:p>
          </table:table-cell>
          <table:table-cell office:value-type="float" office:value="1.2" table:style-name="ce5">
            <text:p>1,2</text:p>
          </table:table-cell>
          <table:table-cell office:value-type="float" office:value="24.990169999999999" table:formula="of:=[.D7]*[.B7]" table:style-name="ce6">
            <text:p>24,99017</text:p>
          </table:table-cell>
          <table:table-cell office:value-type="float" office:value="47.675999999999995" table:formula="of:=[.E7]*[.B7]" table:style-name="ce6">
            <text:p>47,676</text:p>
          </table:table-cell>
          <table:table-cell office:value-type="float" office:value="22.685829999999996" table:formula="of:=[.G7]-[.F7]" table:style-name="ce6">
            <text:p>22,68583</text:p>
          </table:table-cell>
          <table:table-cell office:value-type="float" office:value="52.416666666666671" table:formula="of:=([.F7]*100)/[.G7]" table:style-name="ce6">
            <text:p>52,41666667</text:p>
          </table:table-cell>
          <table:table-cell office:value-type="float" office:value="2034.3141700000001" table:formula="of:=[.O2]-[.H7]" table:style-name="ce6">
            <text:p>2034,31417</text:p>
          </table:table-cell>
          <table:table-cell office:value-type="float" office:value="14.27596119295724" table:formula="of:=([.B7]/[.C7])*100" table:style-name="ce6">
            <text:p>14,27596119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8-23T00:00:00" table:style-name="ce4">
            <text:p>23/08/2015</text:p>
          </table:table-cell>
          <table:table-cell office:value-type="float" office:value="25.52" table:style-name="ce5">
            <text:p>25,52</text:p>
          </table:table-cell>
          <table:table-cell office:value-type="float" office:value="407" table:style-name="ce5">
            <text:p>407</text:p>
          </table:table-cell>
          <table:table-cell office:value-type="float" office:value="0.624" table:style-name="ce5">
            <text:p>0,624</text:p>
          </table:table-cell>
          <table:table-cell office:value-type="float" office:value="1.2" table:style-name="ce5">
            <text:p>1,2</text:p>
          </table:table-cell>
          <table:table-cell office:value-type="float" office:value="15.924479999999999" table:formula="of:=[.D8]*[.B8]" table:style-name="ce6">
            <text:p>15,92448</text:p>
          </table:table-cell>
          <table:table-cell office:value-type="float" office:value="30.623999999999999" table:formula="of:=[.E8]*[.B8]" table:style-name="ce6">
            <text:p>30,624</text:p>
          </table:table-cell>
          <table:table-cell office:value-type="float" office:value="14.69952" table:formula="of:=[.G8]-[.F8]" table:style-name="ce6">
            <text:p>14,69952</text:p>
          </table:table-cell>
          <table:table-cell office:value-type="float" office:value="52" table:formula="of:=([.F8]*100)/[.G8]" table:style-name="ce6">
            <text:p>52</text:p>
          </table:table-cell>
          <table:table-cell office:value-type="float" office:value="2042.3004800000001" table:formula="of:=[.O2]-[.H8]" table:style-name="ce6">
            <text:p>2042,30048</text:p>
          </table:table-cell>
          <table:table-cell office:value-type="float" office:value="6.2702702702702702" table:formula="of:=([.B8]/[.C8])*100" table:style-name="ce6">
            <text:p>6,27027027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8-27T00:00:00" table:style-name="ce4">
            <text:p>27/08/2015</text:p>
          </table:table-cell>
          <table:table-cell office:value-type="float" office:value="35.869999999999997" table:style-name="ce5">
            <text:p>35,87</text:p>
          </table:table-cell>
          <table:table-cell office:value-type="float" office:value="409.4" table:style-name="ce5">
            <text:p>409,4</text:p>
          </table:table-cell>
          <table:table-cell office:value-type="float" office:value="0.629" table:style-name="ce5">
            <text:p>0,629</text:p>
          </table:table-cell>
          <table:table-cell office:value-type="float" office:value="1.2" table:style-name="ce5">
            <text:p>1,2</text:p>
          </table:table-cell>
          <table:table-cell office:value-type="float" office:value="22.56223" table:formula="of:=[.D9]*[.B9]" table:style-name="ce6">
            <text:p>22,56223</text:p>
          </table:table-cell>
          <table:table-cell office:value-type="float" office:value="43.043999999999997" table:formula="of:=[.E9]*[.B9]" table:style-name="ce6">
            <text:p>43,044</text:p>
          </table:table-cell>
          <table:table-cell office:value-type="float" office:value="20.481769999999997" table:formula="of:=[.G9]-[.F9]" table:style-name="ce6">
            <text:p>20,48177</text:p>
          </table:table-cell>
          <table:table-cell office:value-type="float" office:value="52.416666666666671" table:formula="of:=([.F9]*100)/[.G9]" table:style-name="ce6">
            <text:p>52,41666667</text:p>
          </table:table-cell>
          <table:table-cell office:value-type="float" office:value="2036.5182299999999" table:formula="of:=[.O2]-[.H9]" table:style-name="ce6">
            <text:p>2036,51823</text:p>
          </table:table-cell>
          <table:table-cell office:value-type="float" office:value="8.7616023448949676" table:formula="of:=([.B9]/[.C9])*100" table:style-name="ce6">
            <text:p>8,761602345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9-01T00:00:00" table:style-name="ce4">
            <text:p>01/09/2015</text:p>
          </table:table-cell>
          <table:table-cell office:value-type="float" office:value="37.69" table:style-name="ce5">
            <text:p>37,69</text:p>
          </table:table-cell>
          <table:table-cell office:value-type="float" office:value="251.9" table:style-name="ce5">
            <text:p>251,9</text:p>
          </table:table-cell>
          <table:table-cell office:value-type="float" office:value="0.58599999999999997" table:style-name="ce5">
            <text:p>0,586</text:p>
          </table:table-cell>
          <table:table-cell office:value-type="float" office:value="1.1839999999999999" table:style-name="ce5">
            <text:p>1,184</text:p>
          </table:table-cell>
          <table:table-cell office:value-type="float" office:value="22.086339999999996" table:formula="of:=[.D10]*[.B10]" table:style-name="ce6">
            <text:p>22,08634</text:p>
          </table:table-cell>
          <table:table-cell office:value-type="float" office:value="44.624959999999994" table:formula="of:=[.E10]*[.B10]" table:style-name="ce6">
            <text:p>44,62496</text:p>
          </table:table-cell>
          <table:table-cell office:value-type="float" office:value="22.538619999999998" table:formula="of:=[.G10]-[.F10]" table:style-name="ce6">
            <text:p>22,53862</text:p>
          </table:table-cell>
          <table:table-cell office:value-type="float" office:value="49.493243243243242" table:formula="of:=([.F10]*100)/[.G10]" table:style-name="ce6">
            <text:p>49,49324324</text:p>
          </table:table-cell>
          <table:table-cell office:value-type="float" office:value="2034.46138" table:formula="of:=[.O2]-[.H10]" table:style-name="ce6">
            <text:p>2034,46138</text:p>
          </table:table-cell>
          <table:table-cell office:value-type="float" office:value="14.962286621675267" table:formula="of:=([.B10]/[.C10])*100" table:style-name="ce6">
            <text:p>14,96228662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9-05T00:00:00" table:style-name="ce4">
            <text:p>05/09/2015</text:p>
          </table:table-cell>
          <table:table-cell office:value-type="float" office:value="25.52" table:style-name="ce5">
            <text:p>25,52</text:p>
          </table:table-cell>
          <table:table-cell office:value-type="float" office:value="294.5" table:style-name="ce5">
            <text:p>294,5</text:p>
          </table:table-cell>
          <table:table-cell office:value-type="float" office:value="0.58599999999999997" table:style-name="ce5">
            <text:p>0,586</text:p>
          </table:table-cell>
          <table:table-cell office:value-type="float" office:value="1.1890000000000001" table:style-name="ce5">
            <text:p>1,189</text:p>
          </table:table-cell>
          <table:table-cell office:value-type="float" office:value="14.954719999999998" table:formula="of:=[.D11]*[.B11]" table:style-name="ce6">
            <text:p>14,95472</text:p>
          </table:table-cell>
          <table:table-cell office:value-type="float" office:value="30.34328" table:formula="of:=[.E11]*[.B11]" table:style-name="ce6">
            <text:p>30,34328</text:p>
          </table:table-cell>
          <table:table-cell office:value-type="float" office:value="15.388560000000002" table:formula="of:=[.G11]-[.F11]" table:style-name="ce6">
            <text:p>15,38856</text:p>
          </table:table-cell>
          <table:table-cell office:value-type="float" office:value="49.285113540790569" table:formula="of:=([.F11]*100)/[.G11]" table:style-name="ce6">
            <text:p>49,28511354</text:p>
          </table:table-cell>
          <table:table-cell office:value-type="float" office:value="2041.6114399999999" table:formula="of:=[.O2]-[.H11]" table:style-name="ce6">
            <text:p>2041,61144</text:p>
          </table:table-cell>
          <table:table-cell office:value-type="float" office:value="8.6655348047538201" table:formula="of:=([.B11]/[.C11])*100" table:style-name="ce6">
            <text:p>8,665534805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9-05T00:00:00" table:style-name="ce4">
            <text:p>05/09/2015</text:p>
          </table:table-cell>
          <table:table-cell office:value-type="float" office:value="26.38" table:style-name="ce5">
            <text:p>26,38</text:p>
          </table:table-cell>
          <table:table-cell office:value-type="float" office:value="498" table:style-name="ce5">
            <text:p>498</text:p>
          </table:table-cell>
          <table:table-cell office:value-type="float" office:value="0.58599999999999997" table:style-name="ce5">
            <text:p>0,586</text:p>
          </table:table-cell>
          <table:table-cell office:value-type="float" office:value="1.1890000000000001" table:style-name="ce5">
            <text:p>1,189</text:p>
          </table:table-cell>
          <table:table-cell office:value-type="float" office:value="15.458679999999999" table:formula="of:=[.D12]*[.B12]" table:style-name="ce6">
            <text:p>15,45868</text:p>
          </table:table-cell>
          <table:table-cell office:value-type="float" office:value="31.365819999999999" table:formula="of:=[.E12]*[.B12]" table:style-name="ce6">
            <text:p>31,36582</text:p>
          </table:table-cell>
          <table:table-cell office:value-type="float" office:value="15.90714" table:formula="of:=[.G12]-[.F12]" table:style-name="ce6">
            <text:p>15,90714</text:p>
          </table:table-cell>
          <table:table-cell office:value-type="float" office:value="49.285113540790576" table:formula="of:=([.F12]*100)/[.G12]" table:style-name="ce6">
            <text:p>49,28511354</text:p>
          </table:table-cell>
          <table:table-cell office:value-type="float" office:value="2041.09286" table:formula="of:=[.O2]-[.H12]" table:style-name="ce6">
            <text:p>2041,09286</text:p>
          </table:table-cell>
          <table:table-cell office:value-type="float" office:value="5.2971887550200805" table:formula="of:=([.B12]/[.C12])*100" table:style-name="ce6">
            <text:p>5,297188755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9-17T00:00:00" table:style-name="ce4">
            <text:p>17/09/2015</text:p>
          </table:table-cell>
          <table:table-cell office:value-type="float" office:value="40.46" table:style-name="ce5">
            <text:p>40,46</text:p>
          </table:table-cell>
          <table:table-cell office:value-type="float" office:value="318" table:style-name="ce5">
            <text:p>318</text:p>
          </table:table-cell>
          <table:table-cell office:value-type="float" office:value="0.58599999999999997" table:style-name="ce5">
            <text:p>0,586</text:p>
          </table:table-cell>
          <table:table-cell office:value-type="float" office:value="1.169" table:style-name="ce5">
            <text:p>1,169</text:p>
          </table:table-cell>
          <table:table-cell office:value-type="float" office:value="23.70956" table:formula="of:=[.D13]*[.B13]" table:style-name="ce6">
            <text:p>23,70956</text:p>
          </table:table-cell>
          <table:table-cell office:value-type="float" office:value="47.297740000000005" table:formula="of:=[.E13]*[.B13]" table:style-name="ce6">
            <text:p>47,29774</text:p>
          </table:table-cell>
          <table:table-cell office:value-type="float" office:value="23.588180000000005" table:formula="of:=[.G13]-[.F13]" table:style-name="ce6">
            <text:p>23,58818</text:p>
          </table:table-cell>
          <table:table-cell office:value-type="float" office:value="50.128314798973477" table:formula="of:=([.F13]*100)/[.G13]" table:style-name="ce6">
            <text:p>50,1283148</text:p>
          </table:table-cell>
          <table:table-cell office:value-type="float" office:value="2033.41182" table:formula="of:=[.O2]-[.H13]" table:style-name="ce6">
            <text:p>2033,41182</text:p>
          </table:table-cell>
          <table:table-cell office:value-type="float" office:value="12.723270440251572" table:formula="of:=([.B13]/[.C13])*100" table:style-name="ce6">
            <text:p>12,72327044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9-20T00:00:00" table:style-name="ce4">
            <text:p>20/09/2015</text:p>
          </table:table-cell>
          <table:table-cell office:value-type="float" office:value="34.01" table:style-name="ce5">
            <text:p>34,01</text:p>
          </table:table-cell>
          <table:table-cell office:value-type="float" office:value="443.1" table:style-name="ce5">
            <text:p>443,1</text:p>
          </table:table-cell>
          <table:table-cell office:value-type="float" office:value="0.58399999999999996" table:style-name="ce5">
            <text:p>0,584</text:p>
          </table:table-cell>
          <table:table-cell office:value-type="float" office:value="1.169" table:style-name="ce5">
            <text:p>1,169</text:p>
          </table:table-cell>
          <table:table-cell office:value-type="float" office:value="19.861839999999997" table:formula="of:=[.D14]*[.B14]" table:style-name="ce6">
            <text:p>19,86184</text:p>
          </table:table-cell>
          <table:table-cell office:value-type="float" office:value="39.757689999999997" table:formula="of:=[.E14]*[.B14]" table:style-name="ce6">
            <text:p>39,75769</text:p>
          </table:table-cell>
          <table:table-cell office:value-type="float" office:value="19.895849999999999" table:formula="of:=[.G14]-[.F14]" table:style-name="ce6">
            <text:p>19,89585</text:p>
          </table:table-cell>
          <table:table-cell office:value-type="float" office:value="49.957228400342167" table:formula="of:=([.F14]*100)/[.G14]" table:style-name="ce6">
            <text:p>49,9572284</text:p>
          </table:table-cell>
          <table:table-cell office:value-type="float" office:value="2037.1041499999999" table:formula="of:=[.O2]-[.H14]" table:style-name="ce6">
            <text:p>2037,10415</text:p>
          </table:table-cell>
          <table:table-cell office:value-type="float" office:value="7.6754682915820354" table:formula="of:=([.B14]/[.C14])*100" table:style-name="ce6">
            <text:p>7,675468292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9-27T00:00:00" table:style-name="ce4">
            <text:p>27/09/2015</text:p>
          </table:table-cell>
          <table:table-cell office:value-type="float" office:value="38.51" table:style-name="ce5">
            <text:p>38,51</text:p>
          </table:table-cell>
          <table:table-cell office:value-type="float" office:value="451" table:style-name="ce5">
            <text:p>451</text:p>
          </table:table-cell>
          <table:table-cell office:value-type="float" office:value="0.58599999999999997" table:style-name="ce5">
            <text:p>0,586</text:p>
          </table:table-cell>
          <table:table-cell office:value-type="float" office:value="1.1599999999999999" table:style-name="ce5">
            <text:p>1,16</text:p>
          </table:table-cell>
          <table:table-cell office:value-type="float" office:value="22.566859999999998" table:formula="of:=[.D15]*[.B15]" table:style-name="ce6">
            <text:p>22,56686</text:p>
          </table:table-cell>
          <table:table-cell office:value-type="float" office:value="44.671599999999998" table:formula="of:=[.E15]*[.B15]" table:style-name="ce6">
            <text:p>44,6716</text:p>
          </table:table-cell>
          <table:table-cell office:value-type="float" office:value="22.10474" table:formula="of:=[.G15]-[.F15]" table:style-name="ce6">
            <text:p>22,10474</text:p>
          </table:table-cell>
          <table:table-cell office:value-type="float" office:value="50.517241379310342" table:formula="of:=([.F15]*100)/[.G15]" table:style-name="ce6">
            <text:p>50,51724138</text:p>
          </table:table-cell>
          <table:table-cell office:value-type="float" office:value="2034.89526" table:formula="of:=[.O2]-[.H15]" table:style-name="ce6">
            <text:p>2034,89526</text:p>
          </table:table-cell>
          <table:table-cell office:value-type="float" office:value="8.5388026607538805" table:formula="of:=([.B15]/[.C15])*100" table:style-name="ce6">
            <text:p>8,538802661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09-30T00:00:00" table:style-name="ce4">
            <text:p>30/09/2015</text:p>
          </table:table-cell>
          <table:table-cell office:value-type="float" office:value="39.76" table:style-name="ce5">
            <text:p>39,76</text:p>
          </table:table-cell>
          <table:table-cell office:value-type="float" office:value="381.8" table:formula="of:=46+335.8" table:style-name="ce5">
            <text:p>381,8</text:p>
          </table:table-cell>
          <table:table-cell office:value-type="float" office:value="0.58599999999999997" table:style-name="ce5">
            <text:p>0,586</text:p>
          </table:table-cell>
          <table:table-cell office:value-type="float" office:value="1.1599999999999999" table:style-name="ce5">
            <text:p>1,16</text:p>
          </table:table-cell>
          <table:table-cell office:value-type="float" office:value="23.299359999999997" table:formula="of:=[.D16]*[.B16]" table:style-name="ce6">
            <text:p>23,29936</text:p>
          </table:table-cell>
          <table:table-cell office:value-type="float" office:value="46.121599999999994" table:formula="of:=[.E16]*[.B16]" table:style-name="ce6">
            <text:p>46,1216</text:p>
          </table:table-cell>
          <table:table-cell office:value-type="float" office:value="22.822239999999997" table:formula="of:=[.G16]-[.F16]" table:style-name="ce6">
            <text:p>22,82224</text:p>
          </table:table-cell>
          <table:table-cell office:value-type="float" office:value="50.517241379310342" table:formula="of:=([.F16]*100)/[.G16]" table:style-name="ce6">
            <text:p>50,51724138</text:p>
          </table:table-cell>
          <table:table-cell office:value-type="float" office:value="2034.17776" table:formula="of:=[.O2]-[.H16]" table:style-name="ce6">
            <text:p>2034,17776</text:p>
          </table:table-cell>
          <table:table-cell office:value-type="float" office:value="10.413829229963332" table:formula="of:=([.B16]/[.C16])*100" table:style-name="ce6">
            <text:p>10,41382923</text:p>
          </table:table-cell>
          <table:table-cell table:number-columns-repeated="1013" table:style-name="ce7"/>
          <table:table-cell table:number-columns-repeated="15360"/>
        </table:table-row>
        <table:table-row table:style-name="ro1">
          <table:table-cell office:value-type="date" office:date-value="2015-10-03T00:00:00" table:style-name="ce4">
            <text:p>03/10/2015</text:p>
          </table:table-cell>
          <table:table-cell office:value-type="float" office:value="40.799999999999997" table:style-name="ce5">
            <text:p>40,8</text:p>
          </table:table-cell>
          <table:table-cell office:value-type="float" office:value="366.9" table:style-name="ce5">
            <text:p>366,9</text:p>
          </table:table-cell>
          <table:table-cell office:value-type="float" office:value="0.59899999999999998" table:style-name="ce5">
            <text:p>0,599</text:p>
          </table:table-cell>
          <table:table-cell office:value-type="float" office:value="1.159" table:style-name="ce5">
            <text:p>1,159</text:p>
          </table:table-cell>
          <table:table-cell office:value-type="float" office:value="24.439199999999996" table:formula="of:=[.D17]*[.B17]" table:style-name="ce6">
            <text:p>24,4392</text:p>
          </table:table-cell>
          <table:table-cell office:value-type="float" office:value="47.287199999999999" table:formula="of:=[.E17]*[.B17]" table:style-name="ce6">
            <text:p>47,2872</text:p>
          </table:table-cell>
          <table:table-cell office:value-type="float" office:value="22.848000000000003" table:formula="of:=[.G17]-[.F17]" table:style-name="ce6">
            <text:p>22,848</text:p>
          </table:table-cell>
          <table:table-cell office:value-type="float" office:value="51.682484900776522" table:formula="of:=([.F17]*100)/[.G17]" table:style-name="ce6">
            <text:p>51,6824849</text:p>
          </table:table-cell>
          <table:table-cell office:value-type="float" office:value="2034.152" table:formula="of:=[.O2]-[.H17]" table:style-name="ce6">
            <text:p>2034,152</text:p>
          </table:table-cell>
          <table:table-cell office:value-type="float" office:value="11.120196238757154" table:formula="of:=([.B17]/[.C17])*100" table:style-name="ce6">
            <text:p>11,12019624</text:p>
          </table:table-cell>
          <table:table-cell table:number-columns-repeated="16373"/>
        </table:table-row>
        <table:table-row table:style-name="ro1">
          <table:table-cell office:value-type="date" office:date-value="2015-10-15T00:00:00" table:style-name="ce4">
            <text:p>15/10/2015</text:p>
          </table:table-cell>
          <table:table-cell office:value-type="float" office:value="34.26" table:style-name="ce5">
            <text:p>34,26</text:p>
          </table:table-cell>
          <table:table-cell office:value-type="float" office:value="50" table:style-name="ce5">
            <text:p>50</text:p>
          </table:table-cell>
          <table:table-cell office:value-type="float" office:value="0.59899999999999998" table:style-name="ce5">
            <text:p>0,599</text:p>
          </table:table-cell>
          <table:table-cell office:value-type="float" office:value="1.159" table:style-name="ce5">
            <text:p>1,159</text:p>
          </table:table-cell>
          <table:table-cell office:value-type="float" office:value="20.521739999999998" table:formula="of:=[.D18]*[.B18]" table:style-name="ce6">
            <text:p>20,52174</text:p>
          </table:table-cell>
          <table:table-cell office:value-type="float" office:value="39.707340000000002" table:formula="of:=[.E18]*[.B18]" table:style-name="ce6">
            <text:p>39,70734</text:p>
          </table:table-cell>
          <table:table-cell office:value-type="float" office:value="19.185600000000004" table:formula="of:=[.G18]-[.F18]" table:style-name="ce6">
            <text:p>19,1856</text:p>
          </table:table-cell>
          <table:table-cell office:value-type="float" office:value="51.682484900776529" table:formula="of:=([.F18]*100)/[.G18]" table:style-name="ce6">
            <text:p>51,6824849</text:p>
          </table:table-cell>
          <table:table-cell office:value-type="float" office:value="2037.8144" table:formula="of:=[.O2]-[.H18]" table:style-name="ce6">
            <text:p>2037,8144</text:p>
          </table:table-cell>
          <table:table-cell office:value-type="float" office:value="68.52" table:formula="of:=([.B18]/[.C18])*100" table:style-name="ce6">
            <text:p>68,52</text:p>
          </table:table-cell>
          <table:table-cell table:number-columns-repeated="16373"/>
        </table:table-row>
        <table:table-row table:style-name="ro1">
          <table:table-cell office:value-type="date" office:date-value="2015-10-16T00:00:00" table:style-name="ce4">
            <text:p>16/10/2015</text:p>
          </table:table-cell>
          <table:table-cell office:value-type="float" office:value="6.38" table:style-name="ce5">
            <text:p>6,38</text:p>
          </table:table-cell>
          <table:table-cell office:value-type="float" office:value="284" table:style-name="ce5">
            <text:p>284</text:p>
          </table:table-cell>
          <table:table-cell office:value-type="float" office:value="0.59899999999999998" table:style-name="ce5">
            <text:p>0,599</text:p>
          </table:table-cell>
          <table:table-cell office:value-type="float" office:value="1.159" table:style-name="ce5">
            <text:p>1,159</text:p>
          </table:table-cell>
          <table:table-cell office:value-type="float" office:value="3.8216199999999998" table:formula="of:=[.D19]*[.B19]" table:style-name="ce6">
            <text:p>3,82162</text:p>
          </table:table-cell>
          <table:table-cell office:value-type="float" office:value="7.3944200000000002" table:formula="of:=[.E19]*[.B19]" table:style-name="ce6">
            <text:p>7,39442</text:p>
          </table:table-cell>
          <table:table-cell office:value-type="float" office:value="3.5728000000000004" table:formula="of:=[.G19]-[.F19]" table:style-name="ce6">
            <text:p>3,5728</text:p>
          </table:table-cell>
          <table:table-cell office:value-type="float" office:value="51.682484900776529" table:formula="of:=([.F19]*100)/[.G19]" table:style-name="ce6">
            <text:p>51,6824849</text:p>
          </table:table-cell>
          <table:table-cell office:value-type="float" office:value="2053.4272000000001" table:formula="of:=[.O2]-[.H19]" table:style-name="ce6">
            <text:p>2053,4272</text:p>
          </table:table-cell>
          <table:table-cell office:value-type="float" office:value="2.2464788732394365" table:formula="of:=([.B19]/[.C19])*100" table:style-name="ce6">
            <text:p>2,246478873</text:p>
            <draw:frame draw:z-index="2" draw:id="id1" draw:style-name="a1" draw:name="Gráfico 4" svg:x="0.85236in" svg:y="0.17283in" svg:width="12.97165in" svg:height="3.7244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date" office:date-value="2015-10-17T00:00:00" table:style-name="ce4">
            <text:p>17/10/2015</text:p>
          </table:table-cell>
          <table:table-cell office:value-type="float" office:value="27.66" table:style-name="ce5">
            <text:p>27,66</text:p>
          </table:table-cell>
          <table:table-cell office:value-type="float" office:value="241.3" table:style-name="ce5">
            <text:p>241,3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950000000000001" table:style-name="ce5">
            <text:p>1,195</text:p>
          </table:table-cell>
          <table:table-cell office:value-type="float" office:value="16.844940000000001" table:formula="of:=[.D20]*[.B20]" table:style-name="ce6">
            <text:p>16,84494</text:p>
          </table:table-cell>
          <table:table-cell office:value-type="float" office:value="33.053699999999999" table:formula="of:=[.E20]*[.B20]" table:style-name="ce6">
            <text:p>33,0537</text:p>
          </table:table-cell>
          <table:table-cell office:value-type="float" office:value="16.208759999999998" table:formula="of:=[.G20]-[.F20]" table:style-name="ce6">
            <text:p>16,20876</text:p>
          </table:table-cell>
          <table:table-cell office:value-type="float" office:value="50.962343096234314" table:formula="of:=([.F20]*100)/[.G20]" table:style-name="ce6">
            <text:p>50,9623431</text:p>
          </table:table-cell>
          <table:table-cell office:value-type="float" office:value="2040.79124" table:formula="of:=[.O2]-[.H20]" table:style-name="ce6">
            <text:p>2040,79124</text:p>
          </table:table-cell>
          <table:table-cell office:value-type="float" office:value="11.462909241607957" table:formula="of:=([.B20]/[.C20])*100" table:style-name="ce6">
            <text:p>11,46290924</text:p>
          </table:table-cell>
          <table:table-cell table:number-columns-repeated="16373"/>
        </table:table-row>
        <table:table-row table:style-name="ro1">
          <table:table-cell office:value-type="date" office:date-value="2015-10-23T00:00:00" table:style-name="ce4">
            <text:p>23/10/2015</text:p>
          </table:table-cell>
          <table:table-cell office:value-type="float" office:value="31.7" table:style-name="ce5">
            <text:p>31,7</text:p>
          </table:table-cell>
          <table:table-cell office:value-type="float" office:value="367.1" table:style-name="ce5">
            <text:p>367,1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19" table:style-name="ce5">
            <text:p>1,119</text:p>
          </table:table-cell>
          <table:table-cell office:value-type="float" office:value="18.671299999999999" table:formula="of:=[.D21]*[.B21]" table:style-name="ce6">
            <text:p>18,6713</text:p>
          </table:table-cell>
          <table:table-cell office:value-type="float" office:value="35.472299999999997" table:formula="of:=[.E21]*[.B21]" table:style-name="ce6">
            <text:p>35,4723</text:p>
          </table:table-cell>
          <table:table-cell office:value-type="float" office:value="16.800999999999998" table:formula="of:=[.G21]-[.F21]" table:style-name="ce6">
            <text:p>16,801</text:p>
          </table:table-cell>
          <table:table-cell office:value-type="float" office:value="52.636282394995533" table:formula="of:=([.F21]*100)/[.G21]" table:style-name="ce6">
            <text:p>52,63628239</text:p>
          </table:table-cell>
          <table:table-cell office:value-type="float" office:value="2040.1990000000001" table:formula="of:=[.O2]-[.H21]" table:style-name="ce6">
            <text:p>2040,199</text:p>
          </table:table-cell>
          <table:table-cell office:value-type="float" office:value="8.6352492508853178" table:formula="of:=([.B21]/[.C21])*100" table:style-name="ce6">
            <text:p>8,635249251</text:p>
          </table:table-cell>
          <table:table-cell table:number-columns-repeated="16373"/>
        </table:table-row>
        <table:table-row table:style-name="ro1">
          <table:table-cell office:value-type="date" office:date-value="2015-10-24T00:00:00" table:style-name="ce4">
            <text:p>24/10/2015</text:p>
          </table:table-cell>
          <table:table-cell office:value-type="float" office:value="32.64" table:style-name="ce5">
            <text:p>32,64</text:p>
          </table:table-cell>
          <table:table-cell office:value-type="float" office:value="279" table:style-name="ce5">
            <text:p>279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19" table:style-name="ce5">
            <text:p>1,119</text:p>
          </table:table-cell>
          <table:table-cell office:value-type="float" office:value="19.224959999999999" table:formula="of:=[.D22]*[.B22]" table:style-name="ce6">
            <text:p>19,22496</text:p>
          </table:table-cell>
          <table:table-cell office:value-type="float" office:value="36.524160000000002" table:formula="of:=[.E22]*[.B22]" table:style-name="ce6">
            <text:p>36,52416</text:p>
          </table:table-cell>
          <table:table-cell office:value-type="float" office:value="17.299200000000003" table:formula="of:=[.G22]-[.F22]" table:style-name="ce6">
            <text:p>17,2992</text:p>
          </table:table-cell>
          <table:table-cell office:value-type="float" office:value="52.636282394995526" table:formula="of:=([.F22]*100)/[.G22]" table:style-name="ce6">
            <text:p>52,63628239</text:p>
          </table:table-cell>
          <table:table-cell office:value-type="float" office:value="2039.7008000000001" table:formula="of:=[.O2]-[.H22]" table:style-name="ce6">
            <text:p>2039,7008</text:p>
          </table:table-cell>
          <table:table-cell office:value-type="float" office:value="11.698924731182796" table:formula="of:=([.B22]/[.C22])*100" table:style-name="ce6">
            <text:p>11,69892473</text:p>
          </table:table-cell>
          <table:table-cell table:number-columns-repeated="16373"/>
        </table:table-row>
        <table:table-row table:style-name="ro1">
          <table:table-cell office:value-type="date" office:date-value="2015-10-30T00:00:00" table:style-name="ce4">
            <text:p>30/10/2015</text:p>
          </table:table-cell>
          <table:table-cell office:value-type="float" office:value="33.81" table:style-name="ce5">
            <text:p>33,81</text:p>
          </table:table-cell>
          <table:table-cell office:value-type="float" office:value="317" table:style-name="ce5">
            <text:p>317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35" table:style-name="ce5">
            <text:p>1,135</text:p>
          </table:table-cell>
          <table:table-cell office:value-type="float" office:value="19.914090000000002" table:formula="of:=[.D23]*[.B23]" table:style-name="ce6">
            <text:p>19,91409</text:p>
          </table:table-cell>
          <table:table-cell office:value-type="float" office:value="38.37435" table:formula="of:=[.E23]*[.B23]" table:style-name="ce6">
            <text:p>38,37435</text:p>
          </table:table-cell>
          <table:table-cell office:value-type="float" office:value="18.460259999999998" table:formula="of:=[.G23]-[.F23]" table:style-name="ce6">
            <text:p>18,46026</text:p>
          </table:table-cell>
          <table:table-cell office:value-type="float" office:value="51.894273127753308" table:formula="of:=([.F23]*100)/[.G23]" table:style-name="ce6">
            <text:p>51,89427313</text:p>
          </table:table-cell>
          <table:table-cell office:value-type="float" office:value="2038.5397399999999" table:formula="of:=[.O2]-[.H23]" table:style-name="ce6">
            <text:p>2038,53974</text:p>
          </table:table-cell>
          <table:table-cell office:value-type="float" office:value="10.665615141955836" table:formula="of:=([.B23]/[.C23])*100" table:style-name="ce6">
            <text:p>10,66561514</text:p>
          </table:table-cell>
          <table:table-cell table:number-columns-repeated="16373"/>
        </table:table-row>
        <table:table-row table:style-name="ro1">
          <table:table-cell office:value-type="date" office:date-value="2015-11-06T00:00:00" table:style-name="ce4">
            <text:p>06/11/2015</text:p>
          </table:table-cell>
          <table:table-cell office:value-type="float" office:value="32.29" table:style-name="ce5">
            <text:p>32,29</text:p>
          </table:table-cell>
          <table:table-cell office:value-type="float" office:value="359.9" table:style-name="ce5">
            <text:p>359,9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49" table:style-name="ce5">
            <text:p>1,149</text:p>
          </table:table-cell>
          <table:table-cell office:value-type="float" office:value="19.018809999999998" table:formula="of:=[.D24]*[.B24]" table:style-name="ce6">
            <text:p>19,01881</text:p>
          </table:table-cell>
          <table:table-cell office:value-type="float" office:value="37.101210000000002" table:formula="of:=[.E24]*[.B24]" table:style-name="ce6">
            <text:p>37,10121</text:p>
          </table:table-cell>
          <table:table-cell office:value-type="float" office:value="18.082400000000003" table:formula="of:=[.G24]-[.F24]" table:style-name="ce6">
            <text:p>18,0824</text:p>
          </table:table-cell>
          <table:table-cell office:value-type="float" office:value="51.261966927763268" table:formula="of:=([.F24]*100)/[.G24]" table:style-name="ce6">
            <text:p>51,26196693</text:p>
          </table:table-cell>
          <table:table-cell office:value-type="float" office:value="2038.9176" table:formula="of:=[.O2]-[.H24]" table:style-name="ce6">
            <text:p>2038,9176</text:p>
          </table:table-cell>
          <table:table-cell office:value-type="float" office:value="8.9719366490691854" table:formula="of:=([.B24]/[.C24])*100" table:style-name="ce6">
            <text:p>8,971936649</text:p>
          </table:table-cell>
          <table:table-cell table:number-columns-repeated="16373"/>
        </table:table-row>
        <table:table-row table:style-name="ro1">
          <table:table-cell office:value-type="date" office:date-value="2015-11-10T00:00:00" table:style-name="ce4">
            <text:p>10/11/2015</text:p>
          </table:table-cell>
          <table:table-cell office:value-type="float" office:value="42.72" table:style-name="ce5">
            <text:p>42,72</text:p>
          </table:table-cell>
          <table:table-cell office:value-type="float" office:value="141.69999999999999" table:style-name="ce5">
            <text:p>141,7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49" table:style-name="ce5">
            <text:p>1,149</text:p>
          </table:table-cell>
          <table:table-cell office:value-type="float" office:value="25.16208" table:formula="of:=[.D25]*[.B25]" table:style-name="ce6">
            <text:p>25,16208</text:p>
          </table:table-cell>
          <table:table-cell office:value-type="float" office:value="49.085279999999997" table:formula="of:=[.E25]*[.B25]" table:style-name="ce6">
            <text:p>49,08528</text:p>
          </table:table-cell>
          <table:table-cell office:value-type="float" office:value="23.923199999999998" table:formula="of:=[.G25]-[.F25]" table:style-name="ce6">
            <text:p>23,9232</text:p>
          </table:table-cell>
          <table:table-cell office:value-type="float" office:value="51.261966927763275" table:formula="of:=([.F25]*100)/[.G25]" table:style-name="ce6">
            <text:p>51,26196693</text:p>
          </table:table-cell>
          <table:table-cell office:value-type="float" office:value="2033.0768" table:formula="of:=[.O2]-[.H25]" table:style-name="ce6">
            <text:p>2033,0768</text:p>
          </table:table-cell>
          <table:table-cell office:value-type="float" office:value="30.148200423429785" table:formula="of:=([.B25]/[.C25])*100" table:style-name="ce6">
            <text:p>30,14820042</text:p>
          </table:table-cell>
          <table:table-cell table:number-columns-repeated="16373"/>
        </table:table-row>
        <table:table-row table:style-name="ro1">
          <table:table-cell office:value-type="date" office:date-value="2015-11-13T00:00:00" table:style-name="ce4">
            <text:p>13/11/2015</text:p>
          </table:table-cell>
          <table:table-cell office:value-type="float" office:value="14.26" table:style-name="ce5">
            <text:p>14,26</text:p>
          </table:table-cell>
          <table:table-cell office:value-type="float" office:value="435" table:style-name="ce5">
            <text:p>435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45" table:style-name="ce5">
            <text:p>1,145</text:p>
          </table:table-cell>
          <table:table-cell office:value-type="float" office:value="8.3991399999999992" table:formula="of:=[.D26]*[.B26]" table:style-name="ce6">
            <text:p>8,39914</text:p>
          </table:table-cell>
          <table:table-cell office:value-type="float" office:value="16.3277" table:formula="of:=[.E26]*[.B26]" table:style-name="ce6">
            <text:p>16,3277</text:p>
          </table:table-cell>
          <table:table-cell office:value-type="float" office:value="7.9285600000000009" table:formula="of:=[.G26]-[.F26]" table:style-name="ce6">
            <text:p>7,92856</text:p>
          </table:table-cell>
          <table:table-cell office:value-type="float" office:value="51.441048034934489" table:formula="of:=([.F26]*100)/[.G26]" table:style-name="ce6">
            <text:p>51,44104803</text:p>
          </table:table-cell>
          <table:table-cell office:value-type="float" office:value="2049.0714400000002" table:formula="of:=[.O2]-[.H26]" table:style-name="ce6">
            <text:p>2049,07144</text:p>
          </table:table-cell>
          <table:table-cell office:value-type="float" office:value="3.2781609195402304" table:formula="of:=([.B26]/[.C26])*100" table:style-name="ce6">
            <text:p>3,27816092</text:p>
          </table:table-cell>
          <table:table-cell table:number-columns-repeated="16373"/>
        </table:table-row>
        <table:table-row table:style-name="ro1">
          <table:table-cell office:value-type="date" office:date-value="2015-11-19T00:00:00" table:style-name="ce4">
            <text:p>19/11/2015</text:p>
          </table:table-cell>
          <table:table-cell office:value-type="float" office:value="46.03" table:formula="of:=42.62+3.41" table:style-name="ce5">
            <text:p>46,03</text:p>
          </table:table-cell>
          <table:table-cell office:value-type="float" office:value="295.5" table:style-name="ce5">
            <text:p>295,5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71" table:style-name="ce5">
            <text:p>1,171</text:p>
          </table:table-cell>
          <table:table-cell office:value-type="float" office:value="27.11167" table:formula="of:=[.D27]*[.B27]" table:style-name="ce6">
            <text:p>27,11167</text:p>
          </table:table-cell>
          <table:table-cell office:value-type="float" office:value="53.901130000000002" table:formula="of:=[.E27]*[.B27]" table:style-name="ce6">
            <text:p>53,90113</text:p>
          </table:table-cell>
          <table:table-cell office:value-type="float" office:value="26.789460000000002" table:formula="of:=[.G27]-[.F27]" table:style-name="ce6">
            <text:p>26,78946</text:p>
          </table:table-cell>
          <table:table-cell office:value-type="float" office:value="50.298889837745513" table:formula="of:=([.F27]*100)/[.G27]" table:style-name="ce6">
            <text:p>50,29888984</text:p>
          </table:table-cell>
          <table:table-cell office:value-type="float" office:value="2030.21054" table:formula="of:=[.O2]-[.H27]" table:style-name="ce6">
            <text:p>2030,21054</text:p>
          </table:table-cell>
          <table:table-cell office:value-type="float" office:value="15.576988155668358" table:formula="of:=([.B27]/[.C27])*100" table:style-name="ce6">
            <text:p>15,57698816</text:p>
          </table:table-cell>
          <table:table-cell table:number-columns-repeated="16373"/>
        </table:table-row>
        <table:table-row table:style-name="ro2">
          <table:table-cell office:value-type="date" office:date-value="2015-11-27T00:00:00" table:style-name="ce4">
            <text:p>27/11/2015</text:p>
          </table:table-cell>
          <table:table-cell office:value-type="float" office:value="32.119999999999997" table:style-name="ce5">
            <text:p>32,12</text:p>
          </table:table-cell>
          <table:table-cell office:value-type="float" office:value="324.8" table:style-name="ce5">
            <text:p>324,8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59" table:style-name="ce5">
            <text:p>1,159</text:p>
          </table:table-cell>
          <table:table-cell office:value-type="float" office:value="18.918679999999998" table:formula="of:=[.D28]*[.B28]" table:style-name="ce6">
            <text:p>18,91868</text:p>
          </table:table-cell>
          <table:table-cell office:value-type="float" office:value="37.227080000000001" table:formula="of:=[.E28]*[.B28]" table:style-name="ce6">
            <text:p>37,22708</text:p>
          </table:table-cell>
          <table:table-cell office:value-type="float" office:value="18.308400000000002" table:formula="of:=[.G28]-[.F28]" table:style-name="ce6">
            <text:p>18,3084</text:p>
          </table:table-cell>
          <table:table-cell office:value-type="float" office:value="50.819672131147541" table:formula="of:=([.F28]*100)/[.G28]" table:style-name="ce6">
            <text:p>50,81967213</text:p>
          </table:table-cell>
          <table:table-cell office:value-type="float" office:value="2038.6916000000001" table:formula="of:=[.O2]-[.H28]" table:style-name="ce6">
            <text:p>2038,6916</text:p>
          </table:table-cell>
          <table:table-cell office:value-type="float" office:value="9.8891625615763541" table:formula="of:=([.B28]/[.C28])*100" table:style-name="ce6">
            <text:p>9,889162562</text:p>
          </table:table-cell>
          <table:table-cell table:number-columns-repeated="16373"/>
        </table:table-row>
        <table:table-row table:style-name="ro2">
          <table:table-cell office:value-type="date" office:date-value="2015-11-29T00:00:00" table:style-name="ce4">
            <text:p>29/11/2015</text:p>
          </table:table-cell>
          <table:table-cell office:value-type="float" office:value="35.479999999999997" table:style-name="ce5">
            <text:p>35,48</text:p>
          </table:table-cell>
          <table:table-cell office:value-type="float" office:value="387.6" table:style-name="ce5">
            <text:p>387,6</text:p>
          </table:table-cell>
          <table:table-cell office:value-type="float" office:value="0.56799999999999995" table:style-name="ce5">
            <text:p>0,568</text:p>
          </table:table-cell>
          <table:table-cell office:value-type="float" office:value="1.159" table:style-name="ce5">
            <text:p>1,159</text:p>
          </table:table-cell>
          <table:table-cell office:value-type="float" office:value="20.152639999999998" table:formula="of:=[.D29]*[.B29]" table:style-name="ce6">
            <text:p>20,15264</text:p>
          </table:table-cell>
          <table:table-cell office:value-type="float" office:value="41.121319999999997" table:formula="of:=[.E29]*[.B29]" table:style-name="ce6">
            <text:p>41,12132</text:p>
          </table:table-cell>
          <table:table-cell office:value-type="float" office:value="20.968679999999999" table:formula="of:=[.G29]-[.F29]" table:style-name="ce6">
            <text:p>20,96868</text:p>
          </table:table-cell>
          <table:table-cell office:value-type="float" office:value="49.007765314926665" table:formula="of:=([.F29]*100)/[.G29]" table:style-name="ce6">
            <text:p>49,00776531</text:p>
          </table:table-cell>
          <table:table-cell office:value-type="float" office:value="2036.0313200000001" table:formula="of:=[.O2]-[.H29]" table:style-name="ce6">
            <text:p>2036,03132</text:p>
          </table:table-cell>
          <table:table-cell office:value-type="float" office:value="9.1537667698658396" table:formula="of:=([.B29]/[.C29])*100" table:style-name="ce6">
            <text:p>9,15376677</text:p>
          </table:table-cell>
          <table:table-cell table:number-columns-repeated="16373"/>
        </table:table-row>
        <table:table-row table:style-name="ro2">
          <table:table-cell office:value-type="date" office:date-value="2015-12-04T00:00:00" table:style-name="ce4">
            <text:p>04/12/2015</text:p>
          </table:table-cell>
          <table:table-cell office:value-type="float" office:value="42.27" table:style-name="ce5">
            <text:p>42,27</text:p>
          </table:table-cell>
          <table:table-cell office:value-type="float" office:value="349.8" table:style-name="ce5">
            <text:p>349,8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599999999999999" table:style-name="ce5">
            <text:p>1,16</text:p>
          </table:table-cell>
          <table:table-cell office:value-type="float" office:value="24.897030000000001" table:formula="of:=[.D30]*[.B30]" table:style-name="ce6">
            <text:p>24,89703</text:p>
          </table:table-cell>
          <table:table-cell office:value-type="float" office:value="49.033200000000001" table:formula="of:=[.E30]*[.B30]" table:style-name="ce6">
            <text:p>49,0332</text:p>
          </table:table-cell>
          <table:table-cell office:value-type="float" office:value="24.13617" table:formula="of:=[.G30]-[.F30]" table:style-name="ce6">
            <text:p>24,13617</text:p>
          </table:table-cell>
          <table:table-cell office:value-type="float" office:value="50.775862068965516" table:formula="of:=([.F30]*100)/[.G30]" table:style-name="ce6">
            <text:p>50,77586207</text:p>
          </table:table-cell>
          <table:table-cell office:value-type="float" office:value="2032.86383" table:formula="of:=[.O2]-[.H30]" table:style-name="ce6">
            <text:p>2032,86383</text:p>
          </table:table-cell>
          <table:table-cell office:value-type="float" office:value="12.084048027444254" table:formula="of:=([.B30]/[.C30])*100" table:style-name="ce6">
            <text:p>12,08404803</text:p>
          </table:table-cell>
          <table:table-cell table:number-columns-repeated="16373"/>
        </table:table-row>
        <table:table-row table:style-name="ro2">
          <table:table-cell office:value-type="date" office:date-value="2015-12-12T00:00:00" table:style-name="ce4">
            <text:p>12/12/2015</text:p>
          </table:table-cell>
          <table:table-cell office:value-type="float" office:value="43.48" table:style-name="ce5">
            <text:p>43,48</text:p>
          </table:table-cell>
          <table:table-cell office:value-type="float" office:value="292.10000000000002" table:style-name="ce5">
            <text:p>292,1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19" table:style-name="ce5">
            <text:p>1,119</text:p>
          </table:table-cell>
          <table:table-cell office:value-type="float" office:value="25.609719999999996" table:formula="of:=[.D31]*[.B31]" table:style-name="ce6">
            <text:p>25,60972</text:p>
          </table:table-cell>
          <table:table-cell office:value-type="float" office:value="48.654119999999999" table:formula="of:=[.E31]*[.B31]" table:style-name="ce6">
            <text:p>48,65412</text:p>
          </table:table-cell>
          <table:table-cell office:value-type="float" office:value="23.044400000000003" table:formula="of:=[.G31]-[.F31]" table:style-name="ce6">
            <text:p>23,0444</text:p>
          </table:table-cell>
          <table:table-cell office:value-type="float" office:value="52.636282394995526" table:formula="of:=([.F31]*100)/[.G31]" table:style-name="ce6">
            <text:p>52,63628239</text:p>
          </table:table-cell>
          <table:table-cell office:value-type="float" office:value="2033.9556" table:formula="of:=[.O2]-[.H31]" table:style-name="ce6">
            <text:p>2033,9556</text:p>
          </table:table-cell>
          <table:table-cell office:value-type="float" office:value="14.885313248887366" table:formula="of:=([.B31]/[.C31])*100" table:style-name="ce6">
            <text:p>14,88531325</text:p>
          </table:table-cell>
          <table:table-cell table:number-columns-repeated="16373"/>
        </table:table-row>
        <table:table-row table:style-name="ro2">
          <table:table-cell office:value-type="date" office:date-value="2015-12-19T00:00:00" table:style-name="ce4">
            <text:p>19/12/2015</text:p>
          </table:table-cell>
          <table:table-cell office:value-type="float" office:value="31.23" table:style-name="ce5">
            <text:p>31,23</text:p>
          </table:table-cell>
          <table:table-cell office:value-type="float" office:value="237.1" table:style-name="ce5">
            <text:p>237,1</text:p>
          </table:table-cell>
          <table:table-cell office:value-type="float" office:value="0.55900000000000005" table:style-name="ce5">
            <text:p>0,559</text:p>
          </table:table-cell>
          <table:table-cell office:value-type="float" office:value="1.129" table:style-name="ce5">
            <text:p>1,129</text:p>
          </table:table-cell>
          <table:table-cell office:value-type="float" office:value="17.45757" table:formula="of:=[.D32]*[.B32]" table:style-name="ce6">
            <text:p>17,45757</text:p>
          </table:table-cell>
          <table:table-cell office:value-type="float" office:value="35.258670000000002" table:formula="of:=[.E32]*[.B32]" table:style-name="ce6">
            <text:p>35,25867</text:p>
          </table:table-cell>
          <table:table-cell office:value-type="float" office:value="17.801100000000002" table:formula="of:=[.G32]-[.F32]" table:style-name="ce6">
            <text:p>17,8011</text:p>
          </table:table-cell>
          <table:table-cell office:value-type="float" office:value="49.512843224092116" table:formula="of:=([.F32]*100)/[.G32]" table:style-name="ce6">
            <text:p>49,51284322</text:p>
          </table:table-cell>
          <table:table-cell office:value-type="float" office:value="2039.1989000000001" table:formula="of:=[.O2]-[.H32]" table:style-name="ce6">
            <text:p>2039,1989</text:p>
          </table:table-cell>
          <table:table-cell office:value-type="float" office:value="13.171657528469" table:formula="of:=([.B32]/[.C32])*100" table:style-name="ce6">
            <text:p>13,17165753</text:p>
          </table:table-cell>
          <table:table-cell table:number-columns-repeated="16373"/>
        </table:table-row>
        <table:table-row table:style-name="ro2">
          <table:table-cell office:value-type="date" office:date-value="2015-12-30T00:00:00" table:style-name="ce4">
            <text:p>30/12/2015</text:p>
          </table:table-cell>
          <table:table-cell office:value-type="float" office:value="28.06" table:style-name="ce5">
            <text:p>28,06</text:p>
          </table:table-cell>
          <table:table-cell office:value-type="float" office:value="372.3" table:style-name="ce5">
            <text:p>372,3</text:p>
          </table:table-cell>
          <table:table-cell office:value-type="float" office:value="0.55900000000000005" table:style-name="ce5">
            <text:p>0,559</text:p>
          </table:table-cell>
          <table:table-cell office:value-type="float" office:value="1.109" table:style-name="ce5">
            <text:p>1,109</text:p>
          </table:table-cell>
          <table:table-cell office:value-type="float" office:value="15.685540000000001" table:formula="of:=[.D33]*[.B33]" table:style-name="ce6">
            <text:p>15,68554</text:p>
          </table:table-cell>
          <table:table-cell office:value-type="float" office:value="31.118539999999999" table:formula="of:=[.E33]*[.B33]" table:style-name="ce6">
            <text:p>31,11854</text:p>
          </table:table-cell>
          <table:table-cell office:value-type="float" office:value="15.432999999999998" table:formula="of:=[.G33]-[.F33]" table:style-name="ce6">
            <text:p>15,433</text:p>
          </table:table-cell>
          <table:table-cell office:value-type="float" office:value="50.405770964833188" table:formula="of:=([.F33]*100)/[.G33]" table:style-name="ce6">
            <text:p>50,40577096</text:p>
          </table:table-cell>
          <table:table-cell office:value-type="float" office:value="2041.567" table:formula="of:=[.O2]-[.H33]" table:style-name="ce6">
            <text:p>2041,567</text:p>
          </table:table-cell>
          <table:table-cell office:value-type="float" office:value="7.5369325812516781" table:formula="of:=([.B33]/[.C33])*100" table:style-name="ce6">
            <text:p>7,536932581</text:p>
          </table:table-cell>
          <table:table-cell table:number-columns-repeated="16373"/>
        </table:table-row>
        <table:table-row table:style-name="ro2">
          <table:table-cell office:value-type="date" office:date-value="2015-12-30T00:00:00" table:style-name="ce4">
            <text:p>30/12/2015</text:p>
          </table:table-cell>
          <table:table-cell office:value-type="float" office:value="32.06" table:style-name="ce5">
            <text:p>32,06</text:p>
          </table:table-cell>
          <table:table-cell office:value-type="float" office:value="377" table:style-name="ce5">
            <text:p>377</text:p>
          </table:table-cell>
          <table:table-cell office:value-type="float" office:value="0.55900000000000005" table:style-name="ce5">
            <text:p>0,559</text:p>
          </table:table-cell>
          <table:table-cell office:value-type="float" office:value="1.109" table:style-name="ce5">
            <text:p>1,109</text:p>
          </table:table-cell>
          <table:table-cell office:value-type="float" office:value="17.921540000000004" table:formula="of:=[.D34]*[.B34]" table:style-name="ce6">
            <text:p>17,92154</text:p>
          </table:table-cell>
          <table:table-cell office:value-type="float" office:value="35.554540000000003" table:formula="of:=[.E34]*[.B34]" table:style-name="ce6">
            <text:p>35,55454</text:p>
          </table:table-cell>
          <table:table-cell office:value-type="float" office:value="17.632999999999999" table:formula="of:=[.G34]-[.F34]" table:style-name="ce6">
            <text:p>17,633</text:p>
          </table:table-cell>
          <table:table-cell office:value-type="float" office:value="50.405770964833195" table:formula="of:=([.F34]*100)/[.G34]" table:style-name="ce6">
            <text:p>50,40577096</text:p>
          </table:table-cell>
          <table:table-cell office:value-type="float" office:value="2039.367" table:formula="of:=[.O2]-[.H34]" table:style-name="ce6">
            <text:p>2039,367</text:p>
          </table:table-cell>
          <table:table-cell office:value-type="float" office:value="8.5039787798408497" table:formula="of:=([.B34]/[.C34])*100" table:style-name="ce6">
            <text:p>8,50397878</text:p>
          </table:table-cell>
          <table:table-cell table:number-columns-repeated="16373"/>
        </table:table-row>
        <table:table-row table:style-name="ro2">
          <table:table-cell office:value-type="date" office:date-value="2016-01-30T00:00:00" table:style-name="ce4">
            <text:p>30/01/2016</text:p>
          </table:table-cell>
          <table:table-cell office:value-type="float" office:value="26.74" table:style-name="ce5">
            <text:p>26,74</text:p>
          </table:table-cell>
          <table:table-cell office:value-type="float" office:value="416.6" table:style-name="ce5">
            <text:p>416,6</text:p>
          </table:table-cell>
          <table:table-cell office:value-type="float" office:value="0.54900000000000004" table:style-name="ce5">
            <text:p>0,549</text:p>
          </table:table-cell>
          <table:table-cell office:value-type="float" office:value="1.109" table:style-name="ce5">
            <text:p>1,109</text:p>
          </table:table-cell>
          <table:table-cell office:value-type="float" office:value="14.680260000000001" table:formula="of:=[.D35]*[.B35]" table:style-name="ce6">
            <text:p>14,68026</text:p>
          </table:table-cell>
          <table:table-cell office:value-type="float" office:value="29.654659999999996" table:formula="of:=[.E35]*[.B35]" table:style-name="ce6">
            <text:p>29,65466</text:p>
          </table:table-cell>
          <table:table-cell office:value-type="float" office:value="14.974399999999996" table:formula="of:=[.G35]-[.F35]" table:style-name="ce6">
            <text:p>14,9744</text:p>
          </table:table-cell>
          <table:table-cell office:value-type="float" office:value="49.504057709648343" table:formula="of:=([.F35]*100)/[.G35]" table:style-name="ce6">
            <text:p>49,50405771</text:p>
          </table:table-cell>
          <table:table-cell office:value-type="float" office:value="2042.0255999999999" table:formula="of:=[.O2]-[.H35]" table:style-name="ce6">
            <text:p>2042,0256</text:p>
          </table:table-cell>
          <table:table-cell office:value-type="float" office:value="6.4186269803168496" table:formula="of:=([.B35]/[.C35])*100" table:style-name="ce6">
            <text:p>6,41862698</text:p>
          </table:table-cell>
          <table:table-cell table:number-columns-repeated="16373"/>
        </table:table-row>
        <table:table-row table:style-name="ro2">
          <table:table-cell office:value-type="date" office:date-value="2016-01-14T00:00:00" table:style-name="ce4">
            <text:p>14/01/2016</text:p>
          </table:table-cell>
          <table:table-cell office:value-type="float" office:value="40.659999999999997" table:style-name="ce5">
            <text:p>40,66</text:p>
          </table:table-cell>
          <table:table-cell office:value-type="float" office:value="406" table:style-name="ce5">
            <text:p>406</text:p>
          </table:table-cell>
          <table:table-cell office:value-type="float" office:value="0.56899999999999995" table:style-name="ce5">
            <text:p>0,569</text:p>
          </table:table-cell>
          <table:table-cell office:value-type="float" office:value="1.099" table:style-name="ce5">
            <text:p>1,099</text:p>
          </table:table-cell>
          <table:table-cell office:value-type="float" office:value="23.135539999999995" table:formula="of:=[.D36]*[.B36]" table:style-name="ce6">
            <text:p>23,13554</text:p>
          </table:table-cell>
          <table:table-cell office:value-type="float" office:value="44.685339999999997" table:formula="of:=[.E36]*[.B36]" table:style-name="ce6">
            <text:p>44,68534</text:p>
          </table:table-cell>
          <table:table-cell office:value-type="float" office:value="21.549800000000001" table:formula="of:=[.G36]-[.F36]" table:style-name="ce6">
            <text:p>21,5498</text:p>
          </table:table-cell>
          <table:table-cell office:value-type="float" office:value="51.77434030937215" table:formula="of:=([.F36]*100)/[.G36]" table:style-name="ce6">
            <text:p>51,77434031</text:p>
          </table:table-cell>
          <table:table-cell office:value-type="float" office:value="2035.4502" table:formula="of:=[.O2]-[.H36]" table:style-name="ce6">
            <text:p>2035,4502</text:p>
          </table:table-cell>
          <table:table-cell office:value-type="float" office:value="10.014778325123151" table:formula="of:=([.B36]/[.C36])*100" table:style-name="ce6">
            <text:p>10,01477833</text:p>
          </table:table-cell>
          <table:table-cell table:number-columns-repeated="16373"/>
        </table:table-row>
        <table:table-row table:style-name="ro2">
          <table:table-cell office:value-type="date" office:date-value="2016-01-19T00:00:00" table:style-name="ce4">
            <text:p>19/01/2016</text:p>
          </table:table-cell>
          <table:table-cell office:value-type="float" office:value="42.34" table:style-name="ce5">
            <text:p>42,34</text:p>
          </table:table-cell>
          <table:table-cell office:value-type="float" office:value="253.5" table:style-name="ce5">
            <text:p>253,5</text:p>
          </table:table-cell>
          <table:table-cell office:value-type="float" office:value="0.56899999999999995" table:style-name="ce5">
            <text:p>0,569</text:p>
          </table:table-cell>
          <table:table-cell office:value-type="float" office:value="1.089" table:style-name="ce5">
            <text:p>1,089</text:p>
          </table:table-cell>
          <table:table-cell office:value-type="float" office:value="24.091460000000001" table:formula="of:=[.D37]*[.B37]" table:style-name="ce6">
            <text:p>24,09146</text:p>
          </table:table-cell>
          <table:table-cell office:value-type="float" office:value="46.108260000000001" table:formula="of:=[.E37]*[.B37]" table:style-name="ce6">
            <text:p>46,10826</text:p>
          </table:table-cell>
          <table:table-cell office:value-type="float" office:value="22.0168" table:formula="of:=[.G37]-[.F37]" table:style-name="ce6">
            <text:p>22,0168</text:p>
          </table:table-cell>
          <table:table-cell office:value-type="float" office:value="52.249770431588615" table:formula="of:=([.F37]*100)/[.G37]" table:style-name="ce6">
            <text:p>52,24977043</text:p>
          </table:table-cell>
          <table:table-cell office:value-type="float" office:value="2034.9831999999999" table:formula="of:=[.O2]-[.H37]" table:style-name="ce6">
            <text:p>2034,9832</text:p>
          </table:table-cell>
          <table:table-cell office:value-type="float" office:value="16.702169625246547" table:formula="of:=([.B37]/[.C37])*100" table:style-name="ce6">
            <text:p>16,70216963</text:p>
          </table:table-cell>
          <table:table-cell table:number-columns-repeated="16373"/>
        </table:table-row>
        <table:table-row table:style-name="ro2">
          <table:table-cell office:value-type="date" office:date-value="2016-02-04T00:00:00" table:style-name="ce4">
            <text:p>04/02/2016</text:p>
          </table:table-cell>
          <table:table-cell office:value-type="float" office:value="43.09" table:style-name="ce5">
            <text:p>43,09</text:p>
          </table:table-cell>
          <table:table-cell office:value-type="float" office:value="391.5" table:style-name="ce5">
            <text:p>391,5</text:p>
          </table:table-cell>
          <table:table-cell office:value-type="float" office:value="0.54900000000000004" table:style-name="ce5">
            <text:p>0,549</text:p>
          </table:table-cell>
          <table:table-cell office:value-type="float" office:value="1.099" table:style-name="ce5">
            <text:p>1,099</text:p>
          </table:table-cell>
          <table:table-cell office:value-type="float" office:value="23.656410000000005" table:formula="of:=[.D38]*[.B38]" table:style-name="ce6">
            <text:p>23,65641</text:p>
          </table:table-cell>
          <table:table-cell office:value-type="float" office:value="47.355910000000002" table:formula="of:=[.E38]*[.B38]" table:style-name="ce6">
            <text:p>47,35591</text:p>
          </table:table-cell>
          <table:table-cell office:value-type="float" office:value="23.699499999999997" table:formula="of:=[.G38]-[.F38]" table:style-name="ce6">
            <text:p>23,6995</text:p>
          </table:table-cell>
          <table:table-cell office:value-type="float" office:value="49.954504094631496" table:formula="of:=([.F38]*100)/[.G38]" table:style-name="ce6">
            <text:p>49,95450409</text:p>
          </table:table-cell>
          <table:table-cell office:value-type="float" office:value="2033.3005000000001" table:formula="of:=[.O2]-[.H38]" table:style-name="ce6">
            <text:p>2033,3005</text:p>
          </table:table-cell>
          <table:table-cell office:value-type="float" office:value="11.006385696040869" table:formula="of:=([.B38]/[.C38])*100" table:style-name="ce6">
            <text:p>11,0063857</text:p>
          </table:table-cell>
          <table:table-cell table:number-columns-repeated="16373"/>
        </table:table-row>
        <table:table-row table:style-name="ro2">
          <table:table-cell office:value-type="date" office:date-value="2016-02-11T00:00:00" table:style-name="ce4">
            <text:p>11/02/2016</text:p>
          </table:table-cell>
          <table:table-cell office:value-type="float" office:value="40.44" table:style-name="ce5">
            <text:p>40,44</text:p>
          </table:table-cell>
          <table:table-cell office:value-type="float" office:value="387.2" table:style-name="ce5">
            <text:p>387,2</text:p>
          </table:table-cell>
          <table:table-cell office:value-type="float" office:value="0.55900000000000005" table:style-name="ce5">
            <text:p>0,559</text:p>
          </table:table-cell>
          <table:table-cell office:value-type="float" office:value="1.0489999999999999" table:style-name="ce5">
            <text:p>1,049</text:p>
          </table:table-cell>
          <table:table-cell office:value-type="float" office:value="22.60596" table:formula="of:=[.D39]*[.B39]" table:style-name="ce6">
            <text:p>22,60596</text:p>
          </table:table-cell>
          <table:table-cell office:value-type="float" office:value="42.421559999999992" table:formula="of:=[.E39]*[.B39]" table:style-name="ce6">
            <text:p>42,42156</text:p>
          </table:table-cell>
          <table:table-cell office:value-type="float" office:value="19.815599999999993" table:formula="of:=[.G39]-[.F39]" table:style-name="ce6">
            <text:p>19,8156</text:p>
          </table:table-cell>
          <table:table-cell office:value-type="float" office:value="53.288846520495717" table:formula="of:=([.F39]*100)/[.G39]" table:style-name="ce6">
            <text:p>53,28884652</text:p>
          </table:table-cell>
          <table:table-cell office:value-type="float" office:value="2037.1844000000001" table:formula="of:=[.O2]-[.H39]" table:style-name="ce6">
            <text:p>2037,1844</text:p>
          </table:table-cell>
          <table:table-cell office:value-type="float" office:value="10.444214876033058" table:formula="of:=([.B39]/[.C39])*100" table:style-name="ce6">
            <text:p>10,44421488</text:p>
            <draw:frame draw:z-index="1" draw:id="id0" draw:style-name="a0" draw:name="Gráfico 2" svg:x="0.86339in" svg:y="0.15709in" svg:width="12.13819in" svg:height="3.6295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date" office:date-value="2016-02-17T00:00:00" table:style-name="ce4">
            <text:p>17/02/2016</text:p>
          </table:table-cell>
          <table:table-cell office:value-type="float" office:value="40.479999999999997" table:style-name="ce5">
            <text:p>40,48</text:p>
          </table:table-cell>
          <table:table-cell office:value-type="float" office:value="404.8" table:style-name="ce5">
            <text:p>404,8</text:p>
          </table:table-cell>
          <table:table-cell office:value-type="float" office:value="0.55900000000000005" table:style-name="ce5">
            <text:p>0,559</text:p>
          </table:table-cell>
          <table:table-cell office:value-type="float" office:value="1.0589999999999999" table:style-name="ce5">
            <text:p>1,059</text:p>
          </table:table-cell>
          <table:table-cell office:value-type="float" office:value="22.628319999999999" table:formula="of:=[.D40]*[.B40]" table:style-name="ce6">
            <text:p>22,62832</text:p>
          </table:table-cell>
          <table:table-cell office:value-type="float" office:value="42.868319999999997" table:formula="of:=[.E40]*[.B40]" table:style-name="ce6">
            <text:p>42,86832</text:p>
          </table:table-cell>
          <table:table-cell office:value-type="float" office:value="20.239999999999998" table:formula="of:=[.G40]-[.F40]" table:style-name="ce6">
            <text:p>20,24</text:p>
          </table:table-cell>
          <table:table-cell office:value-type="float" office:value="52.785646836638335" table:formula="of:=([.F40]*100)/[.G40]" table:style-name="ce6">
            <text:p>52,78564684</text:p>
          </table:table-cell>
          <table:table-cell office:value-type="float" office:value="2036.76" table:formula="of:=[.O2]-[.H40]" table:style-name="ce6">
            <text:p>2036,76</text:p>
          </table:table-cell>
          <table:table-cell office:value-type="float" office:value="10" table:formula="of:=([.B40]/[.C40])*100" table:style-name="ce6">
            <text:p>10</text:p>
          </table:table-cell>
          <table:table-cell table:number-columns-repeated="16373"/>
        </table:table-row>
        <table:table-row table:style-name="ro2">
          <table:table-cell office:value-type="date" office:date-value="2016-02-24T00:00:00" table:style-name="ce4">
            <text:p>24/02/2016</text:p>
          </table:table-cell>
          <table:table-cell office:value-type="float" office:value="43.09" table:style-name="ce5">
            <text:p>43,09</text:p>
          </table:table-cell>
          <table:table-cell office:value-type="float" office:value="397.5" table:style-name="ce5">
            <text:p>397,5</text:p>
          </table:table-cell>
          <table:table-cell office:value-type="float" office:value="0.55900000000000005" table:style-name="ce5">
            <text:p>0,559</text:p>
          </table:table-cell>
          <table:table-cell office:value-type="float" office:value="1.044" table:style-name="ce5">
            <text:p>1,044</text:p>
          </table:table-cell>
          <table:table-cell office:value-type="float" office:value="24.087310000000006" table:formula="of:=[.D41]*[.B41]" table:style-name="ce6">
            <text:p>24,08731</text:p>
          </table:table-cell>
          <table:table-cell office:value-type="float" office:value="44.985960000000006" table:formula="of:=[.E41]*[.B41]" table:style-name="ce6">
            <text:p>44,98596</text:p>
          </table:table-cell>
          <table:table-cell office:value-type="float" office:value="20.89865" table:formula="of:=[.G41]-[.F41]" table:style-name="ce6">
            <text:p>20,89865</text:p>
          </table:table-cell>
          <table:table-cell office:value-type="float" office:value="53.544061302682003" table:formula="of:=([.F41]*100)/[.G41]" table:style-name="ce6">
            <text:p>53,5440613</text:p>
          </table:table-cell>
          <table:table-cell office:value-type="float" office:value="2036.1013499999999" table:formula="of:=[.O2]-[.H41]" table:style-name="ce6">
            <text:p>2036,10135</text:p>
          </table:table-cell>
          <table:table-cell office:value-type="float" office:value="10.840251572327045" table:formula="of:=([.B41]/[.C41])*100" table:style-name="ce6">
            <text:p>10,84025157</text:p>
          </table:table-cell>
          <table:table-cell table:number-columns-repeated="16373"/>
        </table:table-row>
        <table:table-row table:style-name="ro2">
          <table:table-cell office:value-type="date" office:date-value="2016-03-03T00:00:00" table:style-name="ce4">
            <text:p>03/03/2016</text:p>
          </table:table-cell>
          <table:table-cell office:value-type="float" office:value="40.24" table:style-name="ce5">
            <text:p>40,24</text:p>
          </table:table-cell>
          <table:table-cell office:value-type="float" office:value="367.7" table:style-name="ce5">
            <text:p>367,7</text:p>
          </table:table-cell>
          <table:table-cell office:value-type="float" office:value="0.55900000000000005" table:style-name="ce5">
            <text:p>0,559</text:p>
          </table:table-cell>
          <table:table-cell office:value-type="float" office:value="1.0640000000000001" table:style-name="ce5">
            <text:p>1,064</text:p>
          </table:table-cell>
          <table:table-cell office:value-type="float" office:value="22.494160000000004" table:formula="of:=[.D42]*[.B42]" table:style-name="ce6">
            <text:p>22,49416</text:p>
          </table:table-cell>
          <table:table-cell office:value-type="float" office:value="42.815360000000005" table:formula="of:=[.E42]*[.B42]" table:style-name="ce6">
            <text:p>42,81536</text:p>
          </table:table-cell>
          <table:table-cell office:value-type="float" office:value="20.321200000000001" table:formula="of:=[.G42]-[.F42]" table:style-name="ce6">
            <text:p>20,3212</text:p>
          </table:table-cell>
          <table:table-cell office:value-type="float" office:value="52.537593984962413" table:formula="of:=([.F42]*100)/[.G42]" table:style-name="ce6">
            <text:p>52,53759398</text:p>
          </table:table-cell>
          <table:table-cell office:value-type="float" office:value="2036.6787999999999" table:formula="of:=[.O2]-[.H42]" table:style-name="ce6">
            <text:p>2036,6788</text:p>
          </table:table-cell>
          <table:table-cell office:value-type="float" office:value="10.943704106608649" table:formula="of:=([.B42]/[.C42])*100" table:style-name="ce6">
            <text:p>10,94370411</text:p>
          </table:table-cell>
          <table:table-cell table:number-columns-repeated="16373"/>
        </table:table-row>
        <table:table-row table:style-name="ro2">
          <table:table-cell office:value-type="date" office:date-value="2016-03-15T00:00:00" table:style-name="ce4">
            <text:p>15/03/2016</text:p>
          </table:table-cell>
          <table:table-cell office:value-type="float" office:value="40.68" table:style-name="ce5">
            <text:p>40,68</text:p>
          </table:table-cell>
          <table:table-cell office:value-type="float" office:value="337.9" table:style-name="ce5">
            <text:p>337,9</text:p>
          </table:table-cell>
          <table:table-cell office:value-type="float" office:value="0.56899999999999995" table:style-name="ce5">
            <text:p>0,569</text:p>
          </table:table-cell>
          <table:table-cell office:value-type="float" office:value="1.109" table:style-name="ce5">
            <text:p>1,109</text:p>
          </table:table-cell>
          <table:table-cell office:value-type="float" office:value="23.146919999999998" table:formula="of:=[.D43]*[.B43]" table:style-name="ce6">
            <text:p>23,14692</text:p>
          </table:table-cell>
          <table:table-cell office:value-type="float" office:value="45.11412" table:formula="of:=[.E43]*[.B43]" table:style-name="ce6">
            <text:p>45,11412</text:p>
          </table:table-cell>
          <table:table-cell office:value-type="float" office:value="21.967200000000002" table:formula="of:=[.G43]-[.F43]" table:style-name="ce6">
            <text:p>21,9672</text:p>
          </table:table-cell>
          <table:table-cell office:value-type="float" office:value="51.307484220018033" table:formula="of:=([.F43]*100)/[.G43]" table:style-name="ce6">
            <text:p>51,30748422</text:p>
          </table:table-cell>
          <table:table-cell office:value-type="float" office:value="2035.0328" table:formula="of:=[.O2]-[.H43]" table:style-name="ce6">
            <text:p>2035,0328</text:p>
          </table:table-cell>
          <table:table-cell office:value-type="float" office:value="12.03906481207458" table:formula="of:=([.B43]/[.C43])*100" table:style-name="ce6">
            <text:p>12,03906481</text:p>
          </table:table-cell>
          <table:table-cell table:number-columns-repeated="16373"/>
        </table:table-row>
        <table:table-row table:style-name="ro2">
          <table:table-cell office:value-type="date" office:date-value="2016-04-01T00:00:00" table:style-name="ce4">
            <text:p>01/04/2016</text:p>
          </table:table-cell>
          <table:table-cell office:value-type="float" office:value="40.14" table:style-name="ce5">
            <text:p>40,14</text:p>
          </table:table-cell>
          <table:table-cell office:value-type="float" office:value="394" table:style-name="ce5">
            <text:p>394</text:p>
          </table:table-cell>
          <table:table-cell office:value-type="float" office:value="0.56899999999999995" table:style-name="ce5">
            <text:p>0,569</text:p>
          </table:table-cell>
          <table:table-cell office:value-type="float" office:value="1.129" table:style-name="ce5">
            <text:p>1,129</text:p>
          </table:table-cell>
          <table:table-cell office:value-type="float" office:value="22.839659999999999" table:formula="of:=[.D44]*[.B44]" table:style-name="ce6">
            <text:p>22,83966</text:p>
          </table:table-cell>
          <table:table-cell office:value-type="float" office:value="45.318060000000003" table:formula="of:=[.E44]*[.B44]" table:style-name="ce6">
            <text:p>45,31806</text:p>
          </table:table-cell>
          <table:table-cell office:value-type="float" office:value="22.478400000000004" table:formula="of:=[.G44]-[.F44]" table:style-name="ce6">
            <text:p>22,4784</text:p>
          </table:table-cell>
          <table:table-cell office:value-type="float" office:value="50.398582816651896" table:formula="of:=([.F44]*100)/[.G44]" table:style-name="ce6">
            <text:p>50,39858282</text:p>
          </table:table-cell>
          <table:table-cell office:value-type="float" office:value="2034.5216" table:formula="of:=[.O2]-[.H44]" table:style-name="ce6">
            <text:p>2034,5216</text:p>
          </table:table-cell>
          <table:table-cell office:value-type="float" office:value="10.187817258883248" table:formula="of:=([.B44]/[.C44])*100" table:style-name="ce6">
            <text:p>10,18781726</text:p>
          </table:table-cell>
          <table:table-cell table:number-columns-repeated="16373"/>
        </table:table-row>
        <table:table-row table:style-name="ro2">
          <table:table-cell office:value-type="date" office:date-value="2016-04-12T00:00:00" table:style-name="ce4">
            <text:p>12/04/2016</text:p>
          </table:table-cell>
          <table:table-cell office:value-type="float" office:value="43.19" table:style-name="ce5">
            <text:p>43,19</text:p>
          </table:table-cell>
          <table:table-cell office:value-type="float" office:value="353.4" table:style-name="ce5">
            <text:p>353,4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29" table:style-name="ce5">
            <text:p>1,129</text:p>
          </table:table-cell>
          <table:table-cell office:value-type="float" office:value="25.438909999999996" table:formula="of:=[.D45]*[.B45]" table:style-name="ce6">
            <text:p>25,43891</text:p>
          </table:table-cell>
          <table:table-cell office:value-type="float" office:value="48.761509999999994" table:formula="of:=[.E45]*[.B45]" table:style-name="ce6">
            <text:p>48,76151</text:p>
          </table:table-cell>
          <table:table-cell office:value-type="float" office:value="23.322599999999998" table:formula="of:=[.G45]-[.F45]" table:style-name="ce6">
            <text:p>23,3226</text:p>
          </table:table-cell>
          <table:table-cell office:value-type="float" office:value="52.170062001771477" table:formula="of:=([.F45]*100)/[.G45]" table:style-name="ce6">
            <text:p>52,170062</text:p>
          </table:table-cell>
          <table:table-cell office:value-type="float" office:value="2033.6774" table:formula="of:=[.O2]-[.H45]" table:style-name="ce6">
            <text:p>2033,6774</text:p>
          </table:table-cell>
          <table:table-cell office:value-type="float" office:value="12.221279003961518" table:formula="of:=([.B45]/[.C45])*100" table:style-name="ce6">
            <text:p>12,221279</text:p>
          </table:table-cell>
          <table:table-cell table:number-columns-repeated="16373"/>
        </table:table-row>
        <table:table-row table:style-name="ro2">
          <table:table-cell office:value-type="date" office:date-value="2016-04-21T00:00:00" table:style-name="ce4">
            <text:p>21/04/2016</text:p>
          </table:table-cell>
          <table:table-cell office:value-type="float" office:value="35.18" table:style-name="ce5">
            <text:p>35,18</text:p>
          </table:table-cell>
          <table:table-cell office:value-type="float" office:value="380" table:style-name="ce5">
            <text:p>380</text:p>
          </table:table-cell>
          <table:table-cell office:value-type="float" office:value="0.58499999999999996" table:style-name="ce5">
            <text:p>0,585</text:p>
          </table:table-cell>
          <table:table-cell office:value-type="float" office:value="1.129" table:style-name="ce5">
            <text:p>1,129</text:p>
          </table:table-cell>
          <table:table-cell office:value-type="float" office:value="20.580299999999998" table:formula="of:=[.D46]*[.B46]" table:style-name="ce6">
            <text:p>20,5803</text:p>
          </table:table-cell>
          <table:table-cell office:value-type="float" office:value="39.718220000000002" table:formula="of:=[.E46]*[.B46]" table:style-name="ce6">
            <text:p>39,71822</text:p>
          </table:table-cell>
          <table:table-cell office:value-type="float" office:value="19.137920000000005" table:formula="of:=[.G46]-[.F46]" table:style-name="ce6">
            <text:p>19,13792</text:p>
          </table:table-cell>
          <table:table-cell office:value-type="float" office:value="51.815766164747558" table:formula="of:=([.F46]*100)/[.G46]" table:style-name="ce6">
            <text:p>51,81576616</text:p>
          </table:table-cell>
          <table:table-cell office:value-type="float" office:value="2037.8620800000001" table:formula="of:=[.O2]-[.H46]" table:style-name="ce6">
            <text:p>2037,86208</text:p>
          </table:table-cell>
          <table:table-cell office:value-type="float" office:value="9.2578947368421058" table:formula="of:=([.B46]/[.C46])*100" table:style-name="ce6">
            <text:p>9,257894737</text:p>
          </table:table-cell>
          <table:table-cell table:number-columns-repeated="16373"/>
        </table:table-row>
        <table:table-row table:style-name="ro2">
          <table:table-cell office:value-type="date" office:date-value="2016-05-03T00:00:00" table:style-name="ce4">
            <text:p>03/05/2016</text:p>
          </table:table-cell>
          <table:table-cell office:value-type="float" office:value="39.61" table:style-name="ce5">
            <text:p>39,61</text:p>
          </table:table-cell>
          <table:table-cell office:value-type="float" office:value="373.2" table:style-name="ce5">
            <text:p>373,2</text:p>
          </table:table-cell>
          <table:table-cell office:value-type="float" office:value="0.58499999999999996" table:style-name="ce5">
            <text:p>0,585</text:p>
          </table:table-cell>
          <table:table-cell office:value-type="float" office:value="1.149" table:style-name="ce5">
            <text:p>1,149</text:p>
          </table:table-cell>
          <table:table-cell office:value-type="float" office:value="23.171849999999999" table:formula="of:=[.D47]*[.B47]" table:style-name="ce6">
            <text:p>23,17185</text:p>
          </table:table-cell>
          <table:table-cell office:value-type="float" office:value="45.511890000000001" table:formula="of:=[.E47]*[.B47]" table:style-name="ce6">
            <text:p>45,51189</text:p>
          </table:table-cell>
          <table:table-cell office:value-type="float" office:value="22.340040000000002" table:formula="of:=[.G47]-[.F47]" table:style-name="ce6">
            <text:p>22,34004</text:p>
          </table:table-cell>
          <table:table-cell office:value-type="float" office:value="50.913838120104437" table:formula="of:=([.F47]*100)/[.G47]" table:style-name="ce6">
            <text:p>50,91383812</text:p>
          </table:table-cell>
          <table:table-cell office:value-type="float" office:value="2034.65996" table:formula="of:=[.O2]-[.H47]" table:style-name="ce6">
            <text:p>2034,65996</text:p>
          </table:table-cell>
          <table:table-cell office:value-type="float" office:value="10.613612004287246" table:formula="of:=([.B47]/[.C47])*100" table:style-name="ce6">
            <text:p>10,613612</text:p>
          </table:table-cell>
          <table:table-cell table:number-columns-repeated="16373"/>
        </table:table-row>
        <table:table-row table:style-name="ro2">
          <table:table-cell office:value-type="date" office:date-value="2016-05-11T00:00:00" table:style-name="ce4">
            <text:p>11/05/2016</text:p>
          </table:table-cell>
          <table:table-cell office:value-type="float" office:value="40.31" table:style-name="ce5">
            <text:p>40,31</text:p>
          </table:table-cell>
          <table:table-cell office:value-type="float" office:value="358" table:style-name="ce5">
            <text:p>358</text:p>
          </table:table-cell>
          <table:table-cell office:value-type="float" office:value="0.59899999999999998" table:style-name="ce5">
            <text:p>0,599</text:p>
          </table:table-cell>
          <table:table-cell office:value-type="float" office:value="1.149" table:style-name="ce5">
            <text:p>1,149</text:p>
          </table:table-cell>
          <table:table-cell office:value-type="float" office:value="24.145690000000002" table:formula="of:=[.D48]*[.B48]" table:style-name="ce6">
            <text:p>24,14569</text:p>
          </table:table-cell>
          <table:table-cell office:value-type="float" office:value="46.316190000000006" table:formula="of:=[.E48]*[.B48]" table:style-name="ce6">
            <text:p>46,31619</text:p>
          </table:table-cell>
          <table:table-cell office:value-type="float" office:value="22.170500000000004" table:formula="of:=[.G48]-[.F48]" table:style-name="ce6">
            <text:p>22,1705</text:p>
          </table:table-cell>
          <table:table-cell office:value-type="float" office:value="52.132288946910357" table:formula="of:=([.F48]*100)/[.G48]" table:style-name="ce6">
            <text:p>52,13228895</text:p>
          </table:table-cell>
          <table:table-cell office:value-type="float" office:value="2034.8295000000001" table:formula="of:=[.O2]-[.H48]" table:style-name="ce6">
            <text:p>2034,8295</text:p>
          </table:table-cell>
          <table:table-cell office:value-type="float" office:value="11.259776536312851" table:formula="of:=([.B48]/[.C48])*100" table:style-name="ce6">
            <text:p>11,25977654</text:p>
          </table:table-cell>
          <table:table-cell table:number-columns-repeated="16373"/>
        </table:table-row>
        <table:table-row table:style-name="ro2">
          <table:table-cell office:value-type="date" office:date-value="2016-05-31T00:00:00" table:style-name="ce4">
            <text:p>31/05/2016</text:p>
          </table:table-cell>
          <table:table-cell office:value-type="float" office:value="40.31" table:style-name="ce5">
            <text:p>40,31</text:p>
          </table:table-cell>
          <table:table-cell office:value-type="float" office:value="281" table:style-name="ce5">
            <text:p>281</text:p>
          </table:table-cell>
          <table:table-cell office:value-type="float" office:value="0.59899999999999998" table:style-name="ce5">
            <text:p>0,599</text:p>
          </table:table-cell>
          <table:table-cell office:value-type="float" office:value="1.1890000000000001" table:style-name="ce5">
            <text:p>1,189</text:p>
          </table:table-cell>
          <table:table-cell office:value-type="float" office:value="24.145690000000002" table:formula="of:=[.D49]*[.B49]" table:style-name="ce6">
            <text:p>24,14569</text:p>
          </table:table-cell>
          <table:table-cell office:value-type="float" office:value="47.928590000000007" table:formula="of:=[.E49]*[.B49]" table:style-name="ce6">
            <text:p>47,92859</text:p>
          </table:table-cell>
          <table:table-cell office:value-type="float" office:value="23.782900000000005" table:formula="of:=[.G49]-[.F49]" table:style-name="ce6">
            <text:p>23,7829</text:p>
          </table:table-cell>
          <table:table-cell office:value-type="float" office:value="50.378469301934402" table:formula="of:=([.F49]*100)/[.G49]" table:style-name="ce6">
            <text:p>50,3784693</text:p>
          </table:table-cell>
          <table:table-cell office:value-type="float" office:value="2033.2171000000001" table:formula="of:=[.O2]-[.H49]" table:style-name="ce6">
            <text:p>2033,2171</text:p>
          </table:table-cell>
          <table:table-cell office:value-type="float" office:value="14.345195729537366" table:formula="of:=([.B49]/[.C49])*100" table:style-name="ce6">
            <text:p>14,34519573</text:p>
          </table:table-cell>
          <table:table-cell table:number-columns-repeated="16373"/>
        </table:table-row>
        <table:table-row table:style-name="ro2">
          <table:table-cell office:value-type="date" office:date-value="2016-05-19T00:00:00" table:style-name="ce4">
            <text:p>19/05/2016</text:p>
          </table:table-cell>
          <table:table-cell office:value-type="float" office:value="36.380000000000003" table:style-name="ce5">
            <text:p>36,38</text:p>
          </table:table-cell>
          <table:table-cell office:value-type="float" office:value="276.89999999999998" table:style-name="ce5">
            <text:p>276,9</text:p>
          </table:table-cell>
          <table:table-cell office:value-type="float" office:value="0.59899999999999998" table:style-name="ce5">
            <text:p>0,599</text:p>
          </table:table-cell>
          <table:table-cell office:value-type="float" office:value="1.179" table:style-name="ce5">
            <text:p>1,179</text:p>
          </table:table-cell>
          <table:table-cell office:value-type="float" office:value="21.791620000000002" table:formula="of:=[.D50]*[.B50]" table:style-name="ce6">
            <text:p>21,79162</text:p>
          </table:table-cell>
          <table:table-cell office:value-type="float" office:value="42.892020000000002" table:formula="of:=[.E50]*[.B50]" table:style-name="ce6">
            <text:p>42,89202</text:p>
          </table:table-cell>
          <table:table-cell office:value-type="float" office:value="21.1004" table:formula="of:=[.G50]-[.F50]" table:style-name="ce6">
            <text:p>21,1004</text:p>
          </table:table-cell>
          <table:table-cell office:value-type="float" office:value="50.805767599660733" table:formula="of:=([.F50]*100)/[.G50]" table:style-name="ce6">
            <text:p>50,8057676</text:p>
          </table:table-cell>
          <table:table-cell office:value-type="float" office:value="2035.8996" table:formula="of:=[.O2]-[.H50]" table:style-name="ce6">
            <text:p>2035,8996</text:p>
          </table:table-cell>
          <table:table-cell office:value-type="float" office:value="13.138317081979057" table:formula="of:=([.B50]/[.C50])*100" table:style-name="ce6">
            <text:p>13,13831708</text:p>
          </table:table-cell>
          <table:table-cell table:number-columns-repeated="16373"/>
        </table:table-row>
        <table:table-row table:style-name="ro2">
          <table:table-cell office:value-type="date" office:date-value="2016-05-21T00:00:00" table:style-name="ce4">
            <text:p>21/05/2016</text:p>
          </table:table-cell>
          <table:table-cell office:value-type="float" office:value="30.28" table:style-name="ce5">
            <text:p>30,28</text:p>
          </table:table-cell>
          <table:table-cell office:value-type="float" office:value="350" table:style-name="ce5">
            <text:p>350</text:p>
          </table:table-cell>
          <table:table-cell office:value-type="float" office:value="0.58599999999999997" table:style-name="ce5">
            <text:p>0,586</text:p>
          </table:table-cell>
          <table:table-cell office:value-type="float" office:value="1.204" table:style-name="ce5">
            <text:p>1,204</text:p>
          </table:table-cell>
          <table:table-cell office:value-type="float" office:value="17.74408" table:formula="of:=[.D51]*[.B51]" table:style-name="ce6">
            <text:p>17,74408</text:p>
          </table:table-cell>
          <table:table-cell office:value-type="float" office:value="36.457120000000003" table:formula="of:=[.E51]*[.B51]" table:style-name="ce6">
            <text:p>36,45712</text:p>
          </table:table-cell>
          <table:table-cell office:value-type="float" office:value="18.713040000000003" table:formula="of:=[.G51]-[.F51]" table:style-name="ce6">
            <text:p>18,71304</text:p>
          </table:table-cell>
          <table:table-cell office:value-type="float" office:value="48.671096345514947" table:formula="of:=([.F51]*100)/[.G51]" table:style-name="ce6">
            <text:p>48,67109635</text:p>
          </table:table-cell>
          <table:table-cell office:value-type="float" office:value="2038.2869599999999" table:formula="of:=[.O2]-[.H51]" table:style-name="ce6">
            <text:p>2038,28696</text:p>
          </table:table-cell>
          <table:table-cell office:value-type="float" office:value="8.651428571428573" table:formula="of:=([.B51]/[.C51])*100" table:style-name="ce6">
            <text:p>8,651428571</text:p>
          </table:table-cell>
          <table:table-cell table:number-columns-repeated="16373"/>
        </table:table-row>
        <table:table-row table:style-name="ro2">
          <table:table-cell office:value-type="date" office:date-value="2016-06-04T00:00:00" table:style-name="ce4">
            <text:p>04/06/2016</text:p>
          </table:table-cell>
          <table:table-cell office:value-type="float" office:value="25.39" table:style-name="ce5">
            <text:p>25,39</text:p>
          </table:table-cell>
          <table:table-cell office:value-type="float" office:value="360" table:style-name="ce5">
            <text:p>360</text:p>
          </table:table-cell>
          <table:table-cell office:value-type="float" office:value="0.59199999999999997" table:style-name="ce5">
            <text:p>0,592</text:p>
          </table:table-cell>
          <table:table-cell office:value-type="float" office:value="1.204" table:style-name="ce5">
            <text:p>1,204</text:p>
          </table:table-cell>
          <table:table-cell office:value-type="float" office:value="15.03088" table:formula="of:=[.D52]*[.B52]" table:style-name="ce6">
            <text:p>15,03088</text:p>
          </table:table-cell>
          <table:table-cell office:value-type="float" office:value="30.569559999999999" table:formula="of:=[.E52]*[.B52]" table:style-name="ce6">
            <text:p>30,56956</text:p>
          </table:table-cell>
          <table:table-cell office:value-type="float" office:value="15.538679999999999" table:formula="of:=[.G52]-[.F52]" table:style-name="ce6">
            <text:p>15,53868</text:p>
          </table:table-cell>
          <table:table-cell office:value-type="float" office:value="49.169435215946841" table:formula="of:=([.F52]*100)/[.G52]" table:style-name="ce6">
            <text:p>49,16943522</text:p>
          </table:table-cell>
          <table:table-cell office:value-type="float" office:value="2041.4613199999999" table:formula="of:=[.O2]-[.H52]" table:style-name="ce6">
            <text:p>2041,46132</text:p>
          </table:table-cell>
          <table:table-cell office:value-type="float" office:value="7.0527777777777771" table:formula="of:=([.B52]/[.C52])*100" table:style-name="ce6">
            <text:p>7,052777778</text:p>
          </table:table-cell>
          <table:table-cell table:number-columns-repeated="16373"/>
        </table:table-row>
        <table:table-row table:style-name="ro2">
          <table:table-cell office:value-type="date" office:date-value="2016-06-06T00:00:00" table:style-name="ce4">
            <text:p>06/06/2016</text:p>
          </table:table-cell>
          <table:table-cell office:value-type="float" office:value="34.35" table:style-name="ce5">
            <text:p>34,35</text:p>
          </table:table-cell>
          <table:table-cell office:value-type="float" office:value="384.6" table:style-name="ce5">
            <text:p>384,6</text:p>
          </table:table-cell>
          <table:table-cell office:value-type="float" office:value="0.59899999999999998" table:style-name="ce5">
            <text:p>0,599</text:p>
          </table:table-cell>
          <table:table-cell office:value-type="float" office:value="1.179" table:style-name="ce5">
            <text:p>1,179</text:p>
          </table:table-cell>
          <table:table-cell office:value-type="float" office:value="20.57565" table:formula="of:=[.D53]*[.B53]" table:style-name="ce6">
            <text:p>20,57565</text:p>
          </table:table-cell>
          <table:table-cell office:value-type="float" office:value="40.498650000000005" table:formula="of:=[.E53]*[.B53]" table:style-name="ce6">
            <text:p>40,49865</text:p>
          </table:table-cell>
          <table:table-cell office:value-type="float" office:value="19.923000000000005" table:formula="of:=[.G53]-[.F53]" table:style-name="ce6">
            <text:p>19,923</text:p>
          </table:table-cell>
          <table:table-cell office:value-type="float" office:value="50.805767599660726" table:formula="of:=([.F53]*100)/[.G53]" table:style-name="ce6">
            <text:p>50,8057676</text:p>
          </table:table-cell>
          <table:table-cell office:value-type="float" office:value="2037.077" table:formula="of:=[.O2]-[.H53]" table:style-name="ce6">
            <text:p>2037,077</text:p>
          </table:table-cell>
          <table:table-cell office:value-type="float" office:value="8.9313572542901714" table:formula="of:=([.B53]/[.C53])*100" table:style-name="ce6">
            <text:p>8,931357254</text:p>
          </table:table-cell>
          <table:table-cell table:number-columns-repeated="16373"/>
        </table:table-row>
        <table:table-row table:style-name="ro2">
          <table:table-cell office:value-type="date" office:date-value="2016-06-12T00:00:00" table:style-name="ce4">
            <text:p>12/06/2016</text:p>
          </table:table-cell>
          <table:table-cell office:value-type="float" office:value="34.96" table:style-name="ce5">
            <text:p>34,96</text:p>
          </table:table-cell>
          <table:table-cell office:value-type="float" office:value="292.5" table:style-name="ce5">
            <text:p>292,5</text:p>
          </table:table-cell>
          <table:table-cell office:value-type="float" office:value="0.61899999999999999" table:style-name="ce5">
            <text:p>0,619</text:p>
          </table:table-cell>
          <table:table-cell office:value-type="float" office:value="1.179" table:style-name="ce5">
            <text:p>1,179</text:p>
          </table:table-cell>
          <table:table-cell office:value-type="float" office:value="21.640239999999999" table:formula="of:=[.D54]*[.B54]" table:style-name="ce6">
            <text:p>21,64024</text:p>
          </table:table-cell>
          <table:table-cell office:value-type="float" office:value="41.217840000000002" table:formula="of:=[.E54]*[.B54]" table:style-name="ce6">
            <text:p>41,21784</text:p>
          </table:table-cell>
          <table:table-cell office:value-type="float" office:value="19.577600000000004" table:formula="of:=[.G54]-[.F54]" table:style-name="ce6">
            <text:p>19,5776</text:p>
          </table:table-cell>
          <table:table-cell office:value-type="float" office:value="52.50212044105173" table:formula="of:=([.F54]*100)/[.G54]" table:style-name="ce6">
            <text:p>52,50212044</text:p>
          </table:table-cell>
          <table:table-cell office:value-type="float" office:value="2037.4223999999999" table:formula="of:=[.O2]-[.H54]" table:style-name="ce6">
            <text:p>2037,4224</text:p>
          </table:table-cell>
          <table:table-cell office:value-type="float" office:value="11.952136752136752" table:formula="of:=([.B54]/[.C54])*100" table:style-name="ce6">
            <text:p>11,95213675</text:p>
          </table:table-cell>
          <table:table-cell table:number-columns-repeated="16373"/>
        </table:table-row>
        <table:table-row table:style-name="ro2">
          <table:table-cell office:value-type="date" office:date-value="2016-06-15T00:00:00" table:style-name="ce4">
            <text:p>15/06/2016</text:p>
          </table:table-cell>
          <table:table-cell office:value-type="float" office:value="48.43" table:style-name="ce5">
            <text:p>48,43</text:p>
          </table:table-cell>
          <table:table-cell office:value-type="float" office:value="418" table:style-name="ce5">
            <text:p>418</text:p>
          </table:table-cell>
          <table:table-cell office:value-type="float" office:value="0.61899999999999999" table:style-name="ce5">
            <text:p>0,619</text:p>
          </table:table-cell>
          <table:table-cell office:value-type="float" office:value="1.1990000000000001" table:style-name="ce5">
            <text:p>1,199</text:p>
          </table:table-cell>
          <table:table-cell office:value-type="float" office:value="29.978169999999999" table:formula="of:=[.D55]*[.B55]" table:style-name="ce6">
            <text:p>29,97817</text:p>
          </table:table-cell>
          <table:table-cell office:value-type="float" office:value="58.067570000000003" table:formula="of:=[.E55]*[.B55]" table:style-name="ce6">
            <text:p>58,06757</text:p>
          </table:table-cell>
          <table:table-cell office:value-type="float" office:value="28.089400000000005" table:formula="of:=[.G55]-[.F55]" table:style-name="ce6">
            <text:p>28,0894</text:p>
          </table:table-cell>
          <table:table-cell office:value-type="float" office:value="51.626355296080064" table:formula="of:=([.F55]*100)/[.G55]" table:style-name="ce6">
            <text:p>51,6263553</text:p>
          </table:table-cell>
          <table:table-cell office:value-type="float" office:value="2028.9105999999999" table:formula="of:=[.O2]-[.H55]" table:style-name="ce6">
            <text:p>2028,9106</text:p>
          </table:table-cell>
          <table:table-cell office:value-type="float" office:value="11.586124401913876" table:formula="of:=([.B55]/[.C55])*100" table:style-name="ce6">
            <text:p>11,5861244</text:p>
          </table:table-cell>
          <table:table-cell table:number-columns-repeated="16373"/>
        </table:table-row>
        <table:table-row table:style-name="ro2">
          <table:table-cell office:value-type="date" office:date-value="2016-06-23T00:00:00" table:style-name="ce4">
            <text:p>23/06/2016</text:p>
          </table:table-cell>
          <table:table-cell office:value-type="float" office:value="39.43" table:style-name="ce5">
            <text:p>39,43</text:p>
          </table:table-cell>
          <table:table-cell office:value-type="float" office:value="385" table:style-name="ce5">
            <text:p>385</text:p>
          </table:table-cell>
          <table:table-cell office:value-type="float" office:value="0.61199999999999999" table:style-name="ce5">
            <text:p>0,612</text:p>
          </table:table-cell>
          <table:table-cell office:value-type="float" office:value="1.129" table:style-name="ce5">
            <text:p>1,129</text:p>
          </table:table-cell>
          <table:table-cell office:value-type="float" office:value="24.131159999999998" table:formula="of:=[.D56]*[.B56]" table:style-name="ce6">
            <text:p>24,13116</text:p>
          </table:table-cell>
          <table:table-cell office:value-type="float" office:value="44.516469999999998" table:formula="of:=[.E56]*[.B56]" table:style-name="ce6">
            <text:p>44,51647</text:p>
          </table:table-cell>
          <table:table-cell office:value-type="float" office:value="20.38531" table:formula="of:=[.G56]-[.F56]" table:style-name="ce6">
            <text:p>20,38531</text:p>
          </table:table-cell>
          <table:table-cell office:value-type="float" office:value="54.207263064658989" table:formula="of:=([.F56]*100)/[.G56]" table:style-name="ce6">
            <text:p>54,20726306</text:p>
          </table:table-cell>
          <table:table-cell office:value-type="float" office:value="2036.6146900000001" table:formula="of:=[.O2]-[.H56]" table:style-name="ce6">
            <text:p>2036,61469</text:p>
          </table:table-cell>
          <table:table-cell office:value-type="float" office:value="10.241558441558443" table:formula="of:=([.B56]/[.C56])*100" table:style-name="ce6">
            <text:p>10,24155844</text:p>
          </table:table-cell>
          <table:table-cell table:number-columns-repeated="16373"/>
        </table:table-row>
        <table:table-row table:style-name="ro2">
          <table:table-cell office:value-type="date" office:date-value="2016-07-07T00:00:00" table:style-name="ce4">
            <text:p>07/07/2016</text:p>
          </table:table-cell>
          <table:table-cell office:value-type="float" office:value="41.71" table:style-name="ce5">
            <text:p>41,71</text:p>
          </table:table-cell>
          <table:table-cell office:value-type="float" office:value="352" table:style-name="ce5">
            <text:p>352</text:p>
          </table:table-cell>
          <table:table-cell office:value-type="float" office:value="0.61899999999999999" table:style-name="ce5">
            <text:p>0,619</text:p>
          </table:table-cell>
          <table:table-cell office:value-type="float" office:value="1.1200000000000001" table:style-name="ce5">
            <text:p>1,12</text:p>
          </table:table-cell>
          <table:table-cell office:value-type="float" office:value="25.818490000000001" table:formula="of:=[.D57]*[.B57]" table:style-name="ce6">
            <text:p>25,81849</text:p>
          </table:table-cell>
          <table:table-cell office:value-type="float" office:value="46.715200000000003" table:formula="of:=[.E57]*[.B57]" table:style-name="ce6">
            <text:p>46,7152</text:p>
          </table:table-cell>
          <table:table-cell office:value-type="float" office:value="20.896710000000002" table:formula="of:=[.G57]-[.F57]" table:style-name="ce6">
            <text:p>20,89671</text:p>
          </table:table-cell>
          <table:table-cell office:value-type="float" office:value="55.267857142857146" table:formula="of:=([.F57]*100)/[.G57]" table:style-name="ce6">
            <text:p>55,26785714</text:p>
          </table:table-cell>
          <table:table-cell office:value-type="float" office:value="2036.10329" table:formula="of:=[.O2]-[.H57]" table:style-name="ce6">
            <text:p>2036,10329</text:p>
          </table:table-cell>
          <table:table-cell office:value-type="float" office:value="11.849431818181818" table:formula="of:=([.B57]/[.C57])*100" table:style-name="ce6">
            <text:p>11,84943182</text:p>
          </table:table-cell>
          <table:table-cell table:number-columns-repeated="16373"/>
        </table:table-row>
        <table:table-row table:style-name="ro2">
          <table:table-cell office:value-type="date" office:date-value="2016-07-16T00:00:00" table:style-name="ce4">
            <text:p>16/07/2016</text:p>
          </table:table-cell>
          <table:table-cell office:value-type="float" office:value="41.64" table:style-name="ce5">
            <text:p>41,64</text:p>
          </table:table-cell>
          <table:table-cell office:value-type="float" office:value="316.3" table:style-name="ce5">
            <text:p>316,3</text:p>
          </table:table-cell>
          <table:table-cell office:value-type="float" office:value="0.629" table:style-name="ce5">
            <text:p>0,629</text:p>
          </table:table-cell>
          <table:table-cell office:value-type="float" office:value="1.119" table:style-name="ce5">
            <text:p>1,119</text:p>
          </table:table-cell>
          <table:table-cell office:value-type="float" office:value="26.191559999999999" table:formula="of:=[.D58]*[.B58]" table:style-name="ce6">
            <text:p>26,19156</text:p>
          </table:table-cell>
          <table:table-cell office:value-type="float" office:value="46.59516" table:formula="of:=[.E58]*[.B58]" table:style-name="ce6">
            <text:p>46,59516</text:p>
          </table:table-cell>
          <table:table-cell office:value-type="float" office:value="20.403600000000001" table:formula="of:=[.G58]-[.F58]" table:style-name="ce6">
            <text:p>20,4036</text:p>
          </table:table-cell>
          <table:table-cell office:value-type="float" office:value="56.210902591599641" table:formula="of:=([.F58]*100)/[.G58]" table:style-name="ce6">
            <text:p>56,21090259</text:p>
          </table:table-cell>
          <table:table-cell office:value-type="float" office:value="2036.5963999999999" table:formula="of:=[.O2]-[.H58]" table:style-name="ce6">
            <text:p>2036,5964</text:p>
          </table:table-cell>
          <table:table-cell office:value-type="float" office:value="13.164717040784065" table:formula="of:=([.B58]/[.C58])*100" table:style-name="ce6">
            <text:p>13,16471704</text:p>
          </table:table-cell>
          <table:table-cell table:number-columns-repeated="16373"/>
        </table:table-row>
        <table:table-row table:style-name="ro2">
          <table:table-cell office:value-type="date" office:date-value="2016-07-22T00:00:00" table:style-name="ce4">
            <text:p>22/07/2016</text:p>
          </table:table-cell>
          <table:table-cell office:value-type="float" office:value="42.63" table:style-name="ce5">
            <text:p>42,63</text:p>
          </table:table-cell>
          <table:table-cell office:value-type="float" office:value="356.8" table:style-name="ce5">
            <text:p>356,8</text:p>
          </table:table-cell>
          <table:table-cell office:value-type="float" office:value="0.629" table:style-name="ce5">
            <text:p>0,629</text:p>
          </table:table-cell>
          <table:table-cell office:value-type="float" office:value="1.1040000000000001" table:style-name="ce5">
            <text:p>1,104</text:p>
          </table:table-cell>
          <table:table-cell office:value-type="float" office:value="26.81427" table:formula="of:=[.D59]*[.B59]" table:style-name="ce6">
            <text:p>26,81427</text:p>
          </table:table-cell>
          <table:table-cell office:value-type="float" office:value="47.063520000000004" table:formula="of:=[.E59]*[.B59]" table:style-name="ce6">
            <text:p>47,06352</text:p>
          </table:table-cell>
          <table:table-cell office:value-type="float" office:value="20.249250000000004" table:formula="of:=[.G59]-[.F59]" table:style-name="ce6">
            <text:p>20,24925</text:p>
          </table:table-cell>
          <table:table-cell office:value-type="float" office:value="56.974637681159422" table:formula="of:=([.F59]*100)/[.G59]" table:style-name="ce6">
            <text:p>56,97463768</text:p>
          </table:table-cell>
          <table:table-cell office:value-type="float" office:value="2036.7507499999999" table:formula="of:=[.O2]-[.H59]" table:style-name="ce6">
            <text:p>2036,75075</text:p>
          </table:table-cell>
          <table:table-cell office:value-type="float" office:value="11.94786995515695" table:formula="of:=([.B59]/[.C59])*100" table:style-name="ce6">
            <text:p>11,94786996</text:p>
          </table:table-cell>
          <table:table-cell table:style-name="ce7">
            <draw:frame draw:z-index="3" draw:id="id2" draw:style-name="a2" draw:name="Gráfico 7" svg:x="0.14449in" svg:y="0.00472in" svg:width="8.75669in" svg:height="2.7889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office:value-type="date" office:date-value="2016-08-01T00:00:00" table:style-name="ce4">
            <text:p>01/08/2016</text:p>
          </table:table-cell>
          <table:table-cell office:value-type="float" office:value="42.34" table:style-name="ce5">
            <text:p>42,34</text:p>
          </table:table-cell>
          <table:table-cell office:value-type="float" office:value="288" table:style-name="ce5">
            <text:p>288</text:p>
          </table:table-cell>
          <table:table-cell office:value-type="float" office:value="0.629" table:style-name="ce5">
            <text:p>0,629</text:p>
          </table:table-cell>
          <table:table-cell office:value-type="float" office:value="1.119" table:style-name="ce5">
            <text:p>1,119</text:p>
          </table:table-cell>
          <table:table-cell office:value-type="float" office:value="26.631860000000003" table:formula="of:=[.D60]*[.B60]" table:style-name="ce6">
            <text:p>26,63186</text:p>
          </table:table-cell>
          <table:table-cell office:value-type="float" office:value="47.378460000000004" table:formula="of:=[.E60]*[.B60]" table:style-name="ce6">
            <text:p>47,37846</text:p>
          </table:table-cell>
          <table:table-cell office:value-type="float" office:value="20.746600000000001" table:formula="of:=[.G60]-[.F60]" table:style-name="ce6">
            <text:p>20,7466</text:p>
          </table:table-cell>
          <table:table-cell office:value-type="float" office:value="56.210902591599641" table:formula="of:=([.F60]*100)/[.G60]" table:style-name="ce6">
            <text:p>56,21090259</text:p>
          </table:table-cell>
          <table:table-cell office:value-type="float" office:value="2036.2534000000001" table:formula="of:=[.O2]-[.H60]" table:style-name="ce6">
            <text:p>2036,2534</text:p>
          </table:table-cell>
          <table:table-cell office:value-type="float" office:value="14.701388888888889" table:formula="of:=([.B60]/[.C60])*100" table:style-name="ce6">
            <text:p>14,70138889</text:p>
          </table:table-cell>
          <table:table-cell table:number-columns-repeated="16373"/>
        </table:table-row>
        <table:table-row table:style-name="ro2">
          <table:table-cell office:value-type="date" office:date-value="2016-08-09T00:00:00" table:style-name="ce4">
            <text:p>09/08/2016</text:p>
          </table:table-cell>
          <table:table-cell office:value-type="float" office:value="28.96" table:style-name="ce5">
            <text:p>28,96</text:p>
          </table:table-cell>
          <table:table-cell office:value-type="float" office:value="55" table:style-name="ce5">
            <text:p>55</text:p>
          </table:table-cell>
          <table:table-cell office:value-type="float" office:value="0.66200000000000003" table:style-name="ce5">
            <text:p>0,662</text:p>
          </table:table-cell>
          <table:table-cell office:value-type="float" office:value="1.1240000000000001" table:style-name="ce5">
            <text:p>1,124</text:p>
          </table:table-cell>
          <table:table-cell office:value-type="float" office:value="19.171520000000001" table:formula="of:=[.D61]*[.B61]" table:style-name="ce6">
            <text:p>19,17152</text:p>
          </table:table-cell>
          <table:table-cell office:value-type="float" office:value="32.551040000000008" table:formula="of:=[.E61]*[.B61]" table:style-name="ce6">
            <text:p>32,55104</text:p>
          </table:table-cell>
          <table:table-cell office:value-type="float" office:value="13.379520000000007" table:formula="of:=[.G61]-[.F61]" table:style-name="ce6">
            <text:p>13,37952</text:p>
          </table:table-cell>
          <table:table-cell office:value-type="float" office:value="58.896797153024899" table:formula="of:=([.F61]*100)/[.G61]" table:style-name="ce6">
            <text:p>58,89679715</text:p>
          </table:table-cell>
          <table:table-cell office:value-type="float" office:value="2043.62048" table:formula="of:=[.O2]-[.H61]" table:style-name="ce6">
            <text:p>2043,62048</text:p>
          </table:table-cell>
          <table:table-cell office:value-type="float" office:value="52.654545454545456" table:formula="of:=([.B61]/[.C61])*100" table:style-name="ce6">
            <text:p>52,65454545</text:p>
          </table:table-cell>
          <table:table-cell table:number-columns-repeated="16373"/>
        </table:table-row>
        <table:table-row table:style-name="ro2">
          <table:table-cell office:value-type="date" office:date-value="2016-08-13T00:00:00" table:style-name="ce4">
            <text:p>13/08/2016</text:p>
          </table:table-cell>
          <table:table-cell office:value-type="float" office:value="12.17" table:style-name="ce5">
            <text:p>12,17</text:p>
          </table:table-cell>
          <table:table-cell office:value-type="float" office:value="409.4" table:style-name="ce5">
            <text:p>409,4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1240000000000001" table:style-name="ce5">
            <text:p>1,124</text:p>
          </table:table-cell>
          <table:table-cell office:value-type="float" office:value="8.0200300000000002" table:formula="of:=[.D62]*[.B62]" table:style-name="ce6">
            <text:p>8,02003</text:p>
          </table:table-cell>
          <table:table-cell office:value-type="float" office:value="13.679080000000001" table:formula="of:=[.E62]*[.B62]" table:style-name="ce6">
            <text:p>13,67908</text:p>
          </table:table-cell>
          <table:table-cell office:value-type="float" office:value="5.6590500000000006" table:formula="of:=[.G62]-[.F62]" table:style-name="ce6">
            <text:p>5,65905</text:p>
          </table:table-cell>
          <table:table-cell office:value-type="float" office:value="58.629893238434164" table:formula="of:=([.F62]*100)/[.G62]" table:style-name="ce6">
            <text:p>58,62989324</text:p>
          </table:table-cell>
          <table:table-cell office:value-type="float" office:value="2051.3409499999998" table:formula="of:=[.O2]-[.H62]" table:style-name="ce6">
            <text:p>2051,34095</text:p>
          </table:table-cell>
          <table:table-cell office:value-type="float" office:value="2.9726428920371273" table:formula="of:=([.B62]/[.C62])*100" table:style-name="ce6">
            <text:p>2,972642892</text:p>
          </table:table-cell>
          <table:table-cell table:number-columns-repeated="16373"/>
        </table:table-row>
        <table:table-row table:style-name="ro2">
          <table:table-cell office:value-type="date" office:date-value="2016-08-15T00:00:00" table:style-name="ce4">
            <text:p>15/08/2016</text:p>
          </table:table-cell>
          <table:table-cell office:value-type="float" office:value="32.729999999999997" table:style-name="ce5">
            <text:p>32,73</text:p>
          </table:table-cell>
          <table:table-cell office:value-type="float" office:value="316.7" table:style-name="ce5">
            <text:p>316,7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145" table:style-name="ce5">
            <text:p>1,145</text:p>
          </table:table-cell>
          <table:table-cell office:value-type="float" office:value="21.56907" table:formula="of:=[.D63]*[.B63]" table:style-name="ce6">
            <text:p>21,56907</text:p>
          </table:table-cell>
          <table:table-cell office:value-type="float" office:value="37.475849999999994" table:formula="of:=[.E63]*[.B63]" table:style-name="ce6">
            <text:p>37,47585</text:p>
          </table:table-cell>
          <table:table-cell office:value-type="float" office:value="15.906779999999994" table:formula="of:=[.G63]-[.F63]" table:style-name="ce6">
            <text:p>15,90678</text:p>
          </table:table-cell>
          <table:table-cell office:value-type="float" office:value="57.554585152838442" table:formula="of:=([.F63]*100)/[.G63]" table:style-name="ce6">
            <text:p>57,55458515</text:p>
          </table:table-cell>
          <table:table-cell office:value-type="float" office:value="2041.09322" table:formula="of:=[.O2]-[.H63]" table:style-name="ce6">
            <text:p>2041,09322</text:p>
          </table:table-cell>
          <table:table-cell office:value-type="float" office:value="10.334701610356804" table:formula="of:=([.B63]/[.C63])*100" table:style-name="ce6">
            <text:p>10,33470161</text:p>
          </table:table-cell>
          <table:table-cell table:number-columns-repeated="16373"/>
        </table:table-row>
        <table:table-row table:style-name="ro2">
          <table:table-cell office:value-type="date" office:date-value="2016-08-27T00:00:00" table:style-name="ce4">
            <text:p>27/08/2016</text:p>
          </table:table-cell>
          <table:table-cell office:value-type="float" office:value="43.02" table:style-name="ce5">
            <text:p>43,02</text:p>
          </table:table-cell>
          <table:table-cell office:value-type="float" office:value="403.1" table:style-name="ce5">
            <text:p>403,1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145" table:style-name="ce5">
            <text:p>1,145</text:p>
          </table:table-cell>
          <table:table-cell office:value-type="float" office:value="28.350180000000002" table:formula="of:=[.D64]*[.B64]" table:style-name="ce6">
            <text:p>28,35018</text:p>
          </table:table-cell>
          <table:table-cell office:value-type="float" office:value="49.257900000000006" table:formula="of:=[.E64]*[.B64]" table:style-name="ce6">
            <text:p>49,2579</text:p>
          </table:table-cell>
          <table:table-cell office:value-type="float" office:value="20.907720000000005" table:formula="of:=[.G64]-[.F64]" table:style-name="ce6">
            <text:p>20,90772</text:p>
          </table:table-cell>
          <table:table-cell office:value-type="float" office:value="57.55458515283842" table:formula="of:=([.F64]*100)/[.G64]" table:style-name="ce6">
            <text:p>57,55458515</text:p>
          </table:table-cell>
          <table:table-cell office:value-type="float" office:value="2036.0922800000001" table:formula="of:=[.O2]-[.H64]" table:style-name="ce6">
            <text:p>2036,09228</text:p>
          </table:table-cell>
          <table:table-cell office:value-type="float" office:value="10.672289754403375" table:formula="of:=([.B64]/[.C64])*100" table:style-name="ce6">
            <text:p>10,67228975</text:p>
          </table:table-cell>
          <table:table-cell table:number-columns-repeated="16373"/>
        </table:table-row>
        <table:table-row table:style-name="ro2">
          <table:table-cell office:value-type="date" office:date-value="2016-08-28T00:00:00" table:style-name="ce4">
            <text:p>28/08/2016</text:p>
          </table:table-cell>
          <table:table-cell office:value-type="float" office:value="39.51" table:style-name="ce5">
            <text:p>39,51</text:p>
          </table:table-cell>
          <table:table-cell office:value-type="float" office:value="340" table:style-name="ce5">
            <text:p>340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129" table:style-name="ce5">
            <text:p>1,129</text:p>
          </table:table-cell>
          <table:table-cell office:value-type="float" office:value="26.037089999999999" table:formula="of:=[.D65]*[.B65]" table:style-name="ce6">
            <text:p>26,03709</text:p>
          </table:table-cell>
          <table:table-cell office:value-type="float" office:value="44.606789999999997" table:formula="of:=[.E65]*[.B65]" table:style-name="ce6">
            <text:p>44,60679</text:p>
          </table:table-cell>
          <table:table-cell office:value-type="float" office:value="18.569699999999997" table:formula="of:=[.G65]-[.F65]" table:style-name="ce6">
            <text:p>18,5697</text:p>
          </table:table-cell>
          <table:table-cell office:value-type="float" office:value="58.370239149689993" table:formula="of:=([.F65]*100)/[.G65]" table:style-name="ce6">
            <text:p>58,37023915</text:p>
          </table:table-cell>
          <table:table-cell office:value-type="float" office:value="2038.4303" table:formula="of:=[.O2]-[.H65]" table:style-name="ce6">
            <text:p>2038,4303</text:p>
          </table:table-cell>
          <table:table-cell office:value-type="float" office:value="11.620588235294118" table:formula="of:=([.B65]/[.C65])*100" table:style-name="ce6">
            <text:p>11,62058824</text:p>
          </table:table-cell>
          <table:table-cell table:number-columns-repeated="16373"/>
        </table:table-row>
        <table:table-row table:style-name="ro2">
          <table:table-cell office:value-type="date" office:date-value="2016-09-06T00:00:00" table:style-name="ce4">
            <text:p>06/09/2016</text:p>
          </table:table-cell>
          <table:table-cell office:value-type="float" office:value="35.6" table:style-name="ce5">
            <text:p>35,6</text:p>
          </table:table-cell>
          <table:table-cell office:value-type="float" office:value="358.6" table:style-name="ce5">
            <text:p>358,6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129" table:style-name="ce5">
            <text:p>1,129</text:p>
          </table:table-cell>
          <table:table-cell office:value-type="float" office:value="23.460400000000003" table:formula="of:=[.D66]*[.B66]" table:style-name="ce6">
            <text:p>23,4604</text:p>
          </table:table-cell>
          <table:table-cell office:value-type="float" office:value="40.192399999999999" table:formula="of:=[.E66]*[.B66]" table:style-name="ce6">
            <text:p>40,1924</text:p>
          </table:table-cell>
          <table:table-cell office:value-type="float" office:value="16.731999999999996" table:formula="of:=[.G66]-[.F66]" table:style-name="ce6">
            <text:p>16,732</text:p>
          </table:table-cell>
          <table:table-cell office:value-type="float" office:value="58.370239149690001" table:formula="of:=([.F66]*100)/[.G66]" table:style-name="ce6">
            <text:p>58,37023915</text:p>
          </table:table-cell>
          <table:table-cell office:value-type="float" office:value="2040.268" table:formula="of:=[.O2]-[.H66]" table:style-name="ce6">
            <text:p>2040,268</text:p>
          </table:table-cell>
          <table:table-cell office:value-type="float" office:value="9.9274958170663687" table:formula="of:=([.B66]/[.C66])*100" table:style-name="ce6">
            <text:p>9,927495817</text:p>
          </table:table-cell>
          <table:table-cell table:number-columns-repeated="16373"/>
        </table:table-row>
        <table:table-row table:style-name="ro2">
          <table:table-cell office:value-type="date" office:date-value="2016-09-20T00:00:00" table:style-name="ce4">
            <text:p>20/09/2016</text:p>
          </table:table-cell>
          <table:table-cell office:value-type="float" office:value="43.5" table:style-name="ce5">
            <text:p>43,5</text:p>
          </table:table-cell>
          <table:table-cell office:value-type="float" office:value="344.6" table:style-name="ce5">
            <text:p>344,6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129" table:style-name="ce5">
            <text:p>1,129</text:p>
          </table:table-cell>
          <table:table-cell office:value-type="float" office:value="28.666500000000003" table:formula="of:=[.D67]*[.B67]" table:style-name="ce6">
            <text:p>28,6665</text:p>
          </table:table-cell>
          <table:table-cell office:value-type="float" office:value="49.111499999999999" table:formula="of:=[.E67]*[.B67]" table:style-name="ce6">
            <text:p>49,1115</text:p>
          </table:table-cell>
          <table:table-cell office:value-type="float" office:value="20.444999999999997" table:formula="of:=[.G67]-[.F67]" table:style-name="ce6">
            <text:p>20,445</text:p>
          </table:table-cell>
          <table:table-cell office:value-type="float" office:value="58.370239149689993" table:formula="of:=([.F67]*100)/[.G67]" table:style-name="ce6">
            <text:p>58,37023915</text:p>
          </table:table-cell>
          <table:table-cell office:value-type="float" office:value="2036.5550000000001" table:formula="of:=[.O2]-[.H67]" table:style-name="ce6">
            <text:p>2036,555</text:p>
          </table:table-cell>
          <table:table-cell office:value-type="float" office:value="12.623331398723156" table:formula="of:=([.B67]/[.C67])*100" table:style-name="ce6">
            <text:p>12,6233314</text:p>
          </table:table-cell>
          <table:table-cell table:number-columns-repeated="16373"/>
        </table:table-row>
        <table:table-row table:style-name="ro2">
          <table:table-cell office:value-type="date" office:date-value="2016-09-29T00:00:00" table:style-name="ce4">
            <text:p>29/09/2016</text:p>
          </table:table-cell>
          <table:table-cell office:value-type="float" office:value="50.6" table:style-name="ce5">
            <text:p>50,6</text:p>
          </table:table-cell>
          <table:table-cell office:value-type="float" office:value="382.1" table:style-name="ce5">
            <text:p>382,1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19" table:style-name="ce5">
            <text:p>1,119</text:p>
          </table:table-cell>
          <table:table-cell office:value-type="float" office:value="29.8034" table:formula="of:=[.D68]*[.B68]" table:style-name="ce6">
            <text:p>29,8034</text:p>
          </table:table-cell>
          <table:table-cell office:value-type="float" office:value="56.621400000000001" table:formula="of:=[.E68]*[.B68]" table:style-name="ce6">
            <text:p>56,6214</text:p>
          </table:table-cell>
          <table:table-cell office:value-type="float" office:value="26.818000000000001" table:formula="of:=[.G68]-[.F68]" table:style-name="ce6">
            <text:p>26,818</text:p>
          </table:table-cell>
          <table:table-cell office:value-type="float" office:value="52.636282394995533" table:formula="of:=([.F68]*100)/[.G68]" table:style-name="ce6">
            <text:p>52,63628239</text:p>
          </table:table-cell>
          <table:table-cell office:value-type="float" office:value="2030.182" table:formula="of:=[.O2]-[.H68]" table:style-name="ce6">
            <text:p>2030,182</text:p>
          </table:table-cell>
          <table:table-cell office:value-type="float" office:value="13.242606647474483" table:formula="of:=([.B68]/[.C68])*100" table:style-name="ce6">
            <text:p>13,24260665</text:p>
          </table:table-cell>
          <table:table-cell table:number-columns-repeated="16373"/>
        </table:table-row>
        <table:table-row table:style-name="ro2">
          <table:table-cell office:value-type="date" office:date-value="2016-10-02T00:00:00" table:style-name="ce4">
            <text:p>02/10/2016</text:p>
          </table:table-cell>
          <table:table-cell office:value-type="float" office:value="44.14" table:style-name="ce5">
            <text:p>44,14</text:p>
          </table:table-cell>
          <table:table-cell office:value-type="float" office:value="310.8" table:style-name="ce5">
            <text:p>310,8</text:p>
          </table:table-cell>
          <table:table-cell office:value-type="float" office:value="0.58899999999999997" table:style-name="ce5">
            <text:p>0,589</text:p>
          </table:table-cell>
          <table:table-cell office:value-type="float" office:value="1.159" table:style-name="ce5">
            <text:p>1,159</text:p>
          </table:table-cell>
          <table:table-cell office:value-type="float" office:value="25.998459999999998" table:formula="of:=[.D69]*[.B69]" table:style-name="ce6">
            <text:p>25,99846</text:p>
          </table:table-cell>
          <table:table-cell office:value-type="float" office:value="51.158259999999999" table:formula="of:=[.E69]*[.B69]" table:style-name="ce6">
            <text:p>51,15826</text:p>
          </table:table-cell>
          <table:table-cell office:value-type="float" office:value="25.159800000000001" table:formula="of:=[.G69]-[.F69]" table:style-name="ce6">
            <text:p>25,1598</text:p>
          </table:table-cell>
          <table:table-cell office:value-type="float" office:value="50.819672131147541" table:formula="of:=([.F69]*100)/[.G69]" table:style-name="ce6">
            <text:p>50,81967213</text:p>
          </table:table-cell>
          <table:table-cell office:value-type="float" office:value="2031.8402000000001" table:formula="of:=[.O2]-[.H69]" table:style-name="ce6">
            <text:p>2031,8402</text:p>
          </table:table-cell>
          <table:table-cell office:value-type="float" office:value="14.202059202059203" table:formula="of:=([.B69]/[.C69])*100" table:style-name="ce6">
            <text:p>14,2020592</text:p>
          </table:table-cell>
          <table:table-cell table:number-columns-repeated="16373"/>
        </table:table-row>
        <table:table-row table:style-name="ro2">
          <table:table-cell office:value-type="date" office:date-value="2016-10-08T00:00:00" table:style-name="ce4">
            <text:p>08/10/2016</text:p>
          </table:table-cell>
          <table:table-cell office:value-type="float" office:value="43.77" table:style-name="ce5">
            <text:p>43,77</text:p>
          </table:table-cell>
          <table:table-cell office:value-type="float" office:value="360.5" table:style-name="ce5">
            <text:p>360,5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69" table:style-name="ce5">
            <text:p>1,169</text:p>
          </table:table-cell>
          <table:table-cell office:value-type="float" office:value="26.655930000000001" table:formula="of:=[.D70]*[.B70]" table:style-name="ce6">
            <text:p>26,65593</text:p>
          </table:table-cell>
          <table:table-cell office:value-type="float" office:value="51.167130000000007" table:formula="of:=[.E70]*[.B70]" table:style-name="ce6">
            <text:p>51,16713</text:p>
          </table:table-cell>
          <table:table-cell office:value-type="float" office:value="24.511200000000006" table:formula="of:=[.G70]-[.F70]" table:style-name="ce6">
            <text:p>24,5112</text:p>
          </table:table-cell>
          <table:table-cell office:value-type="float" office:value="52.095808383233532" table:formula="of:=([.F70]*100)/[.G70]" table:style-name="ce6">
            <text:p>52,09580838</text:p>
          </table:table-cell>
          <table:table-cell office:value-type="float" office:value="2032.4888000000001" table:formula="of:=[.O2]-[.H70]" table:style-name="ce6">
            <text:p>2032,4888</text:p>
          </table:table-cell>
          <table:table-cell office:value-type="float" office:value="12.141470180305133" table:formula="of:=([.B70]/[.C70])*100" table:style-name="ce6">
            <text:p>12,14147018</text:p>
          </table:table-cell>
          <table:table-cell table:number-columns-repeated="16373"/>
        </table:table-row>
        <table:table-row table:style-name="ro2">
          <table:table-cell office:value-type="date" office:date-value="2016-10-18T00:00:00" table:style-name="ce4">
            <text:p>18/10/2016</text:p>
          </table:table-cell>
          <table:table-cell office:value-type="float" office:value="49.7" table:style-name="ce5">
            <text:p>49,7</text:p>
          </table:table-cell>
          <table:table-cell office:value-type="float" office:value="370" table:style-name="ce5">
            <text:p>370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69" table:style-name="ce5">
            <text:p>1,169</text:p>
          </table:table-cell>
          <table:table-cell office:value-type="float" office:value="30.267300000000002" table:formula="of:=[.D71]*[.B71]" table:style-name="ce6">
            <text:p>30,2673</text:p>
          </table:table-cell>
          <table:table-cell office:value-type="float" office:value="58.099300000000007" table:formula="of:=[.E71]*[.B71]" table:style-name="ce6">
            <text:p>58,0993</text:p>
          </table:table-cell>
          <table:table-cell office:value-type="float" office:value="27.832000000000004" table:formula="of:=[.G71]-[.F71]" table:style-name="ce6">
            <text:p>27,832</text:p>
          </table:table-cell>
          <table:table-cell office:value-type="float" office:value="52.095808383233525" table:formula="of:=([.F71]*100)/[.G71]" table:style-name="ce6">
            <text:p>52,09580838</text:p>
          </table:table-cell>
          <table:table-cell office:value-type="float" office:value="2029.1679999999999" table:formula="of:=[.O2]-[.H71]" table:style-name="ce6">
            <text:p>2029,168</text:p>
          </table:table-cell>
          <table:table-cell office:value-type="float" office:value="13.432432432432433" table:formula="of:=([.B71]/[.C71])*100" table:style-name="ce6">
            <text:p>13,43243243</text:p>
          </table:table-cell>
          <table:table-cell table:number-columns-repeated="16373"/>
        </table:table-row>
        <table:table-row table:style-name="ro2">
          <table:table-cell office:value-type="date" office:date-value="2016-11-11T00:00:00" table:style-name="ce4">
            <text:p>11/11/2016</text:p>
          </table:table-cell>
          <table:table-cell office:value-type="float" office:value="33.76" table:style-name="ce5">
            <text:p>33,76</text:p>
          </table:table-cell>
          <table:table-cell office:value-type="float" office:value="308" table:style-name="ce5">
            <text:p>308</text:p>
          </table:table-cell>
          <table:table-cell office:value-type="float" office:value="0.60599999999999998" table:style-name="ce5">
            <text:p>0,606</text:p>
          </table:table-cell>
          <table:table-cell office:value-type="float" office:value="1.139" table:style-name="ce5">
            <text:p>1,139</text:p>
          </table:table-cell>
          <table:table-cell office:value-type="float" office:value="20.458559999999999" table:formula="of:=[.D72]*[.B72]" table:style-name="ce6">
            <text:p>20,45856</text:p>
          </table:table-cell>
          <table:table-cell office:value-type="float" office:value="38.452639999999995" table:formula="of:=[.E72]*[.B72]" table:style-name="ce6">
            <text:p>38,45264</text:p>
          </table:table-cell>
          <table:table-cell office:value-type="float" office:value="17.994079999999997" table:formula="of:=[.G72]-[.F72]" table:style-name="ce6">
            <text:p>17,99408</text:p>
          </table:table-cell>
          <table:table-cell office:value-type="float" office:value="53.204565408252854" table:formula="of:=([.F72]*100)/[.G72]" table:style-name="ce6">
            <text:p>53,20456541</text:p>
          </table:table-cell>
          <table:table-cell office:value-type="float" office:value="2039.0059200000001" table:formula="of:=[.O2]-[.H72]" table:style-name="ce6">
            <text:p>2039,00592</text:p>
          </table:table-cell>
          <table:table-cell office:value-type="float" office:value="10.961038961038961" table:formula="of:=([.B72]/[.C72])*100" table:style-name="ce6">
            <text:p>10,96103896</text:p>
          </table:table-cell>
          <table:table-cell table:number-columns-repeated="16373"/>
        </table:table-row>
        <table:table-row table:style-name="ro2">
          <table:table-cell office:value-type="date" office:date-value="2016-11-13T00:00:00" table:style-name="ce4">
            <text:p>13/11/2016</text:p>
          </table:table-cell>
          <table:table-cell office:value-type="float" office:value="23.67" table:style-name="ce5">
            <text:p>23,67</text:p>
          </table:table-cell>
          <table:table-cell office:value-type="float" office:value="420.8" table:style-name="ce5">
            <text:p>420,8</text:p>
          </table:table-cell>
          <table:table-cell office:value-type="float" office:value="0.60599999999999998" table:style-name="ce5">
            <text:p>0,606</text:p>
          </table:table-cell>
          <table:table-cell office:value-type="float" office:value="1.129" table:style-name="ce5">
            <text:p>1,129</text:p>
          </table:table-cell>
          <table:table-cell office:value-type="float" office:value="14.34402" table:formula="of:=[.D73]*[.B73]" table:style-name="ce6">
            <text:p>14,34402</text:p>
          </table:table-cell>
          <table:table-cell office:value-type="float" office:value="26.72343" table:formula="of:=[.E73]*[.B73]" table:style-name="ce6">
            <text:p>26,72343</text:p>
          </table:table-cell>
          <table:table-cell office:value-type="float" office:value="12.37941" table:formula="of:=[.G73]-[.F73]" table:style-name="ce6">
            <text:p>12,37941</text:p>
          </table:table-cell>
          <table:table-cell office:value-type="float" office:value="53.675819309123121" table:formula="of:=([.F73]*100)/[.G73]" table:style-name="ce6">
            <text:p>53,67581931</text:p>
          </table:table-cell>
          <table:table-cell office:value-type="float" office:value="2044.62059" table:formula="of:=[.O2]-[.H73]" table:style-name="ce6">
            <text:p>2044,62059</text:p>
          </table:table-cell>
          <table:table-cell office:value-type="float" office:value="5.625" table:formula="of:=([.B73]/[.C73])*100" table:style-name="ce6">
            <text:p>5,625</text:p>
          </table:table-cell>
          <table:table-cell table:number-columns-repeated="16373"/>
        </table:table-row>
        <table:table-row table:style-name="ro2">
          <table:table-cell office:value-type="date" office:date-value="2016-11-15T00:00:00" table:style-name="ce4">
            <text:p>15/11/2016</text:p>
          </table:table-cell>
          <table:table-cell office:value-type="float" office:value="43.8" table:style-name="ce5">
            <text:p>43,8</text:p>
          </table:table-cell>
          <table:table-cell office:value-type="float" office:value="217" table:style-name="ce5">
            <text:p>217</text:p>
          </table:table-cell>
          <table:table-cell office:value-type="float" office:value="0.60599999999999998" table:style-name="ce5">
            <text:p>0,606</text:p>
          </table:table-cell>
          <table:table-cell office:value-type="float" office:value="1.139" table:style-name="ce5">
            <text:p>1,139</text:p>
          </table:table-cell>
          <table:table-cell office:value-type="float" office:value="26.542799999999996" table:formula="of:=[.D74]*[.B74]" table:style-name="ce6">
            <text:p>26,5428</text:p>
          </table:table-cell>
          <table:table-cell office:value-type="float" office:value="49.888199999999998" table:formula="of:=[.E74]*[.B74]" table:style-name="ce6">
            <text:p>49,8882</text:p>
          </table:table-cell>
          <table:table-cell office:value-type="float" office:value="23.345400000000001" table:formula="of:=[.G74]-[.F74]" table:style-name="ce6">
            <text:p>23,3454</text:p>
          </table:table-cell>
          <table:table-cell office:value-type="float" office:value="53.204565408252854" table:formula="of:=([.F74]*100)/[.G74]" table:style-name="ce6">
            <text:p>53,20456541</text:p>
          </table:table-cell>
          <table:table-cell office:value-type="float" office:value="2033.6546000000001" table:formula="of:=[.O2]-[.H74]" table:style-name="ce6">
            <text:p>2033,6546</text:p>
          </table:table-cell>
          <table:table-cell office:value-type="float" office:value="20.184331797235021" table:formula="of:=([.B74]/[.C74])*100" table:style-name="ce6">
            <text:p>20,1843318</text:p>
          </table:table-cell>
          <table:table-cell table:number-columns-repeated="16373"/>
        </table:table-row>
        <table:table-row table:style-name="ro2">
          <table:table-cell office:value-type="date" office:date-value="2016-11-15T00:00:00" table:style-name="ce4">
            <text:p>15/11/2016</text:p>
          </table:table-cell>
          <table:table-cell office:value-type="float" office:value="43.57" table:style-name="ce5">
            <text:p>43,57</text:p>
          </table:table-cell>
          <table:table-cell office:value-type="float" office:value="376" table:style-name="ce5">
            <text:p>376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29" table:style-name="ce5">
            <text:p>1,129</text:p>
          </table:table-cell>
          <table:table-cell office:value-type="float" office:value="26.534130000000001" table:formula="of:=[.D75]*[.B75]" table:style-name="ce6">
            <text:p>26,53413</text:p>
          </table:table-cell>
          <table:table-cell office:value-type="float" office:value="49.190530000000003" table:formula="of:=[.E75]*[.B75]" table:style-name="ce6">
            <text:p>49,19053</text:p>
          </table:table-cell>
          <table:table-cell office:value-type="float" office:value="22.656400000000001" table:formula="of:=[.G75]-[.F75]" table:style-name="ce6">
            <text:p>22,6564</text:p>
          </table:table-cell>
          <table:table-cell office:value-type="float" office:value="53.941541186891051" table:formula="of:=([.F75]*100)/[.G75]" table:style-name="ce6">
            <text:p>53,94154119</text:p>
          </table:table-cell>
          <table:table-cell office:value-type="float" office:value="2034.3435999999999" table:formula="of:=[.O2]-[.H75]" table:style-name="ce6">
            <text:p>2034,3436</text:p>
          </table:table-cell>
          <table:table-cell office:value-type="float" office:value="11.587765957446809" table:formula="of:=([.B75]/[.C75])*100" table:style-name="ce6">
            <text:p>11,58776596</text:p>
          </table:table-cell>
          <table:table-cell table:number-columns-repeated="16373"/>
        </table:table-row>
        <table:table-row table:style-name="ro2">
          <table:table-cell office:value-type="date" office:date-value="2016-11-25T00:00:00" table:style-name="ce4">
            <text:p>25/11/2016</text:p>
          </table:table-cell>
          <table:table-cell office:value-type="float" office:value="50.29" table:style-name="ce5">
            <text:p>50,29</text:p>
          </table:table-cell>
          <table:table-cell office:value-type="float" office:value="411" table:style-name="ce5">
            <text:p>411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29" table:style-name="ce5">
            <text:p>1,129</text:p>
          </table:table-cell>
          <table:table-cell office:value-type="float" office:value="30.626609999999999" table:formula="of:=[.D76]*[.B76]" table:style-name="ce6">
            <text:p>30,62661</text:p>
          </table:table-cell>
          <table:table-cell office:value-type="float" office:value="56.777409999999996" table:formula="of:=[.E76]*[.B76]" table:style-name="ce6">
            <text:p>56,77741</text:p>
          </table:table-cell>
          <table:table-cell office:value-type="float" office:value="26.150799999999997" table:formula="of:=[.G76]-[.F76]" table:style-name="ce6">
            <text:p>26,1508</text:p>
          </table:table-cell>
          <table:table-cell office:value-type="float" office:value="53.941541186891058" table:formula="of:=([.F76]*100)/[.G76]" table:style-name="ce6">
            <text:p>53,94154119</text:p>
          </table:table-cell>
          <table:table-cell office:value-type="float" office:value="2030.8492000000001" table:formula="of:=[.O2]-[.H76]" table:style-name="ce6">
            <text:p>2030,8492</text:p>
          </table:table-cell>
          <table:table-cell office:value-type="float" office:value="12.236009732360097" table:formula="of:=([.B76]/[.C76])*100" table:style-name="ce6">
            <text:p>12,23600973</text:p>
          </table:table-cell>
          <table:table-cell table:number-columns-repeated="16373"/>
        </table:table-row>
        <table:table-row table:style-name="ro2">
          <table:table-cell office:value-type="date" office:date-value="2016-11-27T00:00:00" table:style-name="ce4">
            <text:p>27/11/2016</text:p>
          </table:table-cell>
          <table:table-cell office:value-type="float" office:value="48.9" table:style-name="ce5">
            <text:p>48,9</text:p>
          </table:table-cell>
          <table:table-cell office:value-type="float" office:value="220.7" table:style-name="ce5">
            <text:p>220,7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59" table:style-name="ce5">
            <text:p>1,159</text:p>
          </table:table-cell>
          <table:table-cell office:value-type="float" office:value="29.780099999999997" table:formula="of:=[.D77]*[.B77]" table:style-name="ce6">
            <text:p>29,7801</text:p>
          </table:table-cell>
          <table:table-cell office:value-type="float" office:value="56.6751" table:formula="of:=[.E77]*[.B77]" table:style-name="ce6">
            <text:p>56,6751</text:p>
          </table:table-cell>
          <table:table-cell office:value-type="float" office:value="26.895000000000003" table:formula="of:=[.G77]-[.F77]" table:style-name="ce6">
            <text:p>26,895</text:p>
          </table:table-cell>
          <table:table-cell office:value-type="float" office:value="52.545297670405517" table:formula="of:=([.F77]*100)/[.G77]" table:style-name="ce6">
            <text:p>52,54529767</text:p>
          </table:table-cell>
          <table:table-cell office:value-type="float" office:value="2030.105" table:formula="of:=[.O2]-[.H77]" table:style-name="ce6">
            <text:p>2030,105</text:p>
          </table:table-cell>
          <table:table-cell office:value-type="float" office:value="22.156773901223382" table:formula="of:=([.B77]/[.C77])*100" table:style-name="ce6">
            <text:p>22,1567739</text:p>
          </table:table-cell>
          <table:table-cell table:number-columns-repeated="16373"/>
        </table:table-row>
        <table:table-row table:style-name="ro2">
          <table:table-cell office:value-type="date" office:date-value="2016-11-29T00:00:00" table:style-name="ce4">
            <text:p>29/11/2016</text:p>
          </table:table-cell>
          <table:table-cell office:value-type="float" office:value="47.91" table:style-name="ce5">
            <text:p>47,91</text:p>
          </table:table-cell>
          <table:table-cell office:value-type="float" office:value="280" table:style-name="ce5">
            <text:p>280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69" table:style-name="ce5">
            <text:p>1,169</text:p>
          </table:table-cell>
          <table:table-cell office:value-type="float" office:value="29.177189999999996" table:formula="of:=[.D78]*[.B78]" table:style-name="ce6">
            <text:p>29,17719</text:p>
          </table:table-cell>
          <table:table-cell office:value-type="float" office:value="56.006789999999995" table:formula="of:=[.E78]*[.B78]" table:style-name="ce6">
            <text:p>56,00679</text:p>
          </table:table-cell>
          <table:table-cell office:value-type="float" office:value="26.829599999999999" table:formula="of:=[.G78]-[.F78]" table:style-name="ce6">
            <text:p>26,8296</text:p>
          </table:table-cell>
          <table:table-cell office:value-type="float" office:value="52.095808383233532" table:formula="of:=([.F78]*100)/[.G78]" table:style-name="ce6">
            <text:p>52,09580838</text:p>
          </table:table-cell>
          <table:table-cell office:value-type="float" office:value="2030.1704" table:formula="of:=[.O2]-[.H78]" table:style-name="ce6">
            <text:p>2030,1704</text:p>
          </table:table-cell>
          <table:table-cell office:value-type="float" office:value="17.110714285714284" table:formula="of:=([.B78]/[.C78])*100" table:style-name="ce6">
            <text:p>17,11071429</text:p>
          </table:table-cell>
          <table:table-cell table:number-columns-repeated="16373"/>
        </table:table-row>
        <table:table-row table:style-name="ro2">
          <table:table-cell office:value-type="date" office:date-value="2016-12-02T00:00:00" table:style-name="ce4">
            <text:p>02/12/2016</text:p>
          </table:table-cell>
          <table:table-cell office:value-type="float" office:value="24.76" table:style-name="ce5">
            <text:p>24,76</text:p>
          </table:table-cell>
          <table:table-cell office:value-type="float" office:value="330" table:style-name="ce5">
            <text:p>330</text:p>
          </table:table-cell>
          <table:table-cell office:value-type="float" office:value="0.60599999999999998" table:style-name="ce5">
            <text:p>0,606</text:p>
          </table:table-cell>
          <table:table-cell office:value-type="float" office:value="1.2290000000000001" table:style-name="ce5">
            <text:p>1,229</text:p>
          </table:table-cell>
          <table:table-cell office:value-type="float" office:value="15.00456" table:formula="of:=[.D79]*[.B79]" table:style-name="ce6">
            <text:p>15,00456</text:p>
          </table:table-cell>
          <table:table-cell office:value-type="float" office:value="30.430040000000005" table:formula="of:=[.E79]*[.B79]" table:style-name="ce6">
            <text:p>30,43004</text:p>
          </table:table-cell>
          <table:table-cell office:value-type="float" office:value="15.425480000000006" table:formula="of:=[.G79]-[.F79]" table:style-name="ce6">
            <text:p>15,42548</text:p>
          </table:table-cell>
          <table:table-cell office:value-type="float" office:value="49.308380797396246" table:formula="of:=([.F79]*100)/[.G79]" table:style-name="ce6">
            <text:p>49,3083808</text:p>
          </table:table-cell>
          <table:table-cell office:value-type="float" office:value="2041.5745199999999" table:formula="of:=[.O2]-[.H79]" table:style-name="ce6">
            <text:p>2041,57452</text:p>
          </table:table-cell>
          <table:table-cell office:value-type="float" office:value="7.5030303030303029" table:formula="of:=([.B79]/[.C79])*100" table:style-name="ce6">
            <text:p>7,503030303</text:p>
          </table:table-cell>
          <table:table-cell table:number-columns-repeated="16373"/>
        </table:table-row>
        <table:table-row table:style-name="ro2">
          <table:table-cell office:value-type="date" office:date-value="2016-12-04T00:00:00" table:style-name="ce4">
            <text:p>04/12/2016</text:p>
          </table:table-cell>
          <table:table-cell office:value-type="float" office:value="14.5" table:style-name="ce5">
            <text:p>14,5</text:p>
          </table:table-cell>
          <table:table-cell office:value-type="float" office:value="290" table:style-name="ce5">
            <text:p>290</text:p>
          </table:table-cell>
          <table:table-cell office:value-type="float" office:value="0.60599999999999998" table:style-name="ce5">
            <text:p>0,606</text:p>
          </table:table-cell>
          <table:table-cell office:value-type="float" office:value="1.2290000000000001" table:style-name="ce5">
            <text:p>1,229</text:p>
          </table:table-cell>
          <table:table-cell office:value-type="float" office:value="8.786999999999999" table:formula="of:=[.D80]*[.B80]" table:style-name="ce6">
            <text:p>8,787</text:p>
          </table:table-cell>
          <table:table-cell office:value-type="float" office:value="17.820500000000003" table:formula="of:=[.E80]*[.B80]" table:style-name="ce6">
            <text:p>17,8205</text:p>
          </table:table-cell>
          <table:table-cell office:value-type="float" office:value="9.0335000000000036" table:formula="of:=[.G80]-[.F80]" table:style-name="ce6">
            <text:p>9,0335</text:p>
          </table:table-cell>
          <table:table-cell office:value-type="float" office:value="49.308380797396246" table:formula="of:=([.F80]*100)/[.G80]" table:style-name="ce6">
            <text:p>49,3083808</text:p>
          </table:table-cell>
          <table:table-cell office:value-type="float" office:value="2047.9665" table:formula="of:=[.O2]-[.H80]" table:style-name="ce6">
            <text:p>2047,9665</text:p>
          </table:table-cell>
          <table:table-cell office:value-type="float" office:value="5" table:formula="of:=([.B80]/[.C80])*100" table:style-name="ce6">
            <text:p>5</text:p>
          </table:table-cell>
          <table:table-cell table:number-columns-repeated="16373"/>
        </table:table-row>
        <table:table-row table:style-name="ro2">
          <table:table-cell office:value-type="date" office:date-value="2016-12-06T00:00:00" table:style-name="ce4">
            <text:p>06/12/2016</text:p>
          </table:table-cell>
          <table:table-cell office:value-type="float" office:value="41.59" table:style-name="ce5">
            <text:p>41,59</text:p>
          </table:table-cell>
          <table:table-cell office:value-type="float" office:value="147.80000000000001" table:style-name="ce5">
            <text:p>147,8</text:p>
          </table:table-cell>
          <table:table-cell office:value-type="float" office:value="0.60599999999999998" table:style-name="ce5">
            <text:p>0,606</text:p>
          </table:table-cell>
          <table:table-cell office:value-type="float" office:value="1.2090000000000001" table:style-name="ce5">
            <text:p>1,209</text:p>
          </table:table-cell>
          <table:table-cell office:value-type="float" office:value="25.20354" table:formula="of:=[.D81]*[.B81]" table:style-name="ce6">
            <text:p>25,20354</text:p>
          </table:table-cell>
          <table:table-cell office:value-type="float" office:value="50.28231000000001" table:formula="of:=[.E81]*[.B81]" table:style-name="ce6">
            <text:p>50,28231</text:p>
          </table:table-cell>
          <table:table-cell office:value-type="float" office:value="25.078770000000009" table:formula="of:=[.G81]-[.F81]" table:style-name="ce6">
            <text:p>25,07877</text:p>
          </table:table-cell>
          <table:table-cell office:value-type="float" office:value="50.124069478908176" table:formula="of:=([.F81]*100)/[.G81]" table:style-name="ce6">
            <text:p>50,12406948</text:p>
          </table:table-cell>
          <table:table-cell office:value-type="float" office:value="2031.9212299999999" table:formula="of:=[.O2]-[.H81]" table:style-name="ce6">
            <text:p>2031,92123</text:p>
          </table:table-cell>
          <table:table-cell office:value-type="float" office:value="28.13937753721245" table:formula="of:=([.B81]/[.C81])*100" table:style-name="ce6">
            <text:p>28,13937754</text:p>
          </table:table-cell>
          <table:table-cell table:number-columns-repeated="16373"/>
        </table:table-row>
        <table:table-row table:style-name="ro2">
          <table:table-cell office:value-type="date" office:date-value="2016-12-10T00:00:00" table:style-name="ce4">
            <text:p>10/12/2016</text:p>
          </table:table-cell>
          <table:table-cell office:value-type="float" office:value="27.67" table:style-name="ce5">
            <text:p>27,67</text:p>
          </table:table-cell>
          <table:table-cell office:value-type="float" office:value="248.3" table:style-name="ce5">
            <text:p>248,3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890000000000001" table:style-name="ce5">
            <text:p>1,189</text:p>
          </table:table-cell>
          <table:table-cell office:value-type="float" office:value="16.851030000000002" table:formula="of:=[.D82]*[.B82]" table:style-name="ce6">
            <text:p>16,85103</text:p>
          </table:table-cell>
          <table:table-cell office:value-type="float" office:value="32.899630000000002" table:formula="of:=[.E82]*[.B82]" table:style-name="ce6">
            <text:p>32,89963</text:p>
          </table:table-cell>
          <table:table-cell office:value-type="float" office:value="16.0486" table:formula="of:=[.G82]-[.F82]" table:style-name="ce6">
            <text:p>16,0486</text:p>
          </table:table-cell>
          <table:table-cell office:value-type="float" office:value="51.219512195121951" table:formula="of:=([.F82]*100)/[.G82]" table:style-name="ce6">
            <text:p>51,2195122</text:p>
          </table:table-cell>
          <table:table-cell office:value-type="float" office:value="2040.9513999999999" table:formula="of:=[.O2]-[.H82]" table:style-name="ce6">
            <text:p>2040,9514</text:p>
          </table:table-cell>
          <table:table-cell office:value-type="float" office:value="11.143777688280307" table:formula="of:=([.B82]/[.C82])*100" table:style-name="ce6">
            <text:p>11,14377769</text:p>
          </table:table-cell>
          <table:table-cell table:number-columns-repeated="16373"/>
        </table:table-row>
        <table:table-row table:style-name="ro2">
          <table:table-cell office:value-type="date" office:date-value="2016-12-10T00:00:00" table:style-name="ce4">
            <text:p>10/12/2016</text:p>
          </table:table-cell>
          <table:table-cell office:value-type="float" office:value="7" table:style-name="ce5">
            <text:p>7</text:p>
          </table:table-cell>
          <table:table-cell office:value-type="float" office:value="242.2" table:style-name="ce5">
            <text:p>242,2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890000000000001" table:style-name="ce5">
            <text:p>1,189</text:p>
          </table:table-cell>
          <table:table-cell office:value-type="float" office:value="4.2629999999999999" table:formula="of:=[.D83]*[.B83]" table:style-name="ce6">
            <text:p>4,263</text:p>
          </table:table-cell>
          <table:table-cell office:value-type="float" office:value="8.3230000000000004" table:formula="of:=[.E83]*[.B83]" table:style-name="ce6">
            <text:p>8,323</text:p>
          </table:table-cell>
          <table:table-cell office:value-type="float" office:value="4.0600000000000005" table:formula="of:=[.G83]-[.F83]" table:style-name="ce6">
            <text:p>4,06</text:p>
          </table:table-cell>
          <table:table-cell office:value-type="float" office:value="51.219512195121951" table:formula="of:=([.F83]*100)/[.G83]" table:style-name="ce6">
            <text:p>51,2195122</text:p>
          </table:table-cell>
          <table:table-cell office:value-type="float" office:value="2052.94" table:formula="of:=[.O2]-[.H83]" table:style-name="ce6">
            <text:p>2052,94</text:p>
          </table:table-cell>
          <table:table-cell office:value-type="float" office:value="2.8901734104046244" table:formula="of:=([.B83]/[.C83])*100" table:style-name="ce6">
            <text:p>2,89017341</text:p>
          </table:table-cell>
          <table:table-cell table:number-columns-repeated="16373"/>
        </table:table-row>
        <table:table-row table:style-name="ro2">
          <table:table-cell office:value-type="date" office:date-value="2016-12-18T00:00:00" table:style-name="ce4">
            <text:p>18/12/2016</text:p>
          </table:table-cell>
          <table:table-cell office:value-type="float" office:value="27.75" table:style-name="ce5">
            <text:p>27,75</text:p>
          </table:table-cell>
          <table:table-cell office:value-type="float" office:value="384.1" table:style-name="ce5">
            <text:p>384,1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2150000000000001" table:style-name="ce5">
            <text:p>1,215</text:p>
          </table:table-cell>
          <table:table-cell office:value-type="float" office:value="16.899750000000001" table:formula="of:=[.D84]*[.B84]" table:style-name="ce6">
            <text:p>16,89975</text:p>
          </table:table-cell>
          <table:table-cell office:value-type="float" office:value="33.716250000000002" table:formula="of:=[.E84]*[.B84]" table:style-name="ce6">
            <text:p>33,71625</text:p>
          </table:table-cell>
          <table:table-cell office:value-type="float" office:value="16.816500000000001" table:formula="of:=[.G84]-[.F84]" table:style-name="ce6">
            <text:p>16,8165</text:p>
          </table:table-cell>
          <table:table-cell office:value-type="float" office:value="50.123456790123456" table:formula="of:=([.F84]*100)/[.G84]" table:style-name="ce6">
            <text:p>50,12345679</text:p>
          </table:table-cell>
          <table:table-cell office:value-type="float" office:value="2040.1835000000001" table:formula="of:=[.O2]-[.H84]" table:style-name="ce6">
            <text:p>2040,1835</text:p>
          </table:table-cell>
          <table:table-cell office:value-type="float" office:value="7.2246810726373329" table:formula="of:=([.B84]/[.C84])*100" table:style-name="ce6">
            <text:p>7,224681073</text:p>
          </table:table-cell>
          <table:table-cell table:number-columns-repeated="16373"/>
        </table:table-row>
        <table:table-row table:style-name="ro2">
          <table:table-cell office:value-type="date" office:date-value="2016-12-21T00:00:00" table:style-name="ce4">
            <text:p>21/12/2016</text:p>
          </table:table-cell>
          <table:table-cell office:value-type="float" office:value="36.92" table:style-name="ce5">
            <text:p>36,92</text:p>
          </table:table-cell>
          <table:table-cell office:value-type="float" office:value="356.7" table:style-name="ce5">
            <text:p>356,7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2150000000000001" table:style-name="ce5">
            <text:p>1,215</text:p>
          </table:table-cell>
          <table:table-cell office:value-type="float" office:value="22.484280000000002" table:formula="of:=[.D85]*[.B85]" table:style-name="ce6">
            <text:p>22,48428</text:p>
          </table:table-cell>
          <table:table-cell office:value-type="float" office:value="44.857800000000005" table:formula="of:=[.E85]*[.B85]" table:style-name="ce6">
            <text:p>44,8578</text:p>
          </table:table-cell>
          <table:table-cell office:value-type="float" office:value="22.373520000000003" table:formula="of:=[.G85]-[.F85]" table:style-name="ce6">
            <text:p>22,37352</text:p>
          </table:table-cell>
          <table:table-cell office:value-type="float" office:value="50.123456790123463" table:formula="of:=([.F85]*100)/[.G85]" table:style-name="ce6">
            <text:p>50,12345679</text:p>
          </table:table-cell>
          <table:table-cell office:value-type="float" office:value="2034.6264799999999" table:formula="of:=[.O2]-[.H85]" table:style-name="ce6">
            <text:p>2034,62648</text:p>
          </table:table-cell>
          <table:table-cell office:value-type="float" office:value="10.350434538828148" table:formula="of:=([.B85]/[.C85])*100" table:style-name="ce6">
            <text:p>10,35043454</text:p>
          </table:table-cell>
          <table:table-cell table:number-columns-repeated="16373"/>
        </table:table-row>
        <table:table-row table:style-name="ro2">
          <table:table-cell office:value-type="date" office:date-value="2017-01-04T00:00:00" table:style-name="ce4">
            <text:p>04/01/2017</text:p>
          </table:table-cell>
          <table:table-cell office:value-type="float" office:value="42.02" table:style-name="ce5">
            <text:p>42,02</text:p>
          </table:table-cell>
          <table:table-cell office:value-type="float" office:value="342.6" table:style-name="ce5">
            <text:p>342,6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22" table:style-name="ce5">
            <text:p>1,22</text:p>
          </table:table-cell>
          <table:table-cell office:value-type="float" office:value="25.59018" table:formula="of:=[.D86]*[.B86]" table:style-name="ce6">
            <text:p>25,59018</text:p>
          </table:table-cell>
          <table:table-cell office:value-type="float" office:value="51.264400000000002" table:formula="of:=[.E86]*[.B86]" table:style-name="ce6">
            <text:p>51,2644</text:p>
          </table:table-cell>
          <table:table-cell office:value-type="float" office:value="25.674220000000002" table:formula="of:=[.G86]-[.F86]" table:style-name="ce6">
            <text:p>25,67422</text:p>
          </table:table-cell>
          <table:table-cell office:value-type="float" office:value="49.918032786885242" table:formula="of:=([.F86]*100)/[.G86]" table:style-name="ce6">
            <text:p>49,91803279</text:p>
          </table:table-cell>
          <table:table-cell office:value-type="float" office:value="2031.3257799999999" table:formula="of:=[.O2]-[.H86]" table:style-name="ce6">
            <text:p>2031,32578</text:p>
          </table:table-cell>
          <table:table-cell office:value-type="float" office:value="12.265032107413894" table:formula="of:=([.B86]/[.C86])*100" table:style-name="ce6">
            <text:p>12,26503211</text:p>
          </table:table-cell>
          <table:table-cell table:number-columns-repeated="16373"/>
        </table:table-row>
        <table:table-row table:style-name="ro2">
          <table:table-cell office:value-type="date" office:date-value="2017-01-13T00:00:00" table:style-name="ce4">
            <text:p>13/01/2017</text:p>
          </table:table-cell>
          <table:table-cell office:value-type="float" office:value="39.78" table:style-name="ce5">
            <text:p>39,78</text:p>
          </table:table-cell>
          <table:table-cell office:value-type="float" office:value="222.6" table:style-name="ce5">
            <text:p>222,6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2090000000000001" table:style-name="ce5">
            <text:p>1,209</text:p>
          </table:table-cell>
          <table:table-cell office:value-type="float" office:value="24.226020000000002" table:formula="of:=[.D87]*[.B87]" table:style-name="ce6">
            <text:p>24,22602</text:p>
          </table:table-cell>
          <table:table-cell office:value-type="float" office:value="48.094020000000008" table:formula="of:=[.E87]*[.B87]" table:style-name="ce6">
            <text:p>48,09402</text:p>
          </table:table-cell>
          <table:table-cell office:value-type="float" office:value="23.868000000000006" table:formula="of:=[.G87]-[.F87]" table:style-name="ce6">
            <text:p>23,868</text:p>
          </table:table-cell>
          <table:table-cell office:value-type="float" office:value="50.372208436724563" table:formula="of:=([.F87]*100)/[.G87]" table:style-name="ce6">
            <text:p>50,37220844</text:p>
          </table:table-cell>
          <table:table-cell office:value-type="float" office:value="2033.1320000000001" table:formula="of:=[.O2]-[.H87]" table:style-name="ce6">
            <text:p>2033,132</text:p>
          </table:table-cell>
          <table:table-cell office:value-type="float" office:value="17.870619946091644" table:formula="of:=([.B87]/[.C87])*100" table:style-name="ce6">
            <text:p>17,87061995</text:p>
          </table:table-cell>
          <table:table-cell table:number-columns-repeated="16373"/>
        </table:table-row>
        <table:table-row table:style-name="ro2">
          <table:table-cell office:value-type="date" office:date-value="2017-01-21T00:00:00" table:style-name="ce4">
            <text:p>21/01/2017</text:p>
          </table:table-cell>
          <table:table-cell office:value-type="float" office:value="25.33" table:style-name="ce5">
            <text:p>25,33</text:p>
          </table:table-cell>
          <table:table-cell office:value-type="float" office:value="203.7" table:style-name="ce5">
            <text:p>203,7</text:p>
          </table:table-cell>
          <table:table-cell office:value-type="float" office:value="0.57599999999999996" table:style-name="ce5">
            <text:p>0,576</text:p>
          </table:table-cell>
          <table:table-cell office:value-type="float" office:value="1.2490000000000001" table:style-name="ce5">
            <text:p>1,249</text:p>
          </table:table-cell>
          <table:table-cell office:value-type="float" office:value="14.590079999999999" table:formula="of:=[.D88]*[.B88]" table:style-name="ce6">
            <text:p>14,59008</text:p>
          </table:table-cell>
          <table:table-cell office:value-type="float" office:value="31.637170000000001" table:formula="of:=[.E88]*[.B88]" table:style-name="ce6">
            <text:p>31,63717</text:p>
          </table:table-cell>
          <table:table-cell office:value-type="float" office:value="17.047090000000004" table:formula="of:=[.G88]-[.F88]" table:style-name="ce6">
            <text:p>17,04709</text:p>
          </table:table-cell>
          <table:table-cell office:value-type="float" office:value="46.116893514811842" table:formula="of:=([.F88]*100)/[.G88]" table:style-name="ce6">
            <text:p>46,11689351</text:p>
          </table:table-cell>
          <table:table-cell office:value-type="float" office:value="2039.95291" table:formula="of:=[.O2]-[.H88]" table:style-name="ce6">
            <text:p>2039,95291</text:p>
          </table:table-cell>
          <table:table-cell office:value-type="float" office:value="12.434953362788415" table:formula="of:=([.B88]/[.C88])*100" table:style-name="ce6">
            <text:p>12,43495336</text:p>
          </table:table-cell>
          <table:table-cell table:number-columns-repeated="16373"/>
        </table:table-row>
        <table:table-row table:style-name="ro2">
          <table:table-cell office:value-type="date" office:date-value="2017-01-21T00:00:00" table:style-name="ce4">
            <text:p>21/01/2017</text:p>
          </table:table-cell>
          <table:table-cell office:value-type="float" office:value="17.98" table:style-name="ce5">
            <text:p>17,98</text:p>
          </table:table-cell>
          <table:table-cell office:value-type="float" office:value="285.5" table:style-name="ce5">
            <text:p>285,5</text:p>
          </table:table-cell>
          <table:table-cell office:value-type="float" office:value="0.57599999999999996" table:style-name="ce5">
            <text:p>0,576</text:p>
          </table:table-cell>
          <table:table-cell office:value-type="float" office:value="1.2490000000000001" table:style-name="ce5">
            <text:p>1,249</text:p>
          </table:table-cell>
          <table:table-cell office:value-type="float" office:value="10.356479999999999" table:formula="of:=[.D89]*[.B89]" table:style-name="ce6">
            <text:p>10,35648</text:p>
          </table:table-cell>
          <table:table-cell office:value-type="float" office:value="22.457020000000004" table:formula="of:=[.E89]*[.B89]" table:style-name="ce6">
            <text:p>22,45702</text:p>
          </table:table-cell>
          <table:table-cell office:value-type="float" office:value="12.100540000000004" table:formula="of:=[.G89]-[.F89]" table:style-name="ce6">
            <text:p>12,10054</text:p>
          </table:table-cell>
          <table:table-cell office:value-type="float" office:value="46.116893514811835" table:formula="of:=([.F89]*100)/[.G89]" table:style-name="ce6">
            <text:p>46,11689351</text:p>
          </table:table-cell>
          <table:table-cell office:value-type="float" office:value="2044.8994600000001" table:formula="of:=[.O2]-[.H89]" table:style-name="ce6">
            <text:p>2044,89946</text:p>
          </table:table-cell>
          <table:table-cell office:value-type="float" office:value="6.2977232924693523" table:formula="of:=([.B89]/[.C89])*100" table:style-name="ce6">
            <text:p>6,297723292</text:p>
          </table:table-cell>
          <table:table-cell table:number-columns-repeated="16373"/>
        </table:table-row>
        <table:table-row table:style-name="ro2">
          <table:table-cell office:value-type="date" office:date-value="2017-01-29T00:00:00" table:style-name="ce4">
            <text:p>29/01/2017</text:p>
          </table:table-cell>
          <table:table-cell office:value-type="float" office:value="28.5" table:style-name="ce5">
            <text:p>28,5</text:p>
          </table:table-cell>
          <table:table-cell office:value-type="float" office:value="202.4" table:style-name="ce5">
            <text:p>202,4</text:p>
          </table:table-cell>
          <table:table-cell office:value-type="float" office:value="0.57599999999999996" table:style-name="ce5">
            <text:p>0,576</text:p>
          </table:table-cell>
          <table:table-cell office:value-type="float" office:value="1.139" table:style-name="ce5">
            <text:p>1,139</text:p>
          </table:table-cell>
          <table:table-cell office:value-type="float" office:value="16.416" table:formula="of:=[.D90]*[.B90]" table:style-name="ce6">
            <text:p>16,416</text:p>
          </table:table-cell>
          <table:table-cell office:value-type="float" office:value="32.461500000000001" table:formula="of:=[.E90]*[.B90]" table:style-name="ce6">
            <text:p>32,4615</text:p>
          </table:table-cell>
          <table:table-cell office:value-type="float" office:value="16.045500000000001" table:formula="of:=[.G90]-[.F90]" table:style-name="ce6">
            <text:p>16,0455</text:p>
          </table:table-cell>
          <table:table-cell office:value-type="float" office:value="50.570676031606673" table:formula="of:=([.F90]*100)/[.G90]" table:style-name="ce6">
            <text:p>50,57067603</text:p>
          </table:table-cell>
          <table:table-cell office:value-type="float" office:value="2040.9545000000001" table:formula="of:=[.O2]-[.H90]" table:style-name="ce6">
            <text:p>2040,9545</text:p>
          </table:table-cell>
          <table:table-cell office:value-type="float" office:value="14.081027667984189" table:formula="of:=([.B90]/[.C90])*100" table:style-name="ce6">
            <text:p>14,08102767</text:p>
          </table:table-cell>
          <table:table-cell table:number-columns-repeated="16373"/>
        </table:table-row>
        <table:table-row table:style-name="ro2">
          <table:table-cell office:value-type="date" office:date-value="2017-01-29T00:00:00" table:style-name="ce4">
            <text:p>29/01/2017</text:p>
          </table:table-cell>
          <table:table-cell office:value-type="float" office:value="20.56" table:style-name="ce5">
            <text:p>20,56</text:p>
          </table:table-cell>
          <table:table-cell office:value-type="float" office:value="427.8" table:style-name="ce5">
            <text:p>427,8</text:p>
          </table:table-cell>
          <table:table-cell office:value-type="float" office:value="0.57599999999999996" table:style-name="ce5">
            <text:p>0,576</text:p>
          </table:table-cell>
          <table:table-cell office:value-type="float" office:value="1.2589999999999999" table:style-name="ce5">
            <text:p>1,259</text:p>
          </table:table-cell>
          <table:table-cell office:value-type="float" office:value="11.842559999999999" table:formula="of:=[.D91]*[.B91]" table:style-name="ce6">
            <text:p>11,84256</text:p>
          </table:table-cell>
          <table:table-cell office:value-type="float" office:value="25.885039999999996" table:formula="of:=[.E91]*[.B91]" table:style-name="ce6">
            <text:p>25,88504</text:p>
          </table:table-cell>
          <table:table-cell office:value-type="float" office:value="14.042479999999998" table:formula="of:=[.G91]-[.F91]" table:style-name="ce6">
            <text:p>14,04248</text:p>
          </table:table-cell>
          <table:table-cell office:value-type="float" office:value="45.750595710881655" table:formula="of:=([.F91]*100)/[.G91]" table:style-name="ce6">
            <text:p>45,75059571</text:p>
          </table:table-cell>
          <table:table-cell office:value-type="float" office:value="2042.9575199999999" table:formula="of:=[.O2]-[.H91]" table:style-name="ce6">
            <text:p>2042,95752</text:p>
          </table:table-cell>
          <table:table-cell office:value-type="float" office:value="4.8059841047218326" table:formula="of:=([.B91]/[.C91])*100" table:style-name="ce6">
            <text:p>4,805984105</text:p>
          </table:table-cell>
          <table:table-cell table:number-columns-repeated="16373"/>
        </table:table-row>
        <table:table-row table:style-name="ro2">
          <table:table-cell office:value-type="date" office:date-value="2017-02-05T00:00:00" table:style-name="ce4">
            <text:p>05/02/2017</text:p>
          </table:table-cell>
          <table:table-cell office:value-type="float" office:value="29.5" table:style-name="ce5">
            <text:p>29,5</text:p>
          </table:table-cell>
          <table:table-cell office:value-type="float" office:value="93.5" table:style-name="ce5">
            <text:p>93,5</text:p>
          </table:table-cell>
          <table:table-cell office:value-type="float" office:value="0.64900000000000002" table:style-name="ce5">
            <text:p>0,649</text:p>
          </table:table-cell>
          <table:table-cell office:value-type="float" office:value="1.2290000000000001" table:style-name="ce5">
            <text:p>1,229</text:p>
          </table:table-cell>
          <table:table-cell office:value-type="float" office:value="19.145500000000002" table:formula="of:=[.D92]*[.B92]" table:style-name="ce6">
            <text:p>19,1455</text:p>
          </table:table-cell>
          <table:table-cell office:value-type="float" office:value="36.255500000000005" table:formula="of:=[.E92]*[.B92]" table:style-name="ce6">
            <text:p>36,2555</text:p>
          </table:table-cell>
          <table:table-cell office:value-type="float" office:value="17.110000000000003" table:formula="of:=[.G92]-[.F92]" table:style-name="ce6">
            <text:p>17,11</text:p>
          </table:table-cell>
          <table:table-cell office:value-type="float" office:value="52.807160292921068" table:formula="of:=([.F92]*100)/[.G92]" table:style-name="ce6">
            <text:p>52,80716029</text:p>
          </table:table-cell>
          <table:table-cell office:value-type="float" office:value="2039.89" table:formula="of:=[.O2]-[.H92]" table:style-name="ce6">
            <text:p>2039,89</text:p>
          </table:table-cell>
          <table:table-cell office:value-type="float" office:value="31.550802139037433" table:formula="of:=([.B92]/[.C92])*100" table:style-name="ce6">
            <text:p>31,55080214</text:p>
          </table:table-cell>
          <table:table-cell table:number-columns-repeated="16373"/>
        </table:table-row>
        <table:table-row table:style-name="ro3">
          <table:table-cell office:value-type="date" office:date-value="2017-02-07T00:00:00" table:style-name="ce4">
            <text:p>07/02/2017</text:p>
          </table:table-cell>
          <table:table-cell office:value-type="float" office:value="23.96" table:style-name="ce5">
            <text:p>23,96</text:p>
          </table:table-cell>
          <table:table-cell office:value-type="float" office:value="386" table:style-name="ce5">
            <text:p>386</text:p>
          </table:table-cell>
          <table:table-cell office:value-type="float" office:value="0.64100000000000001" table:style-name="ce5">
            <text:p>0,641</text:p>
          </table:table-cell>
          <table:table-cell office:value-type="float" office:value="1.2589999999999999" table:style-name="ce5">
            <text:p>1,259</text:p>
          </table:table-cell>
          <table:table-cell office:value-type="float" office:value="15.358360000000001" table:formula="of:=[.D93]*[.B93]" table:style-name="ce6">
            <text:p>15,35836</text:p>
          </table:table-cell>
          <table:table-cell office:value-type="float" office:value="30.16564" table:formula="of:=[.E93]*[.B93]" table:style-name="ce6">
            <text:p>30,16564</text:p>
          </table:table-cell>
          <table:table-cell office:value-type="float" office:value="14.807279999999999" table:formula="of:=[.G93]-[.F93]" table:style-name="ce6">
            <text:p>14,80728</text:p>
          </table:table-cell>
          <table:table-cell office:value-type="float" office:value="50.913423351866562" table:formula="of:=([.F93]*100)/[.G93]" table:style-name="ce6">
            <text:p>50,91342335</text:p>
          </table:table-cell>
          <table:table-cell office:value-type="float" office:value="2042.19272" table:formula="of:=[.O2]-[.H93]" table:style-name="ce6">
            <text:p>2042,19272</text:p>
          </table:table-cell>
          <table:table-cell office:value-type="float" office:value="6.2072538860103634" table:formula="of:=([.B93]/[.C93])*100" table:style-name="ce6">
            <text:p>6,207253886</text:p>
          </table:table-cell>
          <table:table-cell table:number-columns-repeated="16373"/>
        </table:table-row>
        <table:table-row table:style-name="ro2">
          <table:table-cell office:value-type="date" office:date-value="2017-02-16T00:00:00" table:style-name="ce4">
            <text:p>16/02/2017</text:p>
          </table:table-cell>
          <table:table-cell office:value-type="float" office:value="37.409999999999997" table:style-name="ce5">
            <text:p>37,41</text:p>
          </table:table-cell>
          <table:table-cell office:value-type="float" office:value="384" table:style-name="ce5">
            <text:p>384</text:p>
          </table:table-cell>
          <table:table-cell office:value-type="float" office:value="0.64200000000000002" table:style-name="ce5">
            <text:p>0,642</text:p>
          </table:table-cell>
          <table:table-cell office:value-type="float" office:value="1.2689999999999999" table:style-name="ce5">
            <text:p>1,269</text:p>
          </table:table-cell>
          <table:table-cell office:value-type="float" office:value="24.017219999999998" table:formula="of:=[.D94]*[.B94]" table:style-name="ce6">
            <text:p>24,01722</text:p>
          </table:table-cell>
          <table:table-cell office:value-type="float" office:value="47.473289999999992" table:formula="of:=[.E94]*[.B94]" table:style-name="ce6">
            <text:p>47,47329</text:p>
          </table:table-cell>
          <table:table-cell office:value-type="float" office:value="23.456069999999993" table:formula="of:=[.G94]-[.F94]" table:style-name="ce6">
            <text:p>23,45607</text:p>
          </table:table-cell>
          <table:table-cell office:value-type="float" office:value="50.591016548463358" table:formula="of:=([.F94]*100)/[.G94]" table:style-name="ce6">
            <text:p>50,59101655</text:p>
          </table:table-cell>
          <table:table-cell office:value-type="float" office:value="2033.54393" table:formula="of:=[.O2]-[.H94]" table:style-name="ce6">
            <text:p>2033,54393</text:p>
          </table:table-cell>
          <table:table-cell office:value-type="float" office:value="9.7421875" table:formula="of:=([.B94]/[.C94])*100" table:style-name="ce6">
            <text:p>9,7421875</text:p>
          </table:table-cell>
          <table:table-cell table:number-columns-repeated="16373"/>
        </table:table-row>
        <table:table-row table:style-name="ro2">
          <table:table-cell office:value-type="date" office:date-value="2017-02-24T00:00:00" table:style-name="ce4">
            <text:p>24/02/2017</text:p>
          </table:table-cell>
          <table:table-cell office:value-type="float" office:value="41.75" table:style-name="ce5">
            <text:p>41,75</text:p>
          </table:table-cell>
          <table:table-cell office:value-type="float" office:value="415" table:style-name="ce5">
            <text:p>415</text:p>
          </table:table-cell>
          <table:table-cell office:value-type="float" office:value="0.64900000000000002" table:style-name="ce5">
            <text:p>0,649</text:p>
          </table:table-cell>
          <table:table-cell office:value-type="float" office:value="1.244" table:style-name="ce5">
            <text:p>1,244</text:p>
          </table:table-cell>
          <table:table-cell office:value-type="float" office:value="27.095750000000002" table:formula="of:=[.D95]*[.B95]" table:style-name="ce6">
            <text:p>27,09575</text:p>
          </table:table-cell>
          <table:table-cell office:value-type="float" office:value="51.936999999999998" table:formula="of:=[.E95]*[.B95]" table:style-name="ce6">
            <text:p>51,937</text:p>
          </table:table-cell>
          <table:table-cell office:value-type="float" office:value="24.841249999999995" table:formula="of:=[.G95]-[.F95]" table:style-name="ce6">
            <text:p>24,84125</text:p>
          </table:table-cell>
          <table:table-cell office:value-type="float" office:value="52.170418006430879" table:formula="of:=([.F95]*100)/[.G95]" table:style-name="ce6">
            <text:p>52,17041801</text:p>
          </table:table-cell>
          <table:table-cell office:value-type="float" office:value="2032.1587500000001" table:formula="of:=[.O2]-[.H95]" table:style-name="ce6">
            <text:p>2032,15875</text:p>
          </table:table-cell>
          <table:table-cell office:value-type="float" office:value="10.060240963855421" table:formula="of:=([.B95]/[.C95])*100" table:style-name="ce6">
            <text:p>10,06024096</text:p>
          </table:table-cell>
          <table:table-cell table:number-columns-repeated="16373"/>
        </table:table-row>
        <table:table-row table:style-name="ro2">
          <table:table-cell office:value-type="date" office:date-value="2017-03-06T00:00:00" table:style-name="ce4">
            <text:p>06/03/2017</text:p>
          </table:table-cell>
          <table:table-cell office:value-type="float" office:value="38.89" table:style-name="ce5">
            <text:p>38,89</text:p>
          </table:table-cell>
          <table:table-cell office:value-type="float" office:value="339" table:style-name="ce5">
            <text:p>339</text:p>
          </table:table-cell>
          <table:table-cell office:value-type="float" office:value="0.64200000000000002" table:style-name="ce5">
            <text:p>0,642</text:p>
          </table:table-cell>
          <table:table-cell office:value-type="float" office:value="1.2589999999999999" table:style-name="ce5">
            <text:p>1,259</text:p>
          </table:table-cell>
          <table:table-cell office:value-type="float" office:value="24.967380000000002" table:formula="of:=[.D96]*[.B96]" table:style-name="ce6">
            <text:p>24,96738</text:p>
          </table:table-cell>
          <table:table-cell office:value-type="float" office:value="48.962509999999995" table:formula="of:=[.E96]*[.B96]" table:style-name="ce6">
            <text:p>48,96251</text:p>
          </table:table-cell>
          <table:table-cell office:value-type="float" office:value="23.995129999999993" table:formula="of:=[.G96]-[.F96]" table:style-name="ce6">
            <text:p>23,99513</text:p>
          </table:table-cell>
          <table:table-cell office:value-type="float" office:value="50.992851469420188" table:formula="of:=([.F96]*100)/[.G96]" table:style-name="ce6">
            <text:p>50,99285147</text:p>
          </table:table-cell>
          <table:table-cell office:value-type="float" office:value="2033.00487" table:formula="of:=[.O2]-[.H96]" table:style-name="ce6">
            <text:p>2033,00487</text:p>
          </table:table-cell>
          <table:table-cell office:value-type="float" office:value="11.471976401179941" table:formula="of:=([.B96]/[.C96])*100" table:style-name="ce6">
            <text:p>11,4719764</text:p>
          </table:table-cell>
          <table:table-cell table:number-columns-repeated="16373"/>
        </table:table-row>
        <table:table-row table:style-name="ro2">
          <table:table-cell office:value-type="date" office:date-value="2017-03-14T00:00:00" table:style-name="ce4">
            <text:p>14/03/2017</text:p>
          </table:table-cell>
          <table:table-cell office:value-type="float" office:value="35.119999999999997" table:style-name="ce5">
            <text:p>35,12</text:p>
          </table:table-cell>
          <table:table-cell office:value-type="float" office:value="303" table:style-name="ce5">
            <text:p>303</text:p>
          </table:table-cell>
          <table:table-cell office:value-type="float" office:value="0.64600000000000002" table:style-name="ce5">
            <text:p>0,646</text:p>
          </table:table-cell>
          <table:table-cell office:value-type="float" office:value="1.2589999999999999" table:style-name="ce5">
            <text:p>1,259</text:p>
          </table:table-cell>
          <table:table-cell office:value-type="float" office:value="22.687519999999999" table:formula="of:=[.D97]*[.B97]" table:style-name="ce6">
            <text:p>22,68752</text:p>
          </table:table-cell>
          <table:table-cell office:value-type="float" office:value="44.216079999999991" table:formula="of:=[.E97]*[.B97]" table:style-name="ce6">
            <text:p>44,21608</text:p>
          </table:table-cell>
          <table:table-cell office:value-type="float" office:value="21.528559999999992" table:formula="of:=[.G97]-[.F97]" table:style-name="ce6">
            <text:p>21,52856</text:p>
          </table:table-cell>
          <table:table-cell office:value-type="float" office:value="51.31056393963464" table:formula="of:=([.F97]*100)/[.G97]" table:style-name="ce6">
            <text:p>51,31056394</text:p>
          </table:table-cell>
          <table:table-cell office:value-type="float" office:value="2035.47144" table:formula="of:=[.O2]-[.H97]" table:style-name="ce6">
            <text:p>2035,47144</text:p>
          </table:table-cell>
          <table:table-cell office:value-type="float" office:value="11.59075907590759" table:formula="of:=([.B97]/[.C97])*100" table:style-name="ce6">
            <text:p>11,59075908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3-16T00:00:00" table:style-name="ce4">
            <text:p>16/03/2017</text:p>
          </table:table-cell>
          <table:table-cell office:value-type="float" office:value="31.07" table:formula="of:=30.13+0.94" table:style-name="ce5">
            <text:p>31,07</text:p>
          </table:table-cell>
          <table:table-cell office:value-type="float" office:value="374.1" table:style-name="ce5">
            <text:p>374,1</text:p>
          </table:table-cell>
          <table:table-cell office:value-type="float" office:value="0.64600000000000002" table:style-name="ce5">
            <text:p>0,646</text:p>
          </table:table-cell>
          <table:table-cell office:value-type="float" office:value="1.1990000000000001" table:style-name="ce5">
            <text:p>1,199</text:p>
          </table:table-cell>
          <table:table-cell office:value-type="float" office:value="20.07122" table:formula="of:=[.D98]*[.B98]" table:style-name="ce6">
            <text:p>20,07122</text:p>
          </table:table-cell>
          <table:table-cell office:value-type="float" office:value="44.216079999999991" table:formula="of:=[.E97]*[.B97]" table:style-name="ce6">
            <text:p>44,21608</text:p>
          </table:table-cell>
          <table:table-cell office:value-type="float" office:value="21.528559999999992" table:formula="of:=[.G97]-[.F97]" table:style-name="ce6">
            <text:p>21,52856</text:p>
          </table:table-cell>
          <table:table-cell office:value-type="float" office:value="51.31056393963464" table:formula="of:=([.F97]*100)/[.G97]" table:style-name="ce6">
            <text:p>51,31056394</text:p>
          </table:table-cell>
          <table:table-cell office:value-type="float" office:value="2035.47144" table:formula="of:=[.O2]-[.H98]" table:style-name="ce6">
            <text:p>2035,47144</text:p>
          </table:table-cell>
          <table:table-cell office:value-type="float" office:value="8.3052659716653299" table:formula="of:=([.B98]/[.C98])*100" table:style-name="ce6">
            <text:p>8,305265972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3-24T00:00:00" table:style-name="ce4">
            <text:p>24/03/2017</text:p>
          </table:table-cell>
          <table:table-cell office:value-type="float" office:value="38.43" table:style-name="ce5">
            <text:p>38,43</text:p>
          </table:table-cell>
          <table:table-cell office:value-type="float" office:value="389.3" table:style-name="ce5">
            <text:p>389,3</text:p>
          </table:table-cell>
          <table:table-cell office:value-type="float" office:value="0.64900000000000002" table:style-name="ce5">
            <text:p>0,649</text:p>
          </table:table-cell>
          <table:table-cell office:value-type="float" office:value="1.1990000000000001" table:style-name="ce5">
            <text:p>1,199</text:p>
          </table:table-cell>
          <table:table-cell office:value-type="float" office:value="24.94107" table:formula="of:=[.D99]*[.B99]" table:style-name="ce6">
            <text:p>24,94107</text:p>
          </table:table-cell>
          <table:table-cell office:value-type="float" office:value="46.077570000000001" table:formula="of:=[.E99]*[.B99]" table:style-name="ce6">
            <text:p>46,07757</text:p>
          </table:table-cell>
          <table:table-cell office:value-type="float" office:value="21.136500000000002" table:formula="of:=[.G99]-[.F99]" table:style-name="ce6">
            <text:p>21,1365</text:p>
          </table:table-cell>
          <table:table-cell office:value-type="float" office:value="54.128440366972477" table:formula="of:=([.F99]*100)/[.G99]" table:style-name="ce6">
            <text:p>54,12844037</text:p>
          </table:table-cell>
          <table:table-cell office:value-type="float" office:value="2035.8634999999999" table:formula="of:=[.O2]-[.H99]" table:style-name="ce6">
            <text:p>2035,8635</text:p>
          </table:table-cell>
          <table:table-cell office:value-type="float" office:value="9.871564346262522" table:formula="of:=([.B99]/[.C99])*100" table:style-name="ce6">
            <text:p>9,871564346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4-04T00:00:00" table:style-name="ce4">
            <text:p>04/04/2017</text:p>
          </table:table-cell>
          <table:table-cell office:value-type="float" office:value="39.33" table:style-name="ce5">
            <text:p>39,33</text:p>
          </table:table-cell>
          <table:table-cell office:value-type="float" office:value="357.4" table:style-name="ce5">
            <text:p>357,4</text:p>
          </table:table-cell>
          <table:table-cell office:value-type="float" office:value="0.64900000000000002" table:style-name="ce5">
            <text:p>0,649</text:p>
          </table:table-cell>
          <table:table-cell office:value-type="float" office:value="1.331" table:style-name="ce5">
            <text:p>1,331</text:p>
          </table:table-cell>
          <table:table-cell office:value-type="float" office:value="25.525169999999999" table:formula="of:=[.D100]*[.B100]" table:style-name="ce6">
            <text:p>25,52517</text:p>
          </table:table-cell>
          <table:table-cell office:value-type="float" office:value="52.348229999999994" table:formula="of:=[.E100]*[.B100]" table:style-name="ce6">
            <text:p>52,34823</text:p>
          </table:table-cell>
          <table:table-cell office:value-type="float" office:value="26.823059999999995" table:formula="of:=[.G100]-[.F100]" table:style-name="ce6">
            <text:p>26,82306</text:p>
          </table:table-cell>
          <table:table-cell office:value-type="float" office:value="48.760330578512402" table:formula="of:=([.F100]*100)/[.G100]" table:style-name="ce6">
            <text:p>48,76033058</text:p>
          </table:table-cell>
          <table:table-cell office:value-type="float" office:value="2030.1769400000001" table:formula="of:=[.O2]-[.H100]" table:style-name="ce6">
            <text:p>2030,17694</text:p>
          </table:table-cell>
          <table:table-cell office:value-type="float" office:value="11.004476776720761" table:formula="of:=([.B100]/[.C100])*100" table:style-name="ce6">
            <text:p>11,00447678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107-04-15T00:00:00" table:style-name="ce4">
            <text:p>15/04/2107</text:p>
          </table:table-cell>
          <table:table-cell office:value-type="float" office:value="40.25" table:style-name="ce5">
            <text:p>40,25</text:p>
          </table:table-cell>
          <table:table-cell office:value-type="float" office:value="385.8" table:style-name="ce5">
            <text:p>385,8</text:p>
          </table:table-cell>
          <table:table-cell office:value-type="float" office:value="0.63900000000000001" table:style-name="ce5">
            <text:p>0,639</text:p>
          </table:table-cell>
          <table:table-cell office:value-type="float" office:value="1.2589999999999999" table:style-name="ce5">
            <text:p>1,259</text:p>
          </table:table-cell>
          <table:table-cell office:value-type="float" office:value="25.719750000000001" table:formula="of:=[.D101]*[.B101]" table:style-name="ce6">
            <text:p>25,71975</text:p>
          </table:table-cell>
          <table:table-cell office:value-type="float" office:value="50.674749999999996" table:formula="of:=[.E101]*[.B101]" table:style-name="ce6">
            <text:p>50,67475</text:p>
          </table:table-cell>
          <table:table-cell office:value-type="float" office:value="24.954999999999995" table:formula="of:=[.G101]-[.F101]" table:style-name="ce6">
            <text:p>24,955</text:p>
          </table:table-cell>
          <table:table-cell office:value-type="float" office:value="50.754567116759333" table:formula="of:=([.F101]*100)/[.G101]" table:style-name="ce6">
            <text:p>50,75456712</text:p>
          </table:table-cell>
          <table:table-cell office:value-type="float" office:value="2032.0450000000001" table:formula="of:=[.O2]-[.H101]" table:style-name="ce6">
            <text:p>2032,045</text:p>
          </table:table-cell>
          <table:table-cell office:value-type="float" office:value="10.43286677034733" table:formula="of:=([.B101]/[.C101])*100" table:style-name="ce6">
            <text:p>10,43286677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4-27T00:00:00" table:style-name="ce4">
            <text:p>27/04/2017</text:p>
          </table:table-cell>
          <table:table-cell office:value-type="float" office:value="45.04" table:style-name="ce5">
            <text:p>45,04</text:p>
          </table:table-cell>
          <table:table-cell office:value-type="float" office:value="214.3" table:style-name="ce5">
            <text:p>214,3</text:p>
          </table:table-cell>
          <table:table-cell office:value-type="float" office:value="0.63900000000000001" table:style-name="ce5">
            <text:p>0,639</text:p>
          </table:table-cell>
          <table:table-cell office:value-type="float" office:value="1.2190000000000001" table:style-name="ce5">
            <text:p>1,219</text:p>
          </table:table-cell>
          <table:table-cell office:value-type="float" office:value="28.780560000000001" table:formula="of:=[.D102]*[.B102]" table:style-name="ce6">
            <text:p>28,78056</text:p>
          </table:table-cell>
          <table:table-cell office:value-type="float" office:value="54.903760000000005" table:formula="of:=[.E102]*[.B102]" table:style-name="ce6">
            <text:p>54,90376</text:p>
          </table:table-cell>
          <table:table-cell office:value-type="float" office:value="26.123200000000004" table:formula="of:=[.G102]-[.F102]" table:style-name="ce6">
            <text:p>26,1232</text:p>
          </table:table-cell>
          <table:table-cell office:value-type="float" office:value="52.420016406890888" table:formula="of:=([.F102]*100)/[.G102]" table:style-name="ce6">
            <text:p>52,42001641</text:p>
          </table:table-cell>
          <table:table-cell office:value-type="float" office:value="2030.8768" table:formula="of:=[.O2]-[.H102]" table:style-name="ce6">
            <text:p>2030,8768</text:p>
          </table:table-cell>
          <table:table-cell office:value-type="float" office:value="21.017265515632289" table:formula="of:=([.B102]/[.C102])*100" table:style-name="ce6">
            <text:p>21,01726552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4-29T00:00:00" table:style-name="ce4">
            <text:p>29/04/2017</text:p>
          </table:table-cell>
          <table:table-cell office:value-type="float" office:value="9.5" table:style-name="ce5">
            <text:p>9,5</text:p>
          </table:table-cell>
          <table:table-cell office:value-type="float" office:value="420" table:style-name="ce5">
            <text:p>420</text:p>
          </table:table-cell>
          <table:table-cell office:value-type="float" office:value="0.63100000000000001" table:style-name="ce5">
            <text:p>0,631</text:p>
          </table:table-cell>
          <table:table-cell office:value-type="float" office:value="1.2450000000000001" table:style-name="ce5">
            <text:p>1,245</text:p>
          </table:table-cell>
          <table:table-cell office:value-type="float" office:value="5.9945000000000004" table:formula="of:=[.D103]*[.B103]" table:style-name="ce6">
            <text:p>5,9945</text:p>
          </table:table-cell>
          <table:table-cell office:value-type="float" office:value="11.827500000000001" table:formula="of:=[.E103]*[.B103]" table:style-name="ce6">
            <text:p>11,8275</text:p>
          </table:table-cell>
          <table:table-cell office:value-type="float" office:value="5.8330000000000002" table:formula="of:=[.G103]-[.F103]" table:style-name="ce6">
            <text:p>5,833</text:p>
          </table:table-cell>
          <table:table-cell office:value-type="float" office:value="50.682730923694784" table:formula="of:=([.F103]*100)/[.G103]" table:style-name="ce6">
            <text:p>50,68273092</text:p>
          </table:table-cell>
          <table:table-cell office:value-type="float" office:value="2051.1669999999999" table:formula="of:=[.O2]-[.H103]" table:style-name="ce6">
            <text:p>2051,167</text:p>
          </table:table-cell>
          <table:table-cell office:value-type="float" office:value="2.2619047619047619" table:formula="of:=([.B103]/[.C103])*100" table:style-name="ce6">
            <text:p>2,261904762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4-29T00:00:00" table:style-name="ce4">
            <text:p>29/04/2017</text:p>
          </table:table-cell>
          <table:table-cell office:value-type="float" office:value="8" table:style-name="ce5">
            <text:p>8</text:p>
          </table:table-cell>
          <table:table-cell office:value-type="float" office:value="106.6" table:style-name="ce5">
            <text:p>106,6</text:p>
          </table:table-cell>
          <table:table-cell office:value-type="float" office:value="0.63100000000000001" table:style-name="ce5">
            <text:p>0,631</text:p>
          </table:table-cell>
          <table:table-cell office:value-type="float" office:value="1.2150000000000001" table:style-name="ce5">
            <text:p>1,215</text:p>
          </table:table-cell>
          <table:table-cell office:value-type="float" office:value="5.048" table:formula="of:=[.D104]*[.B104]" table:style-name="ce6">
            <text:p>5,048</text:p>
          </table:table-cell>
          <table:table-cell office:value-type="float" office:value="9.7200000000000006" table:formula="of:=[.E104]*[.B104]" table:style-name="ce6">
            <text:p>9,72</text:p>
          </table:table-cell>
          <table:table-cell office:value-type="float" office:value="4.6720000000000006" table:formula="of:=[.G104]-[.F104]" table:style-name="ce6">
            <text:p>4,672</text:p>
          </table:table-cell>
          <table:table-cell office:value-type="float" office:value="51.934156378600818" table:formula="of:=([.F104]*100)/[.G104]" table:style-name="ce6">
            <text:p>51,93415638</text:p>
          </table:table-cell>
          <table:table-cell office:value-type="float" office:value="2052.328" table:formula="of:=[.O2]-[.H104]" table:style-name="ce6">
            <text:p>2052,328</text:p>
          </table:table-cell>
          <table:table-cell office:value-type="float" office:value="7.5046904315197001" table:formula="of:=([.B104]/[.C104])*100" table:style-name="ce6">
            <text:p>7,504690432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5-08T00:00:00" table:style-name="ce4">
            <text:p>08/05/2017</text:p>
          </table:table-cell>
          <table:table-cell office:value-type="float" office:value="43.53" table:style-name="ce5">
            <text:p>43,53</text:p>
          </table:table-cell>
          <table:table-cell office:value-type="float" office:value="162.5" table:style-name="ce5">
            <text:p>162,5</text:p>
          </table:table-cell>
          <table:table-cell office:value-type="float" office:value="0.63900000000000001" table:style-name="ce5">
            <text:p>0,639</text:p>
          </table:table-cell>
          <table:table-cell office:value-type="float" office:value="1.169" table:style-name="ce5">
            <text:p>1,169</text:p>
          </table:table-cell>
          <table:table-cell office:value-type="float" office:value="27.815670000000001" table:formula="of:=[.D105]*[.B105]" table:style-name="ce6">
            <text:p>27,81567</text:p>
          </table:table-cell>
          <table:table-cell office:value-type="float" office:value="50.886570000000006" table:formula="of:=[.E105]*[.B105]" table:style-name="ce6">
            <text:p>50,88657</text:p>
          </table:table-cell>
          <table:table-cell office:value-type="float" office:value="23.070900000000005" table:formula="of:=[.G105]-[.F105]" table:style-name="ce6">
            <text:p>23,0709</text:p>
          </table:table-cell>
          <table:table-cell office:value-type="float" office:value="54.662104362703161" table:formula="of:=([.F105]*100)/[.G105]" table:style-name="ce6">
            <text:p>54,66210436</text:p>
          </table:table-cell>
          <table:table-cell office:value-type="float" office:value="2033.9291000000001" table:formula="of:=[.O2]-[.H105]" table:style-name="ce6">
            <text:p>2033,9291</text:p>
          </table:table-cell>
          <table:table-cell office:value-type="float" office:value="26.787692307692307" table:formula="of:=([.B105]/[.C105])*100" table:style-name="ce6">
            <text:p>26,78769231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5-10T00:00:00" table:style-name="ce8">
            <text:p>10/05/2017</text:p>
          </table:table-cell>
          <table:table-cell office:value-type="float" office:value="15.51" table:style-name="ce9">
            <text:p>15,51</text:p>
          </table:table-cell>
          <table:table-cell office:value-type="float" office:value="401.1" table:style-name="ce9">
            <text:p>401,1</text:p>
          </table:table-cell>
          <table:table-cell office:value-type="float" office:value="0.628" table:style-name="ce9">
            <text:p>0,628</text:p>
          </table:table-cell>
          <table:table-cell office:value-type="float" office:value="1.179" table:style-name="ce9">
            <text:p>1,179</text:p>
          </table:table-cell>
          <table:table-cell office:value-type="float" office:value="9.7402800000000003" table:formula="of:=[.D106]*[.B106]" table:style-name="ce9">
            <text:p>9,74028</text:p>
          </table:table-cell>
          <table:table-cell office:value-type="float" office:value="18.286290000000001" table:formula="of:=[.E106]*[.B106]" table:style-name="ce9">
            <text:p>18,28629</text:p>
          </table:table-cell>
          <table:table-cell office:value-type="float" office:value="8.5460100000000008" table:formula="of:=[.G106]-[.F106]" table:style-name="ce9">
            <text:p>8,54601</text:p>
          </table:table-cell>
          <table:table-cell office:value-type="float" office:value="53.265479219677694" table:formula="of:=([.F106]*100)/[.G106]" table:style-name="ce9">
            <text:p>53,26547922</text:p>
          </table:table-cell>
          <table:table-cell office:value-type="float" office:value="2048.45399" table:formula="of:=[.O2]-[.H106]" table:style-name="ce9">
            <text:p>2048,45399</text:p>
          </table:table-cell>
          <table:table-cell office:value-type="float" office:value="3.8668661181750186" table:formula="of:=([.B106]/[.C106])*100" table:style-name="ce9">
            <text:p>3,866866118</text:p>
          </table:table-cell>
          <table:table-cell office:value-type="string" table:style-name="ce9">
            <text:p>AMORTIZADO</text:p>
          </table:table-cell>
          <table:table-cell table:number-columns-repeated="16372" table:style-name="ce9"/>
        </table:table-row>
        <table:table-row table:style-name="ro2">
          <table:table-cell office:value-type="date" office:date-value="2017-05-11T00:00:00" table:style-name="ce4">
            <text:p>11/05/2017</text:p>
          </table:table-cell>
          <table:table-cell office:value-type="float" office:value="40.67" table:style-name="ce5">
            <text:p>40,67</text:p>
          </table:table-cell>
          <table:table-cell office:value-type="float" office:value="390" table:style-name="ce5">
            <text:p>390</text:p>
          </table:table-cell>
          <table:table-cell office:value-type="float" office:value="0.629" table:style-name="ce5">
            <text:p>0,629</text:p>
          </table:table-cell>
          <table:table-cell office:value-type="float" office:value="1.179" table:style-name="ce5">
            <text:p>1,179</text:p>
          </table:table-cell>
          <table:table-cell office:value-type="float" office:value="25.581430000000001" table:formula="of:=[.D107]*[.B107]" table:style-name="ce6">
            <text:p>25,58143</text:p>
          </table:table-cell>
          <table:table-cell office:value-type="float" office:value="47.949930000000002" table:formula="of:=[.E107]*[.B107]" table:style-name="ce6">
            <text:p>47,94993</text:p>
          </table:table-cell>
          <table:table-cell office:value-type="float" office:value="22.368500000000001" table:formula="of:=[.G107]-[.F107]" table:style-name="ce6">
            <text:p>22,3685</text:p>
          </table:table-cell>
          <table:table-cell office:value-type="float" office:value="53.350296861747239" table:formula="of:=([.F107]*100)/[.G107]" table:style-name="ce6">
            <text:p>53,35029686</text:p>
          </table:table-cell>
          <table:table-cell office:value-type="float" office:value="2034.6315" table:formula="of:=[.O2]-[.H107]" table:style-name="ce6">
            <text:p>2034,6315</text:p>
          </table:table-cell>
          <table:table-cell office:value-type="float" office:value="10.428205128205128" table:formula="of:=([.B107]/[.C107])*100" table:style-name="ce6">
            <text:p>10,42820513</text:p>
          </table:table-cell>
          <table:table-cell table:number-columns-repeated="16373" table:style-name="ce9"/>
        </table:table-row>
        <table:table-row table:style-name="ro2">
          <table:table-cell office:value-type="date" office:date-value="2017-05-21T00:00:00" table:style-name="ce4">
            <text:p>21/05/2017</text:p>
          </table:table-cell>
          <table:table-cell office:value-type="float" office:value="42.89" table:style-name="ce5">
            <text:p>42,89</text:p>
          </table:table-cell>
          <table:table-cell office:value-type="float" office:value="361.5" table:style-name="ce5">
            <text:p>361,5</text:p>
          </table:table-cell>
          <table:table-cell office:value-type="float" office:value="0.629" table:style-name="ce5">
            <text:p>0,629</text:p>
          </table:table-cell>
          <table:table-cell office:value-type="float" office:value="1.206" table:style-name="ce5">
            <text:p>1,206</text:p>
          </table:table-cell>
          <table:table-cell office:value-type="float" office:value="26.977810000000002" table:formula="of:=[.D108]*[.B108]" table:style-name="ce6">
            <text:p>26,97781</text:p>
          </table:table-cell>
          <table:table-cell office:value-type="float" office:value="51.725339999999996" table:formula="of:=[.E108]*[.B108]" table:style-name="ce6">
            <text:p>51,72534</text:p>
          </table:table-cell>
          <table:table-cell office:value-type="float" office:value="24.747529999999994" table:formula="of:=[.G108]-[.F108]" table:style-name="ce6">
            <text:p>24,74753</text:p>
          </table:table-cell>
          <table:table-cell office:value-type="float" office:value="52.155887230514097" table:formula="of:=([.F108]*100)/[.G108]" table:style-name="ce6">
            <text:p>52,15588723</text:p>
          </table:table-cell>
          <table:table-cell office:value-type="float" office:value="2032.2524699999999" table:formula="of:=[.O2]-[.H108]" table:style-name="ce6">
            <text:p>2032,25247</text:p>
          </table:table-cell>
          <table:table-cell office:value-type="float" office:value="11.864453665283541" table:formula="of:=([.B108]/[.C108])*100" table:style-name="ce6">
            <text:p>11,86445367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6-25T00:00:00" table:style-name="ce4">
            <text:p>25/06/2017</text:p>
          </table:table-cell>
          <table:table-cell office:value-type="float" office:value="28.73" table:style-name="ce5">
            <text:p>28,73</text:p>
          </table:table-cell>
          <table:table-cell office:value-type="float" office:value="388.5" table:style-name="ce5">
            <text:p>388,5</text:p>
          </table:table-cell>
          <table:table-cell office:value-type="float" office:value="0.628" table:style-name="ce5">
            <text:p>0,628</text:p>
          </table:table-cell>
          <table:table-cell office:value-type="float" office:value="1.1890000000000001" table:style-name="ce5">
            <text:p>1,189</text:p>
          </table:table-cell>
          <table:table-cell office:value-type="float" office:value="18.042439999999999" table:formula="of:=[.D109]*[.B109]" table:style-name="ce6">
            <text:p>18,04244</text:p>
          </table:table-cell>
          <table:table-cell office:value-type="float" office:value="34.159970000000001" table:formula="of:=[.E109]*[.B109]" table:style-name="ce6">
            <text:p>34,15997</text:p>
          </table:table-cell>
          <table:table-cell office:value-type="float" office:value="16.117530000000002" table:formula="of:=[.G109]-[.F109]" table:style-name="ce6">
            <text:p>16,11753</text:p>
          </table:table-cell>
          <table:table-cell office:value-type="float" office:value="52.817493692178296" table:formula="of:=([.F109]*100)/[.G109]" table:style-name="ce6">
            <text:p>52,81749369</text:p>
          </table:table-cell>
          <table:table-cell table:style-name="ce6"/>
          <table:table-cell office:value-type="float" office:value="7.3951093951093947" table:formula="of:=([.B109]/[.C109])*100" table:style-name="ce6">
            <text:p>7,395109395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5-29T00:00:00" table:style-name="ce4">
            <text:p>29/05/2017</text:p>
          </table:table-cell>
          <table:table-cell office:value-type="float" office:value="43.4" table:style-name="ce5">
            <text:p>43,4</text:p>
          </table:table-cell>
          <table:table-cell office:value-type="float" office:value="232.5" table:style-name="ce5">
            <text:p>232,5</text:p>
          </table:table-cell>
          <table:table-cell office:value-type="float" office:value="0.629" table:style-name="ce5">
            <text:p>0,629</text:p>
          </table:table-cell>
          <table:table-cell office:value-type="float" office:value="1.2250000000000001" table:style-name="ce5">
            <text:p>1,225</text:p>
          </table:table-cell>
          <table:table-cell office:value-type="float" office:value="27.2986" table:formula="of:=[.D110]*[.B110]" table:style-name="ce6">
            <text:p>27,2986</text:p>
          </table:table-cell>
          <table:table-cell office:value-type="float" office:value="53.164999999999999" table:formula="of:=[.E110]*[.B110]" table:style-name="ce6">
            <text:p>53,165</text:p>
          </table:table-cell>
          <table:table-cell office:value-type="float" office:value="25.866399999999999" table:formula="of:=[.G110]-[.F110]" table:style-name="ce6">
            <text:p>25,8664</text:p>
          </table:table-cell>
          <table:table-cell office:value-type="float" office:value="51.34693877551021" table:formula="of:=([.F110]*100)/[.G110]" table:style-name="ce6">
            <text:p>51,34693878</text:p>
          </table:table-cell>
          <table:table-cell office:value-type="float" office:value="2031.1336000000001" table:formula="of:=[.O2]-[.H110]" table:style-name="ce6">
            <text:p>2031,1336</text:p>
          </table:table-cell>
          <table:table-cell office:value-type="float" office:value="18.666666666666664" table:formula="of:=([.B110]/[.C110])*100" table:style-name="ce6">
            <text:p>18,66666667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6-03T00:00:00" table:style-name="ce4">
            <text:p>03/06/2017</text:p>
          </table:table-cell>
          <table:table-cell office:value-type="float" office:value="32.85" table:style-name="ce5">
            <text:p>32,85</text:p>
          </table:table-cell>
          <table:table-cell office:value-type="float" office:value="346.9" table:style-name="ce5">
            <text:p>346,9</text:p>
          </table:table-cell>
          <table:table-cell office:value-type="float" office:value="0.629" table:style-name="ce5">
            <text:p>0,629</text:p>
          </table:table-cell>
          <table:table-cell office:value-type="float" office:value="1.2130000000000001" table:style-name="ce5">
            <text:p>1,213</text:p>
          </table:table-cell>
          <table:table-cell office:value-type="float" office:value="20.662649999999999" table:formula="of:=[.D111]*[.B111]" table:style-name="ce6">
            <text:p>20,66265</text:p>
          </table:table-cell>
          <table:table-cell office:value-type="float" office:value="39.847050000000003" table:formula="of:=[.E111]*[.B111]" table:style-name="ce6">
            <text:p>39,84705</text:p>
          </table:table-cell>
          <table:table-cell office:value-type="float" office:value="19.184400000000004" table:formula="of:=[.G111]-[.F111]" table:style-name="ce6">
            <text:p>19,1844</text:p>
          </table:table-cell>
          <table:table-cell office:value-type="float" office:value="51.854905193734538" table:formula="of:=([.F111]*100)/[.G111]" table:style-name="ce6">
            <text:p>51,85490519</text:p>
          </table:table-cell>
          <table:table-cell office:value-type="float" office:value="2037.8155999999999" table:formula="of:=[.O2]-[.H111]" table:style-name="ce6">
            <text:p>2037,8156</text:p>
          </table:table-cell>
          <table:table-cell office:value-type="float" office:value="9.4695877774574821" table:formula="of:=([.B111]/[.C111])*100" table:style-name="ce6">
            <text:p>9,469587777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6-04T00:00:00" table:style-name="ce4">
            <text:p>04/06/2017</text:p>
          </table:table-cell>
          <table:table-cell office:value-type="float" office:value="36.31" table:style-name="ce5">
            <text:p>36,31</text:p>
          </table:table-cell>
          <table:table-cell office:value-type="float" office:value="444.4" table:style-name="ce5">
            <text:p>444,4</text:p>
          </table:table-cell>
          <table:table-cell office:value-type="float" office:value="0.63100000000000001" table:style-name="ce5">
            <text:p>0,631</text:p>
          </table:table-cell>
          <table:table-cell office:value-type="float" office:value="1.1950000000000001" table:style-name="ce5">
            <text:p>1,195</text:p>
          </table:table-cell>
          <table:table-cell office:value-type="float" office:value="22.911610000000003" table:formula="of:=[.D112]*[.B112]" table:style-name="ce6">
            <text:p>22,91161</text:p>
          </table:table-cell>
          <table:table-cell office:value-type="float" office:value="43.390450000000008" table:formula="of:=[.E112]*[.B112]" table:style-name="ce6">
            <text:p>43,39045</text:p>
          </table:table-cell>
          <table:table-cell office:value-type="float" office:value="20.478840000000005" table:formula="of:=[.G112]-[.F112]" table:style-name="ce6">
            <text:p>20,47884</text:p>
          </table:table-cell>
          <table:table-cell office:value-type="float" office:value="52.803347280334727" table:formula="of:=([.F112]*100)/[.G112]" table:style-name="ce6">
            <text:p>52,80334728</text:p>
          </table:table-cell>
          <table:table-cell office:value-type="float" office:value="2036.52116" table:formula="of:=[.O2]-[.H112]" table:style-name="ce6">
            <text:p>2036,52116</text:p>
          </table:table-cell>
          <table:table-cell office:value-type="float" office:value="8.1705670567056714" table:formula="of:=([.B112]/[.C112])*100" table:style-name="ce6">
            <text:p>8,170567057</text:p>
          </table:table-cell>
          <table:table-cell table:number-columns-repeated="1013" table:style-name="ce7"/>
          <table:table-cell table:number-columns-repeated="15360"/>
        </table:table-row>
        <table:table-row table:style-name="ro2">
          <table:table-cell office:value-type="date" office:date-value="2017-06-21T00:00:00" table:style-name="ce4">
            <text:p>21/06/2017</text:p>
          </table:table-cell>
          <table:table-cell office:value-type="float" office:value="34.14" table:style-name="ce5">
            <text:p>34,14</text:p>
          </table:table-cell>
          <table:table-cell office:value-type="float" office:value="286.5" table:style-name="ce5">
            <text:p>286,5</text:p>
          </table:table-cell>
          <table:table-cell office:value-type="float" office:value="0.629" table:style-name="ce5">
            <text:p>0,629</text:p>
          </table:table-cell>
          <table:table-cell office:value-type="float" office:value="1.1759999999999999" table:style-name="ce5">
            <text:p>1,176</text:p>
          </table:table-cell>
          <table:table-cell office:value-type="float" office:value="21.474060000000001" table:formula="of:=[.D113]*[.B113]" table:style-name="ce6">
            <text:p>21,47406</text:p>
          </table:table-cell>
          <table:table-cell office:value-type="float" office:value="40.14864" table:formula="of:=[.E113]*[.B113]" table:style-name="ce6">
            <text:p>40,14864</text:p>
          </table:table-cell>
          <table:table-cell office:value-type="float" office:value="18.674579999999999" table:formula="of:=[.G113]-[.F113]" table:style-name="ce6">
            <text:p>18,67458</text:p>
          </table:table-cell>
          <table:table-cell office:value-type="float" office:value="53.486394557823125" table:formula="of:=([.F113]*100)/[.G113]" table:style-name="ce6">
            <text:p>53,48639456</text:p>
          </table:table-cell>
          <table:table-cell office:value-type="float" office:value="2038.3254199999999" table:formula="of:=[.O2]-[.H113]" table:style-name="ce6">
            <text:p>2038,32542</text:p>
          </table:table-cell>
          <table:table-cell office:value-type="float" office:value="11.916230366492146" table:formula="of:=([.B113]/[.C113])*100" table:style-name="ce6">
            <text:p>11,91623037</text:p>
          </table:table-cell>
          <table:table-cell table:number-columns-repeated="16373"/>
        </table:table-row>
        <table:table-row table:style-name="ro2">
          <table:table-cell office:value-type="date" office:date-value="2017-07-04T00:00:00" table:style-name="ce4">
            <text:p>04/07/2017</text:p>
          </table:table-cell>
          <table:table-cell office:value-type="float" office:value="37.950000000000003" table:style-name="ce5">
            <text:p>37,95</text:p>
          </table:table-cell>
          <table:table-cell office:value-type="float" office:value="195.9" table:style-name="ce5">
            <text:p>195,9</text:p>
          </table:table-cell>
          <table:table-cell office:value-type="float" office:value="0.628" table:style-name="ce5">
            <text:p>0,628</text:p>
          </table:table-cell>
          <table:table-cell office:value-type="float" office:value="1.159" table:style-name="ce5">
            <text:p>1,159</text:p>
          </table:table-cell>
          <table:table-cell office:value-type="float" office:value="23.832600000000003" table:formula="of:=[.D114]*[.B114]" table:style-name="ce6">
            <text:p>23,8326</text:p>
          </table:table-cell>
          <table:table-cell office:value-type="float" office:value="43.984050000000003" table:formula="of:=[.E114]*[.B114]" table:style-name="ce6">
            <text:p>43,98405</text:p>
          </table:table-cell>
          <table:table-cell office:value-type="float" office:value="20.151450000000001" table:formula="of:=[.G114]-[.F114]" table:style-name="ce6">
            <text:p>20,15145</text:p>
          </table:table-cell>
          <table:table-cell office:value-type="float" office:value="54.184641932700607" table:formula="of:=([.F114]*100)/[.G114]" table:style-name="ce6">
            <text:p>54,18464193</text:p>
          </table:table-cell>
          <table:table-cell office:value-type="float" office:value="2036.8485499999999" table:formula="of:=[.O2]-[.H114]" table:style-name="ce6">
            <text:p>2036,84855</text:p>
          </table:table-cell>
          <table:table-cell office:value-type="float" office:value="19.372128637059724" table:formula="of:=([.B114]/[.C114])*100" table:style-name="ce6">
            <text:p>19,37212864</text:p>
          </table:table-cell>
          <table:table-cell table:number-columns-repeated="16373"/>
        </table:table-row>
        <table:table-row table:style-name="ro2">
          <table:table-cell office:value-type="date" office:date-value="2017-07-08T00:00:00" table:style-name="ce4">
            <text:p>08/07/2017</text:p>
          </table:table-cell>
          <table:table-cell office:value-type="float" office:value="20.3" table:style-name="ce5">
            <text:p>20,3</text:p>
          </table:table-cell>
          <table:table-cell office:value-type="float" office:value="447.7" table:style-name="ce5">
            <text:p>447,7</text:p>
          </table:table-cell>
          <table:table-cell office:value-type="float" office:value="0.628" table:style-name="ce5">
            <text:p>0,628</text:p>
          </table:table-cell>
          <table:table-cell office:value-type="float" office:value="1.095" table:style-name="ce5">
            <text:p>1,095</text:p>
          </table:table-cell>
          <table:table-cell office:value-type="float" office:value="12.7484" table:formula="of:=[.D115]*[.B115]" table:style-name="ce6">
            <text:p>12,7484</text:p>
          </table:table-cell>
          <table:table-cell office:value-type="float" office:value="22.2285" table:formula="of:=[.E115]*[.B115]" table:style-name="ce6">
            <text:p>22,2285</text:p>
          </table:table-cell>
          <table:table-cell office:value-type="float" office:value="9.4801000000000002" table:formula="of:=[.G115]-[.F115]" table:style-name="ce6">
            <text:p>9,4801</text:p>
          </table:table-cell>
          <table:table-cell office:value-type="float" office:value="57.351598173515974" table:formula="of:=([.F115]*100)/[.G115]" table:style-name="ce6">
            <text:p>57,35159817</text:p>
          </table:table-cell>
          <table:table-cell office:value-type="float" office:value="2047.5199" table:formula="of:=[.O2]-[.H115]" table:style-name="ce6">
            <text:p>2047,5199</text:p>
          </table:table-cell>
          <table:table-cell office:value-type="float" office:value="4.5342863524681709" table:formula="of:=([.B115]/[.C115])*100" table:style-name="ce6">
            <text:p>4,534286352</text:p>
          </table:table-cell>
          <table:table-cell table:number-columns-repeated="16373"/>
        </table:table-row>
        <table:table-row table:style-name="ro2">
          <table:table-cell office:value-type="date" office:date-value="2017-07-11T00:00:00" table:style-name="ce4">
            <text:p>11/07/2017</text:p>
          </table:table-cell>
          <table:table-cell office:value-type="float" office:value="36.840000000000003" table:style-name="ce5">
            <text:p>36,84</text:p>
          </table:table-cell>
          <table:table-cell office:value-type="float" office:value="380" table:style-name="ce5">
            <text:p>380</text:p>
          </table:table-cell>
          <table:table-cell office:value-type="float" office:value="0.629" table:style-name="ce5">
            <text:p>0,629</text:p>
          </table:table-cell>
          <table:table-cell office:value-type="float" office:value="1.165" table:style-name="ce5">
            <text:p>1,165</text:p>
          </table:table-cell>
          <table:table-cell office:value-type="float" office:value="23.172360000000001" table:formula="of:=[.D116]*[.B116]" table:style-name="ce6">
            <text:p>23,17236</text:p>
          </table:table-cell>
          <table:table-cell office:value-type="float" office:value="42.918600000000005" table:formula="of:=[.E116]*[.B116]" table:style-name="ce6">
            <text:p>42,9186</text:p>
          </table:table-cell>
          <table:table-cell office:value-type="float" office:value="19.746240000000004" table:formula="of:=[.G116]-[.F116]" table:style-name="ce6">
            <text:p>19,74624</text:p>
          </table:table-cell>
          <table:table-cell office:value-type="float" office:value="53.991416309012877" table:formula="of:=([.F116]*100)/[.G116]" table:style-name="ce6">
            <text:p>53,99141631</text:p>
          </table:table-cell>
          <table:table-cell office:value-type="float" office:value="2037.2537600000001" table:formula="of:=[.O2]-[.H116]" table:style-name="ce6">
            <text:p>2037,25376</text:p>
          </table:table-cell>
          <table:table-cell office:value-type="float" office:value="9.6947368421052644" table:formula="of:=([.B116]/[.C116])*100" table:style-name="ce6">
            <text:p>9,694736842</text:p>
          </table:table-cell>
          <table:table-cell table:number-columns-repeated="16373"/>
        </table:table-row>
        <table:table-row table:style-name="ro2">
          <table:table-cell office:value-type="date" office:date-value="2017-07-20T00:00:00" table:style-name="ce4">
            <text:p>20/07/2017</text:p>
          </table:table-cell>
          <table:table-cell office:value-type="float" office:value="40.630000000000003" table:style-name="ce5">
            <text:p>40,63</text:p>
          </table:table-cell>
          <table:table-cell office:value-type="float" office:value="342.9" table:style-name="ce5">
            <text:p>342,9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75" table:style-name="ce5">
            <text:p>1,175</text:p>
          </table:table-cell>
          <table:table-cell office:value-type="float" office:value="24.743670000000002" table:formula="of:=[.D117]*[.B117]" table:style-name="ce6">
            <text:p>24,74367</text:p>
          </table:table-cell>
          <table:table-cell office:value-type="float" office:value="47.740250000000003" table:formula="of:=[.E117]*[.B117]" table:style-name="ce6">
            <text:p>47,74025</text:p>
          </table:table-cell>
          <table:table-cell office:value-type="float" office:value="22.996580000000002" table:formula="of:=[.G117]-[.F117]" table:style-name="ce6">
            <text:p>22,99658</text:p>
          </table:table-cell>
          <table:table-cell office:value-type="float" office:value="51.829787234042556" table:formula="of:=([.F117]*100)/[.G117]" table:style-name="ce6">
            <text:p>51,82978723</text:p>
          </table:table-cell>
          <table:table-cell table:style-name="ce6"/>
          <table:table-cell office:value-type="float" office:value="11.848935549722952" table:formula="of:=([.B117]/[.C117])*100" table:style-name="ce6">
            <text:p>11,84893555</text:p>
          </table:table-cell>
          <table:table-cell table:number-columns-repeated="16373"/>
        </table:table-row>
        <table:table-row table:style-name="ro2">
          <table:table-cell office:value-type="date" office:date-value="2017-07-29T00:00:00" table:style-name="ce4">
            <text:p>29/07/2017</text:p>
          </table:table-cell>
          <table:table-cell office:value-type="float" office:value="33.270000000000003" table:style-name="ce5">
            <text:p>33,27</text:p>
          </table:table-cell>
          <table:table-cell office:value-type="float" office:value="302.39999999999998" table:style-name="ce5">
            <text:p>302,4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839999999999999" table:style-name="ce5">
            <text:p>1,184</text:p>
          </table:table-cell>
          <table:table-cell office:value-type="float" office:value="20.261430000000001" table:formula="of:=[.D118]*[.B118]" table:style-name="ce6">
            <text:p>20,26143</text:p>
          </table:table-cell>
          <table:table-cell office:value-type="float" office:value="39.391680000000001" table:formula="of:=[.E118]*[.B118]" table:style-name="ce6">
            <text:p>39,39168</text:p>
          </table:table-cell>
          <table:table-cell office:value-type="float" office:value="19.13025" table:formula="of:=[.G118]-[.F118]" table:style-name="ce6">
            <text:p>19,13025</text:p>
          </table:table-cell>
          <table:table-cell office:value-type="float" office:value="51.435810810810807" table:formula="of:=([.F118]*100)/[.G118]" table:style-name="ce6">
            <text:p>51,43581081</text:p>
          </table:table-cell>
          <table:table-cell table:style-name="ce6"/>
          <table:table-cell office:value-type="float" office:value="11.00198412698413" table:formula="of:=([.B118]/[.C118])*100" table:style-name="ce6">
            <text:p>11,00198413</text:p>
          </table:table-cell>
          <table:table-cell table:number-columns-repeated="16373"/>
        </table:table-row>
        <table:table-row table:style-name="ro2">
          <table:table-cell office:value-type="date" office:date-value="2017-08-03T00:00:00" table:style-name="ce4">
            <text:p>03/08/2017</text:p>
          </table:table-cell>
          <table:table-cell office:value-type="float" office:value="33.89" table:style-name="ce5">
            <text:p>33,89</text:p>
          </table:table-cell>
          <table:table-cell office:value-type="float" office:value="224.3" table:style-name="ce5">
            <text:p>224,3</text:p>
          </table:table-cell>
          <table:table-cell office:value-type="float" office:value="0.60899999999999999" table:style-name="ce5">
            <text:p>0,609</text:p>
          </table:table-cell>
          <table:table-cell office:value-type="float" office:value="1.1850000000000001" table:style-name="ce5">
            <text:p>1,185</text:p>
          </table:table-cell>
          <table:table-cell office:value-type="float" office:value="20.639009999999999" table:formula="of:=[.D119]*[.B119]" table:style-name="ce6">
            <text:p>20,63901</text:p>
          </table:table-cell>
          <table:table-cell office:value-type="float" office:value="40.159649999999999" table:formula="of:=[.E119]*[.B119]" table:style-name="ce6">
            <text:p>40,15965</text:p>
          </table:table-cell>
          <table:table-cell office:value-type="float" office:value="19.52064" table:formula="of:=[.G119]-[.F119]" table:style-name="ce6">
            <text:p>19,52064</text:p>
          </table:table-cell>
          <table:table-cell office:value-type="float" office:value="51.392405063291136" table:formula="of:=([.F119]*100)/[.G119]" table:style-name="ce6">
            <text:p>51,39240506</text:p>
          </table:table-cell>
          <table:table-cell table:style-name="ce6"/>
          <table:table-cell office:value-type="float" office:value="15.109228711547035" table:formula="of:=([.B119]/[.C119])*100" table:style-name="ce6">
            <text:p>15,10922871</text:p>
          </table:table-cell>
          <table:table-cell table:number-columns-repeated="16373"/>
        </table:table-row>
        <table:table-row table:style-name="ro2">
          <table:table-cell office:value-type="date" office:date-value="2017-08-10T00:00:00" table:style-name="ce4">
            <text:p>10/08/2017</text:p>
          </table:table-cell>
          <table:table-cell office:value-type="float" office:value="41.56" table:style-name="ce5">
            <text:p>41,56</text:p>
          </table:table-cell>
          <table:table-cell office:value-type="float" office:value="262.2" table:style-name="ce5">
            <text:p>262,2</text:p>
          </table:table-cell>
          <table:table-cell office:value-type="float" office:value="0.61899999999999999" table:style-name="ce5">
            <text:p>0,619</text:p>
          </table:table-cell>
          <table:table-cell office:value-type="float" office:value="1.1950000000000001" table:style-name="ce5">
            <text:p>1,195</text:p>
          </table:table-cell>
          <table:table-cell office:value-type="float" office:value="25.725640000000002" table:formula="of:=[.D120]*[.B120]" table:style-name="ce6">
            <text:p>25,72564</text:p>
          </table:table-cell>
          <table:table-cell office:value-type="float" office:value="49.664200000000008" table:formula="of:=[.E120]*[.B120]" table:style-name="ce6">
            <text:p>49,6642</text:p>
          </table:table-cell>
          <table:table-cell office:value-type="float" office:value="23.938560000000006" table:formula="of:=[.G120]-[.F120]" table:style-name="ce6">
            <text:p>23,93856</text:p>
          </table:table-cell>
          <table:table-cell office:value-type="float" office:value="51.799163179916313" table:formula="of:=([.F120]*100)/[.G120]" table:style-name="ce6">
            <text:p>51,79916318</text:p>
          </table:table-cell>
          <table:table-cell table:style-name="ce6"/>
          <table:table-cell office:value-type="float" office:value="15.850495804729217" table:formula="of:=([.B120]/[.C120])*100" table:style-name="ce6">
            <text:p>15,8504958</text:p>
          </table:table-cell>
          <table:table-cell table:number-columns-repeated="16373"/>
        </table:table-row>
        <table:table-row table:style-name="ro2">
          <table:table-cell office:value-type="date" office:date-value="2017-08-13T00:00:00" table:style-name="ce4">
            <text:p>13/08/2017</text:p>
          </table:table-cell>
          <table:table-cell office:value-type="float" office:value="28.51" table:style-name="ce5">
            <text:p>28,51</text:p>
          </table:table-cell>
          <table:table-cell office:value-type="float" office:value="199.4" table:style-name="ce5">
            <text:p>199,4</text:p>
          </table:table-cell>
          <table:table-cell office:value-type="float" office:value="0.625" table:style-name="ce5">
            <text:p>0,625</text:p>
          </table:table-cell>
          <table:table-cell office:value-type="float" office:value="1.119" table:style-name="ce5">
            <text:p>1,119</text:p>
          </table:table-cell>
          <table:table-cell office:value-type="float" office:value="17.818750000000001" table:formula="of:=[.D121]*[.B121]" table:style-name="ce6">
            <text:p>17,81875</text:p>
          </table:table-cell>
          <table:table-cell office:value-type="float" office:value="31.902690000000003" table:formula="of:=[.E121]*[.B121]" table:style-name="ce6">
            <text:p>31,90269</text:p>
          </table:table-cell>
          <table:table-cell office:value-type="float" office:value="14.083940000000002" table:formula="of:=[.G121]-[.F121]" table:style-name="ce6">
            <text:p>14,08394</text:p>
          </table:table-cell>
          <table:table-cell office:value-type="float" office:value="55.853440571939231" table:formula="of:=([.F121]*100)/[.G121]" table:style-name="ce6">
            <text:p>55,85344057</text:p>
          </table:table-cell>
          <table:table-cell table:style-name="ce6"/>
          <table:table-cell office:value-type="float" office:value="14.297893681043131" table:formula="of:=([.B121]/[.C121])*100" table:style-name="ce6">
            <text:p>14,29789368</text:p>
          </table:table-cell>
          <table:table-cell table:number-columns-repeated="16373"/>
        </table:table-row>
        <table:table-row table:style-name="ro2">
          <table:table-cell office:value-type="date" office:date-value="2017-08-17T00:00:00" table:style-name="ce4">
            <text:p>17/08/2017</text:p>
          </table:table-cell>
          <table:table-cell office:value-type="float" office:value="33.47" table:style-name="ce5">
            <text:p>33,47</text:p>
          </table:table-cell>
          <table:table-cell office:value-type="float" office:value="370.5" table:style-name="ce5">
            <text:p>370,5</text:p>
          </table:table-cell>
          <table:table-cell office:value-type="float" office:value="0.61899999999999999" table:style-name="ce5">
            <text:p>0,619</text:p>
          </table:table-cell>
          <table:table-cell office:value-type="float" office:value="1.1950000000000001" table:style-name="ce5">
            <text:p>1,195</text:p>
          </table:table-cell>
          <table:table-cell office:value-type="float" office:value="20.717929999999999" table:formula="of:=[.D122]*[.B122]" table:style-name="ce6">
            <text:p>20,71793</text:p>
          </table:table-cell>
          <table:table-cell office:value-type="float" office:value="39.996650000000002" table:formula="of:=[.E122]*[.B122]" table:style-name="ce6">
            <text:p>39,99665</text:p>
          </table:table-cell>
          <table:table-cell office:value-type="float" office:value="19.278720000000003" table:formula="of:=[.G122]-[.F122]" table:style-name="ce6">
            <text:p>19,27872</text:p>
          </table:table-cell>
          <table:table-cell office:value-type="float" office:value="51.79916317991632" table:formula="of:=([.F122]*100)/[.G122]" table:style-name="ce6">
            <text:p>51,79916318</text:p>
          </table:table-cell>
          <table:table-cell table:style-name="ce6"/>
          <table:table-cell office:value-type="float" office:value="9.0337381916329278" table:formula="of:=([.B122]/[.C122])*100" table:style-name="ce6">
            <text:p>9,033738192</text:p>
          </table:table-cell>
          <table:table-cell table:number-columns-repeated="16373"/>
        </table:table-row>
        <table:table-row table:style-name="ro2">
          <table:table-cell office:value-type="date" office:date-value="2017-08-25T00:00:00" table:style-name="ce4">
            <text:p>25/08/2017</text:p>
          </table:table-cell>
          <table:table-cell office:value-type="float" office:value="37.729999999999997" table:style-name="ce5">
            <text:p>37,73</text:p>
          </table:table-cell>
          <table:table-cell office:value-type="float" office:value="303.60000000000002" table:style-name="ce5">
            <text:p>303,6</text:p>
          </table:table-cell>
          <table:table-cell office:value-type="float" office:value="0.629" table:style-name="ce5">
            <text:p>0,629</text:p>
          </table:table-cell>
          <table:table-cell office:value-type="float" office:value="1.208" table:style-name="ce5">
            <text:p>1,208</text:p>
          </table:table-cell>
          <table:table-cell office:value-type="float" office:value="23.732169999999996" table:formula="of:=[.D123]*[.B123]" table:style-name="ce6">
            <text:p>23,73217</text:p>
          </table:table-cell>
          <table:table-cell office:value-type="float" office:value="45.577839999999995" table:formula="of:=[.E123]*[.B123]" table:style-name="ce6">
            <text:p>45,57784</text:p>
          </table:table-cell>
          <table:table-cell office:value-type="float" office:value="21.845669999999998" table:formula="of:=[.G123]-[.F123]" table:style-name="ce6">
            <text:p>21,84567</text:p>
          </table:table-cell>
          <table:table-cell office:value-type="float" office:value="52.069536423841058" table:formula="of:=([.F123]*100)/[.G123]" table:style-name="ce6">
            <text:p>52,06953642</text:p>
          </table:table-cell>
          <table:table-cell table:style-name="ce6"/>
          <table:table-cell office:value-type="float" office:value="12.427536231884057" table:formula="of:=([.B123]/[.C123])*100" table:style-name="ce6">
            <text:p>12,42753623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5"/>
          <table:table-cell office:value-type="float" office:value="369.6" table:style-name="ce5">
            <text:p>369,6</text:p>
          </table:table-cell>
          <table:table-cell table:number-columns-repeated="2" table:style-name="ce5"/>
          <table:table-cell office:value-type="float" office:value="0" table:formula="of:=[.D124]*[.B124]" table:style-name="ce6">
            <text:p>0</text:p>
          </table:table-cell>
          <table:table-cell office:value-type="float" office:value="0" table:formula="of:=[.E124]*[.B124]" table:style-name="ce6">
            <text:p>0</text:p>
          </table:table-cell>
          <table:table-cell office:value-type="float" office:value="0" table:formula="of:=[.G124]-[.F124]" table:style-name="ce6">
            <text:p>0</text:p>
          </table:table-cell>
          <table:table-cell office:value-type="float" office:value="0" table:formula="of:=([.F124]*100)/[.G124]" table:style-name="ce6">
            <text:p>#¡DIV/0!</text:p>
          </table:table-cell>
          <table:table-cell table:style-name="ce6"/>
          <table:table-cell office:value-type="float" office:value="0" table:formula="of:=([.B124]/[.C124])*100" table:style-name="ce6">
            <text:p>0</text:p>
          </table:table-cell>
          <table:table-cell table:number-columns-repeated="16373"/>
        </table:table-row>
        <table:table-row table:style-name="ro2">
          <table:table-cell office:value-type="date" office:date-value="2018-01-15T00:00:00" table:style-name="ce4">
            <text:p>15/01/2018</text:p>
          </table:table-cell>
          <table:table-cell office:value-type="float" office:value="36.39" table:style-name="ce5">
            <text:p>36,39</text:p>
          </table:table-cell>
          <table:table-cell office:value-type="float" office:value="200.2" table:style-name="ce5">
            <text:p>200,2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2889999999999999" table:style-name="ce5">
            <text:p>1,289</text:p>
          </table:table-cell>
          <table:table-cell office:value-type="float" office:value="23.981010000000001" table:formula="of:=[.D125]*[.B125]" table:style-name="ce6">
            <text:p>23,98101</text:p>
          </table:table-cell>
          <table:table-cell office:value-type="float" office:value="46.906709999999997" table:formula="of:=[.E125]*[.B125]" table:style-name="ce6">
            <text:p>46,90671</text:p>
          </table:table-cell>
          <table:table-cell office:value-type="float" office:value="22.925699999999996" table:formula="of:=[.G125]-[.F125]" table:style-name="ce6">
            <text:p>22,9257</text:p>
          </table:table-cell>
          <table:table-cell office:value-type="float" office:value="51.124903025601249" table:formula="of:=([.F125]*100)/[.G125]" table:style-name="ce6">
            <text:p>51,12490303</text:p>
          </table:table-cell>
          <table:table-cell table:style-name="ce6"/>
          <table:table-cell office:value-type="float" office:value="18.176823176823177" table:formula="of:=([.B125]/[.C125])*100" table:style-name="ce6">
            <text:p>18,17682318</text:p>
          </table:table-cell>
          <table:table-cell table:number-columns-repeated="16373"/>
        </table:table-row>
        <table:table-row table:style-name="ro2">
          <table:table-cell office:value-type="date" office:date-value="2018-01-21T00:00:00" table:style-name="ce4">
            <text:p>21/01/2018</text:p>
          </table:table-cell>
          <table:table-cell office:value-type="float" office:value="26.51" table:style-name="ce5">
            <text:p>26,51</text:p>
          </table:table-cell>
          <table:table-cell office:value-type="float" office:value="391.5" table:style-name="ce5">
            <text:p>391,5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2589999999999999" table:style-name="ce5">
            <text:p>1,259</text:p>
          </table:table-cell>
          <table:table-cell office:value-type="float" office:value="17.470090000000003" table:formula="of:=[.D126]*[.B126]" table:style-name="ce6">
            <text:p>17,47009</text:p>
          </table:table-cell>
          <table:table-cell office:value-type="float" office:value="33.376089999999998" table:formula="of:=[.E126]*[.B126]" table:style-name="ce6">
            <text:p>33,37609</text:p>
          </table:table-cell>
          <table:table-cell office:value-type="float" office:value="15.905999999999995" table:formula="of:=[.G126]-[.F126]" table:style-name="ce6">
            <text:p>15,906</text:p>
          </table:table-cell>
          <table:table-cell office:value-type="float" office:value="52.343129467831623" table:formula="of:=([.F126]*100)/[.G126]" table:style-name="ce6">
            <text:p>52,34312947</text:p>
          </table:table-cell>
          <table:table-cell table:style-name="ce6"/>
          <table:table-cell office:value-type="float" office:value="6.7713920817369102" table:formula="of:=([.B126]/[.C126])*100" table:style-name="ce6">
            <text:p>6,771392082</text:p>
          </table:table-cell>
          <table:table-cell table:number-columns-repeated="16373"/>
        </table:table-row>
        <table:table-row table:style-name="ro2">
          <table:table-cell office:value-type="date" office:date-value="2018-01-21T00:00:00" table:style-name="ce4">
            <text:p>21/01/2018</text:p>
          </table:table-cell>
          <table:table-cell office:value-type="float" office:value="18.63" table:style-name="ce5">
            <text:p>18,63</text:p>
          </table:table-cell>
          <table:table-cell office:value-type="float" office:value="249.9" table:style-name="ce5">
            <text:p>249,9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2589999999999999" table:style-name="ce5">
            <text:p>1,259</text:p>
          </table:table-cell>
          <table:table-cell office:value-type="float" office:value="12.27717" table:formula="of:=[.D127]*[.B127]" table:style-name="ce6">
            <text:p>12,27717</text:p>
          </table:table-cell>
          <table:table-cell office:value-type="float" office:value="23.455169999999995" table:formula="of:=[.E127]*[.B127]" table:style-name="ce6">
            <text:p>23,45517</text:p>
          </table:table-cell>
          <table:table-cell office:value-type="float" office:value="11.177999999999995" table:formula="of:=[.G127]-[.F127]" table:style-name="ce6">
            <text:p>11,178</text:p>
          </table:table-cell>
          <table:table-cell office:value-type="float" office:value="52.343129467831623" table:formula="of:=([.F127]*100)/[.G127]" table:style-name="ce6">
            <text:p>52,34312947</text:p>
          </table:table-cell>
          <table:table-cell table:style-name="ce6"/>
          <table:table-cell office:value-type="float" office:value="7.4549819927971193" table:formula="of:=([.B127]/[.C127])*100" table:style-name="ce6">
            <text:p>7,454981993</text:p>
          </table:table-cell>
          <table:table-cell table:number-columns-repeated="16373"/>
        </table:table-row>
        <table:table-row table:style-name="ro2">
          <table:table-cell office:value-type="date" office:date-value="2018-01-30T00:00:00" table:style-name="ce4">
            <text:p>30/01/2018</text:p>
          </table:table-cell>
          <table:table-cell office:value-type="float" office:value="43.5" table:style-name="ce5">
            <text:p>43,5</text:p>
          </table:table-cell>
          <table:table-cell office:value-type="float" office:value="344.1" table:style-name="ce5">
            <text:p>344,1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264" table:style-name="ce5">
            <text:p>1,264</text:p>
          </table:table-cell>
          <table:table-cell office:value-type="float" office:value="28.666500000000003" table:formula="of:=[.D128]*[.B128]" table:style-name="ce6">
            <text:p>28,6665</text:p>
          </table:table-cell>
          <table:table-cell office:value-type="float" office:value="54.984000000000002" table:formula="of:=[.E128]*[.B128]" table:style-name="ce6">
            <text:p>54,984</text:p>
          </table:table-cell>
          <table:table-cell office:value-type="float" office:value="26.317499999999999" table:formula="of:=[.G128]-[.F128]" table:style-name="ce6">
            <text:p>26,3175</text:p>
          </table:table-cell>
          <table:table-cell office:value-type="float" office:value="52.13607594936709" table:formula="of:=([.F128]*100)/[.G128]" table:style-name="ce6">
            <text:p>52,13607595</text:p>
          </table:table-cell>
          <table:table-cell table:style-name="ce6"/>
          <table:table-cell office:value-type="float" office:value="12.641673931996511" table:formula="of:=([.B128]/[.C128])*100" table:style-name="ce6">
            <text:p>12,64167393</text:p>
          </table:table-cell>
          <table:table-cell table:number-columns-repeated="16373"/>
        </table:table-row>
        <table:table-row table:style-name="ro3">
          <table:table-cell office:value-type="date" office:date-value="2018-02-06T00:00:00" table:style-name="ce4">
            <text:p>06/02/2018</text:p>
          </table:table-cell>
          <table:table-cell office:value-type="float" office:value="34.630000000000003" table:style-name="ce5">
            <text:p>34,63</text:p>
          </table:table-cell>
          <table:table-cell office:value-type="float" office:value="422.4" table:style-name="ce5">
            <text:p>422,4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266" table:style-name="ce5">
            <text:p>1,266</text:p>
          </table:table-cell>
          <table:table-cell office:value-type="float" office:value="22.821170000000002" table:formula="of:=[.D129]*[.B129]" table:style-name="ce6">
            <text:p>22,82117</text:p>
          </table:table-cell>
          <table:table-cell office:value-type="float" office:value="43.84158" table:formula="of:=[.E129]*[.B129]" table:style-name="ce6">
            <text:p>43,84158</text:p>
          </table:table-cell>
          <table:table-cell office:value-type="float" office:value="21.020409999999998" table:formula="of:=[.G129]-[.F129]" table:style-name="ce6">
            <text:p>21,02041</text:p>
          </table:table-cell>
          <table:table-cell office:value-type="float" office:value="52.05371248025277" table:formula="of:=([.F129]*100)/[.G129]" table:style-name="ce6">
            <text:p>52,05371248</text:p>
          </table:table-cell>
          <table:table-cell table:style-name="ce6"/>
          <table:table-cell office:value-type="float" office:value="8.1983901515151523" table:formula="of:=([.B129]/[.C129])*100" table:style-name="ce6">
            <text:p>8,198390152</text:p>
          </table:table-cell>
          <table:table-cell table:number-columns-repeated="16373"/>
        </table:table-row>
        <table:table-row table:style-name="ro4">
          <table:table-cell office:value-type="date" office:date-value="2018-02-15T00:00:00" table:style-name="ce4">
            <text:p>15/02/2018</text:p>
          </table:table-cell>
          <table:table-cell office:value-type="float" office:value="43.87" table:style-name="ce5">
            <text:p>43,87</text:p>
          </table:table-cell>
          <table:table-cell office:value-type="float" office:value="397.3" table:style-name="ce5">
            <text:p>397,3</text:p>
          </table:table-cell>
          <table:table-cell office:value-type="float" office:value="0.66900000000000004" table:style-name="ce5">
            <text:p>0,669</text:p>
          </table:table-cell>
          <table:table-cell office:value-type="float" office:value="1.2290000000000001" table:style-name="ce5">
            <text:p>1,229</text:p>
          </table:table-cell>
          <table:table-cell office:value-type="float" office:value="29.349029999999999" table:formula="of:=[.D130]*[.B130]" table:style-name="ce6">
            <text:p>29,34903</text:p>
          </table:table-cell>
          <table:table-cell office:value-type="float" office:value="53.916229999999999" table:formula="of:=[.E130]*[.B130]" table:style-name="ce6">
            <text:p>53,91623</text:p>
          </table:table-cell>
          <table:table-cell office:value-type="float" office:value="24.5672" table:formula="of:=[.G130]-[.F130]" table:style-name="ce6">
            <text:p>24,5672</text:p>
          </table:table-cell>
          <table:table-cell office:value-type="float" office:value="54.434499593165171" table:formula="of:=([.F130]*100)/[.G130]" table:style-name="ce6">
            <text:p>54,43449959</text:p>
          </table:table-cell>
          <table:table-cell table:style-name="ce6"/>
          <table:table-cell office:value-type="float" office:value="11.042033727661716" table:formula="of:=([.B130]/[.C130])*100" table:style-name="ce6">
            <text:p>11,04203373</text:p>
          </table:table-cell>
          <table:table-cell table:number-columns-repeated="16373"/>
        </table:table-row>
        <table:table-row table:style-name="ro4">
          <table:table-cell office:value-type="date" office:date-value="2018-02-25T00:00:00" table:style-name="ce4">
            <text:p>25/02/2018</text:p>
          </table:table-cell>
          <table:table-cell office:value-type="float" office:value="37.72" table:style-name="ce5">
            <text:p>37,72</text:p>
          </table:table-cell>
          <table:table-cell office:value-type="float" office:value="347" table:style-name="ce5">
            <text:p>347</text:p>
          </table:table-cell>
          <table:table-cell office:value-type="float" office:value="0.64900000000000002" table:style-name="ce5">
            <text:p>0,649</text:p>
          </table:table-cell>
          <table:table-cell office:value-type="float" office:value="1.2390000000000001" table:style-name="ce5">
            <text:p>1,239</text:p>
          </table:table-cell>
          <table:table-cell office:value-type="float" office:value="24.48028" table:formula="of:=[.D131]*[.B131]" table:style-name="ce6">
            <text:p>24,48028</text:p>
          </table:table-cell>
          <table:table-cell office:value-type="float" office:value="46.735080000000004" table:formula="of:=[.E131]*[.B131]" table:style-name="ce6">
            <text:p>46,73508</text:p>
          </table:table-cell>
          <table:table-cell office:value-type="float" office:value="22.254800000000003" table:formula="of:=[.G131]-[.F131]" table:style-name="ce6">
            <text:p>22,2548</text:p>
          </table:table-cell>
          <table:table-cell office:value-type="float" office:value="52.38095238095238" table:formula="of:=([.F131]*100)/[.G131]" table:style-name="ce6">
            <text:p>52,38095238</text:p>
          </table:table-cell>
          <table:table-cell table:style-name="ce6"/>
          <table:table-cell office:value-type="float" office:value="10.870317002881844" table:formula="of:=([.B131]/[.C131])*100" table:style-name="ce6">
            <text:p>10,870317</text:p>
          </table:table-cell>
          <table:table-cell table:number-columns-repeated="16373"/>
        </table:table-row>
        <table:table-row table:style-name="ro4">
          <table:table-cell office:value-type="date" office:date-value="2018-03-02T00:00:00" table:style-name="ce4">
            <text:p>02/03/2018</text:p>
          </table:table-cell>
          <table:table-cell office:value-type="float" office:value="35.229999999999997" table:style-name="ce5">
            <text:p>35,23</text:p>
          </table:table-cell>
          <table:table-cell office:value-type="float" office:value="398.9" table:style-name="ce5">
            <text:p>398,9</text:p>
          </table:table-cell>
          <table:table-cell office:value-type="float" office:value="0.66900000000000004" table:style-name="ce5">
            <text:p>0,669</text:p>
          </table:table-cell>
          <table:table-cell office:value-type="float" office:value="1.2390000000000001" table:style-name="ce5">
            <text:p>1,239</text:p>
          </table:table-cell>
          <table:table-cell office:value-type="float" office:value="23.56887" table:formula="of:=[.D132]*[.B132]" table:style-name="ce6">
            <text:p>23,56887</text:p>
          </table:table-cell>
          <table:table-cell office:value-type="float" office:value="43.649969999999996" table:formula="of:=[.E132]*[.B132]" table:style-name="ce6">
            <text:p>43,64997</text:p>
          </table:table-cell>
          <table:table-cell office:value-type="float" office:value="20.081099999999996" table:formula="of:=[.G132]-[.F132]" table:style-name="ce6">
            <text:p>20,0811</text:p>
          </table:table-cell>
          <table:table-cell office:value-type="float" office:value="53.995157384987905" table:formula="of:=([.F132]*100)/[.G132]" table:style-name="ce6">
            <text:p>53,99515738</text:p>
          </table:table-cell>
          <table:table-cell table:style-name="ce6"/>
          <table:table-cell office:value-type="float" office:value="8.8317874153923288" table:formula="of:=([.B132]/[.C132])*100" table:style-name="ce6">
            <text:p>8,831787415</text:p>
          </table:table-cell>
          <table:table-cell table:number-columns-repeated="16373"/>
        </table:table-row>
        <table:table-row table:style-name="ro4">
          <table:table-cell office:value-type="date" office:date-value="2018-03-13T00:00:00" table:style-name="ce4">
            <text:p>13/03/2018</text:p>
          </table:table-cell>
          <table:table-cell office:value-type="float" office:value="37.89" table:style-name="ce5">
            <text:p>37,89</text:p>
          </table:table-cell>
          <table:table-cell office:value-type="float" office:value="426.3" table:style-name="ce5">
            <text:p>426,3</text:p>
          </table:table-cell>
          <table:table-cell office:value-type="float" office:value="0.65900000000000003" table:style-name="ce5">
            <text:p>0,659</text:p>
          </table:table-cell>
          <table:table-cell office:value-type="float" office:value="1.2090000000000001" table:style-name="ce5">
            <text:p>1,209</text:p>
          </table:table-cell>
          <table:table-cell office:value-type="float" office:value="24.969510000000003" table:formula="of:=[.D133]*[.B133]" table:style-name="ce6">
            <text:p>24,96951</text:p>
          </table:table-cell>
          <table:table-cell office:value-type="float" office:value="45.809010000000001" table:formula="of:=[.E133]*[.B133]" table:style-name="ce6">
            <text:p>45,80901</text:p>
          </table:table-cell>
          <table:table-cell office:value-type="float" office:value="20.839499999999997" table:formula="of:=[.G133]-[.F133]" table:style-name="ce6">
            <text:p>20,8395</text:p>
          </table:table-cell>
          <table:table-cell office:value-type="float" office:value="54.507857733664196" table:formula="of:=([.F133]*100)/[.G133]" table:style-name="ce6">
            <text:p>54,50785773</text:p>
          </table:table-cell>
          <table:table-cell table:style-name="ce6"/>
          <table:table-cell office:value-type="float" office:value="8.8881069669247008" table:formula="of:=([.B133]/[.C133])*100" table:style-name="ce6">
            <text:p>8,888106967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34]*[.B134]" table:style-name="ce6">
            <text:p>0</text:p>
          </table:table-cell>
          <table:table-cell office:value-type="float" office:value="0" table:formula="of:=[.E134]*[.B134]" table:style-name="ce6">
            <text:p>0</text:p>
          </table:table-cell>
          <table:table-cell office:value-type="float" office:value="0" table:formula="of:=[.G134]-[.F134]" table:style-name="ce6">
            <text:p>0</text:p>
          </table:table-cell>
          <table:table-cell office:value-type="float" office:value="0" table:formula="of:=([.F134]*100)/[.G134]" table:style-name="ce6">
            <text:p>#¡DIV/0!</text:p>
          </table:table-cell>
          <table:table-cell table:style-name="ce6"/>
          <table:table-cell office:value-type="float" office:value="0" table:formula="of:=([.B134]/[.C134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35]*[.B135]" table:style-name="ce6">
            <text:p>0</text:p>
          </table:table-cell>
          <table:table-cell office:value-type="float" office:value="0" table:formula="of:=[.E135]*[.B135]" table:style-name="ce6">
            <text:p>0</text:p>
          </table:table-cell>
          <table:table-cell office:value-type="float" office:value="0" table:formula="of:=[.G135]-[.F135]" table:style-name="ce6">
            <text:p>0</text:p>
          </table:table-cell>
          <table:table-cell office:value-type="float" office:value="0" table:formula="of:=([.F135]*100)/[.G135]" table:style-name="ce6">
            <text:p>#¡DIV/0!</text:p>
          </table:table-cell>
          <table:table-cell table:style-name="ce6"/>
          <table:table-cell office:value-type="float" office:value="0" table:formula="of:=([.B135]/[.C135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36]*[.B136]" table:style-name="ce6">
            <text:p>0</text:p>
          </table:table-cell>
          <table:table-cell office:value-type="float" office:value="0" table:formula="of:=[.E136]*[.B136]" table:style-name="ce6">
            <text:p>0</text:p>
          </table:table-cell>
          <table:table-cell office:value-type="float" office:value="0" table:formula="of:=[.G136]-[.F136]" table:style-name="ce6">
            <text:p>0</text:p>
          </table:table-cell>
          <table:table-cell office:value-type="float" office:value="0" table:formula="of:=([.F136]*100)/[.G136]" table:style-name="ce6">
            <text:p>#¡DIV/0!</text:p>
          </table:table-cell>
          <table:table-cell table:style-name="ce6"/>
          <table:table-cell office:value-type="float" office:value="0" table:formula="of:=([.B136]/[.C136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37]*[.B137]" table:style-name="ce6">
            <text:p>0</text:p>
          </table:table-cell>
          <table:table-cell office:value-type="float" office:value="0" table:formula="of:=[.E137]*[.B137]" table:style-name="ce6">
            <text:p>0</text:p>
          </table:table-cell>
          <table:table-cell office:value-type="float" office:value="0" table:formula="of:=[.G137]-[.F137]" table:style-name="ce6">
            <text:p>0</text:p>
          </table:table-cell>
          <table:table-cell office:value-type="float" office:value="0" table:formula="of:=([.F137]*100)/[.G137]" table:style-name="ce6">
            <text:p>#¡DIV/0!</text:p>
          </table:table-cell>
          <table:table-cell table:style-name="ce6"/>
          <table:table-cell office:value-type="float" office:value="0" table:formula="of:=([.B137]/[.C137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38]*[.B138]" table:style-name="ce6">
            <text:p>0</text:p>
          </table:table-cell>
          <table:table-cell office:value-type="float" office:value="0" table:formula="of:=[.E138]*[.B138]" table:style-name="ce6">
            <text:p>0</text:p>
          </table:table-cell>
          <table:table-cell office:value-type="float" office:value="0" table:formula="of:=[.G138]-[.F138]" table:style-name="ce6">
            <text:p>0</text:p>
          </table:table-cell>
          <table:table-cell office:value-type="float" office:value="0" table:formula="of:=([.F138]*100)/[.G138]" table:style-name="ce6">
            <text:p>#¡DIV/0!</text:p>
          </table:table-cell>
          <table:table-cell table:style-name="ce6"/>
          <table:table-cell office:value-type="float" office:value="0" table:formula="of:=([.B138]/[.C138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39]*[.B139]" table:style-name="ce6">
            <text:p>0</text:p>
          </table:table-cell>
          <table:table-cell office:value-type="float" office:value="0" table:formula="of:=[.E139]*[.B139]" table:style-name="ce6">
            <text:p>0</text:p>
          </table:table-cell>
          <table:table-cell office:value-type="float" office:value="0" table:formula="of:=[.G139]-[.F139]" table:style-name="ce6">
            <text:p>0</text:p>
          </table:table-cell>
          <table:table-cell office:value-type="float" office:value="0" table:formula="of:=([.F139]*100)/[.G139]" table:style-name="ce6">
            <text:p>#¡DIV/0!</text:p>
          </table:table-cell>
          <table:table-cell table:style-name="ce6"/>
          <table:table-cell office:value-type="float" office:value="0" table:formula="of:=([.B139]/[.C139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40]*[.B140]" table:style-name="ce6">
            <text:p>0</text:p>
          </table:table-cell>
          <table:table-cell office:value-type="float" office:value="0" table:formula="of:=[.E140]*[.B140]" table:style-name="ce6">
            <text:p>0</text:p>
          </table:table-cell>
          <table:table-cell office:value-type="float" office:value="0" table:formula="of:=[.G140]-[.F140]" table:style-name="ce6">
            <text:p>0</text:p>
          </table:table-cell>
          <table:table-cell office:value-type="float" office:value="0" table:formula="of:=([.F140]*100)/[.G140]" table:style-name="ce6">
            <text:p>#¡DIV/0!</text:p>
          </table:table-cell>
          <table:table-cell table:style-name="ce6"/>
          <table:table-cell office:value-type="float" office:value="0" table:formula="of:=([.B140]/[.C140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41]*[.B141]" table:style-name="ce6">
            <text:p>0</text:p>
          </table:table-cell>
          <table:table-cell office:value-type="float" office:value="0" table:formula="of:=[.E141]*[.B141]" table:style-name="ce6">
            <text:p>0</text:p>
          </table:table-cell>
          <table:table-cell office:value-type="float" office:value="0" table:formula="of:=[.G141]-[.F141]" table:style-name="ce6">
            <text:p>0</text:p>
          </table:table-cell>
          <table:table-cell office:value-type="float" office:value="0" table:formula="of:=([.F141]*100)/[.G141]" table:style-name="ce6">
            <text:p>#¡DIV/0!</text:p>
          </table:table-cell>
          <table:table-cell table:style-name="ce6"/>
          <table:table-cell office:value-type="float" office:value="0" table:formula="of:=([.B141]/[.C141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42]*[.B142]" table:style-name="ce6">
            <text:p>0</text:p>
          </table:table-cell>
          <table:table-cell office:value-type="float" office:value="0" table:formula="of:=[.E142]*[.B142]" table:style-name="ce6">
            <text:p>0</text:p>
          </table:table-cell>
          <table:table-cell office:value-type="float" office:value="0" table:formula="of:=[.G142]-[.F142]" table:style-name="ce6">
            <text:p>0</text:p>
          </table:table-cell>
          <table:table-cell office:value-type="float" office:value="0" table:formula="of:=([.F142]*100)/[.G142]" table:style-name="ce6">
            <text:p>#¡DIV/0!</text:p>
          </table:table-cell>
          <table:table-cell table:style-name="ce6"/>
          <table:table-cell office:value-type="float" office:value="0" table:formula="of:=([.B142]/[.C142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43]*[.B143]" table:style-name="ce6">
            <text:p>0</text:p>
          </table:table-cell>
          <table:table-cell office:value-type="float" office:value="0" table:formula="of:=[.E143]*[.B143]" table:style-name="ce6">
            <text:p>0</text:p>
          </table:table-cell>
          <table:table-cell office:value-type="float" office:value="0" table:formula="of:=[.G143]-[.F143]" table:style-name="ce6">
            <text:p>0</text:p>
          </table:table-cell>
          <table:table-cell office:value-type="float" office:value="0" table:formula="of:=([.F143]*100)/[.G143]" table:style-name="ce6">
            <text:p>#¡DIV/0!</text:p>
          </table:table-cell>
          <table:table-cell table:style-name="ce6"/>
          <table:table-cell office:value-type="float" office:value="0" table:formula="of:=([.B143]/[.C143])*100" table:style-name="ce6">
            <text:p>#¡DIV/0!</text:p>
          </table:table-cell>
          <table:table-cell table:number-columns-repeated="16373"/>
        </table:table-row>
        <table:table-row table:style-name="ro4">
          <table:table-cell table:style-name="ce4"/>
          <table:table-cell table:number-columns-repeated="4" table:style-name="ce5"/>
          <table:table-cell office:value-type="float" office:value="0" table:formula="of:=[.D144]*[.B144]" table:style-name="ce6">
            <text:p>0</text:p>
          </table:table-cell>
          <table:table-cell office:value-type="float" office:value="0" table:formula="of:=[.E144]*[.B144]" table:style-name="ce6">
            <text:p>0</text:p>
          </table:table-cell>
          <table:table-cell office:value-type="float" office:value="0" table:formula="of:=[.G144]-[.F144]" table:style-name="ce6">
            <text:p>0</text:p>
          </table:table-cell>
          <table:table-cell office:value-type="float" office:value="0" table:formula="of:=([.F144]*100)/[.G144]" table:style-name="ce6">
            <text:p>#¡DIV/0!</text:p>
          </table:table-cell>
          <table:table-cell table:style-name="ce6"/>
          <table:table-cell office:value-type="float" office:value="0" table:formula="of:=([.B144]/[.C144])*100" table:style-name="ce6">
            <text:p>#¡DIV/0!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Total sumatorio</text:p>
          </table:table-cell>
          <table:table-cell office:value-type="float" office:value="4607.0400000000027" table:formula="of:=SUM([.B2:.B144])" table:style-name="ce10">
            <text:p>4607,04</text:p>
          </table:table-cell>
          <table:table-cell office:value-type="float" office:value="43897.600000000006" table:formula="of:=SUM([.C2:.C144])" table:style-name="ce10">
            <text:p>43897,6</text:p>
          </table:table-cell>
          <table:table-cell office:value-type="string" table:style-name="ce10">
            <text:p>#</text:p>
          </table:table-cell>
          <table:table-cell office:value-type="string" table:style-name="ce10">
            <text:p>#</text:p>
          </table:table-cell>
          <table:table-cell office:value-type="float" office:value="2821.6755599999992" table:formula="of:=SUM([.F2:.F144])" table:style-name="ce10">
            <text:p>2821,67556</text:p>
          </table:table-cell>
          <table:table-cell office:value-type="float" office:value="5408.6449999999995" table:formula="of:=SUM([.G2:.G144])" table:style-name="ce10">
            <text:p>5408,645</text:p>
          </table:table-cell>
          <table:table-cell office:value-type="float" office:value="2584.3531400000002" table:formula="of:=SUM([.H2:.H144])" table:style-name="ce10">
            <text:p>2584,35314</text:p>
          </table:table-cell>
          <table:table-cell office:value-type="float" office:value="52.169731235827079" table:formula="of:=([.F145]*100)/[.G145]" table:style-name="ce10">
            <text:p>52,16973124</text:p>
          </table:table-cell>
          <table:table-cell office:value-type="float" office:value="-527.35314000000017" table:formula="of:=[.O2]-[.H145]" table:style-name="ce10">
            <text:p>-527,35314</text:p>
          </table:table-cell>
          <table:table-cell office:value-type="float" office:value="10.952371533823804" table:formula="of:=MEDIAN([.K2:.K97])" table:style-name="ce7">
            <text:p>10,95237153</text:p>
          </table:table-cell>
          <table:table-cell table:number-columns-repeated="16373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7"/>
          <table:table-cell office:value-type="string" table:style-name="ce10">
            <text:p>Litros repostados</text:p>
          </table:table-cell>
          <table:table-cell office:value-type="string" table:style-name="ce10">
            <text:p>Kilometros Recorridos con GAS</text:p>
          </table:table-cell>
          <table:table-cell office:value-type="string" table:style-name="ce10">
            <text:p>Precio en € <text:s/>AutoGAS (GLP)/ litro</text:p>
          </table:table-cell>
          <table:table-cell office:value-type="string" table:style-name="ce10">
            <text:p>Precio en € Gasolina 95 /litro</text:p>
          </table:table-cell>
          <table:table-cell office:value-type="string" table:style-name="ce10">
            <text:p>Gasto repostage GAS</text:p>
          </table:table-cell>
          <table:table-cell office:value-type="string" table:style-name="ce10">
            <text:p>Gasto Teórico repostage Gasolina 95</text:p>
          </table:table-cell>
          <table:table-cell office:value-type="string" table:style-name="ce10">
            <text:p>Ahorro acumulado</text:p>
          </table:table-cell>
          <table:table-cell office:value-type="string" table:style-name="ce10">
            <text:p>Ahorro porcentual</text:p>
          </table:table-cell>
          <table:table-cell office:value-type="string" table:style-name="ce10">
            <text:p>Pendiente Amortizar</text:p>
          </table:table-cell>
          <table:table-cell table:number-columns-repeated="1014" table:style-name="ce7"/>
          <table:table-cell table:number-columns-repeated="15360"/>
        </table:table-row>
        <table:table-row table:style-name="ro4">
          <table:table-cell office:value-type="string" table:style-name="ce7">
            <text:p>TOTAL SUMA</text:p>
          </table:table-cell>
          <table:table-cell office:value-type="float" office:value="4607.0400000000027" table:formula="of:=SUM([.B2:.B144])" table:style-name="ce10">
            <text:p>4607,04</text:p>
          </table:table-cell>
          <table:table-cell office:value-type="float" office:value="43897.600000000006" table:formula="of:=SUM([.C2:.C144])" table:style-name="ce10">
            <text:p>43897,6</text:p>
          </table:table-cell>
          <table:table-cell office:value-type="string" table:style-name="ce10">
            <text:p>#</text:p>
          </table:table-cell>
          <table:table-cell office:value-type="string" table:style-name="ce10">
            <text:p>#</text:p>
          </table:table-cell>
          <table:table-cell office:value-type="float" office:value="2821.6755599999992" table:formula="of:=SUM([.F2:.F144])" table:style-name="ce10">
            <text:p>2821,67556</text:p>
          </table:table-cell>
          <table:table-cell office:value-type="float" office:value="5408.6449999999995" table:formula="of:=SUM([.G2:.G144])" table:style-name="ce10">
            <text:p>5408,645</text:p>
          </table:table-cell>
          <table:table-cell office:value-type="float" office:value="2584.3531400000002" table:formula="of:=SUM([.H2:.H144])" table:style-name="ce10">
            <text:p>2584,35314</text:p>
          </table:table-cell>
          <table:table-cell office:value-type="float" office:value="52.169731235827079" table:formula="of:=([.F145]*100)/[.G145]" table:style-name="ce10">
            <text:p>52,16973124</text:p>
          </table:table-cell>
          <table:table-cell office:value-type="float" office:value="-527.35314000000017" table:formula="of:=[.O2]-[.H145]" table:style-name="ce10">
            <text:p>-527,35314</text:p>
          </table:table-cell>
          <table:table-cell table:number-columns-repeated="1014" table:style-name="ce7"/>
          <table:table-cell table:number-columns-repeated="15360"/>
        </table:table-row>
        <table:table-row table:number-rows-repeated="1048425" table:style-name="ro4">
          <table:table-cell table:number-columns-repeated="16384"/>
        </table:table-row>
      </table:table>
      <table:table table:name="Hoja2" table:style-name="ta2">
        <table:table-column table:style-name="co15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3" table:number-columns-repeated="1014" table:default-cell-style-name="ce7"/>
        <table:table-column table:style-name="co11" table:number-columns-repeated="15360" table:default-cell-style-name="ce1"/>
        <table:table-row table:style-name="ro1">
          <table:table-cell office:value-type="string" table:style-name="ce10">
            <text:p>Repostages</text:p>
          </table:table-cell>
          <table:table-cell office:value-type="string" table:style-name="ce10">
            <text:p>Litros repostados</text:p>
          </table:table-cell>
          <table:table-cell office:value-type="string" table:style-name="ce10">
            <text:p>Kilometros Recorridos con GAS</text:p>
          </table:table-cell>
          <table:table-cell office:value-type="string" table:style-name="ce10">
            <text:p>Precio en € <text:s/>AutoGAS (GLP)/ litro</text:p>
          </table:table-cell>
          <table:table-cell office:value-type="string" table:style-name="ce10">
            <text:p>Precio en € Gasolina 95 /litro</text:p>
          </table:table-cell>
          <table:table-cell office:value-type="string" table:style-name="ce10">
            <text:p>Gasto repostage GAS</text:p>
          </table:table-cell>
          <table:table-cell office:value-type="string" table:style-name="ce10">
            <text:p>Gasto Teórico repostage Gasolina 95</text:p>
          </table:table-cell>
          <table:table-cell office:value-type="string" table:style-name="ce10">
            <text:p>Ahorro conseguido</text:p>
          </table:table-cell>
          <table:table-cell office:value-type="string" table:style-name="ce10">
            <text:p>Ahorro porcentual</text:p>
          </table:table-cell>
          <table:table-cell office:value-type="string" table:style-name="ce10">
            <text:p>Pendiente Amortizar</text:p>
          </table:table-cell>
          <table:table-cell table:number-columns-repeated="16374"/>
        </table:table-row>
        <table:table-row table:style-name="ro1">
          <table:table-cell office:value-type="date" office:date-value="2015-07-20T00:00:00" table:style-name="ce11">
            <text:p>20-07-15</text:p>
          </table:table-cell>
          <table:table-cell office:value-type="float" office:value="40" table:style-name="ce7">
            <text:p>40</text:p>
          </table:table-cell>
          <table:table-cell office:value-type="float" office:value="437" table:style-name="ce7">
            <text:p>437</text:p>
          </table:table-cell>
          <table:table-cell office:value-type="float" office:value="0.63900000000000001" table:style-name="ce7">
            <text:p>0,639</text:p>
          </table:table-cell>
          <table:table-cell office:value-type="float" office:value="1.2" table:style-name="ce7">
            <text:p>1,2</text:p>
          </table:table-cell>
          <table:table-cell office:value-type="float" office:value="25.560000000000002" table:formula="of:=[.D2]*[.B2]" table:style-name="ce7">
            <text:p>25,56</text:p>
          </table:table-cell>
          <table:table-cell office:value-type="float" office:value="48" table:formula="of:=[.E2]*[.B2]" table:style-name="ce7">
            <text:p>48</text:p>
          </table:table-cell>
          <table:table-cell office:value-type="float" office:value="22.439999999999998" table:formula="of:=[.G2]-[.F2]" table:style-name="ce7">
            <text:p>22,44</text:p>
          </table:table-cell>
          <table:table-cell office:value-type="float" office:value="53.25" table:formula="of:=([.F2]*100)/[.G2]" table:style-name="ce7">
            <text:p>53,25</text:p>
          </table:table-cell>
          <table:table-cell office:value-type="float" office:value="-22.439999999999998" table:formula="of:=[.O2]-[.H2]" table:style-name="ce7">
            <text:p>-22,44</text:p>
          </table:table-cell>
          <table:table-cell table:number-columns-repeated="16374"/>
        </table:table-row>
        <table:table-row table:style-name="ro1">
          <table:table-cell office:value-type="date" office:date-value="2015-07-26T00:00:00" table:style-name="ce11">
            <text:p>26-07-15</text:p>
          </table:table-cell>
          <table:table-cell office:value-type="float" office:value="39.369999999999997" table:style-name="ce7">
            <text:p>39,37</text:p>
          </table:table-cell>
          <table:table-cell office:value-type="float" office:value="329.1" table:style-name="ce7">
            <text:p>329,1</text:p>
          </table:table-cell>
          <table:table-cell office:value-type="float" office:value="0.64700000000000002" table:style-name="ce7">
            <text:p>0,647</text:p>
          </table:table-cell>
          <table:table-cell office:value-type="float" office:value="1.2" table:style-name="ce7">
            <text:p>1,2</text:p>
          </table:table-cell>
          <table:table-cell office:value-type="float" office:value="25.472390000000001" table:formula="of:=[.D3]*[.B3]" table:style-name="ce7">
            <text:p>25,47239</text:p>
          </table:table-cell>
          <table:table-cell office:value-type="float" office:value="47.243999999999993" table:formula="of:=[.E3]*[.B3]" table:style-name="ce7">
            <text:p>47,244</text:p>
          </table:table-cell>
          <table:table-cell office:value-type="float" office:value="21.771609999999992" table:formula="of:=[.G3]-[.F3]" table:style-name="ce7">
            <text:p>21,77161</text:p>
          </table:table-cell>
          <table:table-cell office:value-type="float" office:value="53.916666666666679" table:formula="of:=([.F3]*100)/[.G3]" table:style-name="ce7">
            <text:p>53,91666667</text:p>
          </table:table-cell>
          <table:table-cell office:value-type="float" office:value="-21.771609999999992" table:formula="of:=[.O2]-[.H3]" table:style-name="ce7">
            <text:p>-21,77161</text:p>
          </table:table-cell>
          <table:table-cell table:number-columns-repeated="16374"/>
        </table:table-row>
        <table:table-row table:style-name="ro1">
          <table:table-cell office:value-type="date" office:date-value="2015-07-31T00:00:00" table:style-name="ce11">
            <text:p>31-07-15</text:p>
          </table:table-cell>
          <table:table-cell office:value-type="float" office:value="33.85" table:style-name="ce7">
            <text:p>33,85</text:p>
          </table:table-cell>
          <table:table-cell office:value-type="float" office:value="410" table:style-name="ce7">
            <text:p>410</text:p>
          </table:table-cell>
          <table:table-cell office:value-type="float" office:value="0.64900000000000002" table:style-name="ce7">
            <text:p>0,649</text:p>
          </table:table-cell>
          <table:table-cell office:value-type="float" office:value="1.2" table:style-name="ce7">
            <text:p>1,2</text:p>
          </table:table-cell>
          <table:table-cell office:value-type="float" office:value="21.96865" table:formula="of:=[.D4]*[.B4]" table:style-name="ce7">
            <text:p>21,96865</text:p>
          </table:table-cell>
          <table:table-cell office:value-type="float" office:value="40.619999999999997" table:formula="of:=[.E4]*[.B4]" table:style-name="ce7">
            <text:p>40,62</text:p>
          </table:table-cell>
          <table:table-cell office:value-type="float" office:value="18.651349999999997" table:formula="of:=[.G4]-[.F4]" table:style-name="ce7">
            <text:p>18,65135</text:p>
          </table:table-cell>
          <table:table-cell office:value-type="float" office:value="54.083333333333343" table:formula="of:=([.F4]*100)/[.G4]" table:style-name="ce7">
            <text:p>54,08333333</text:p>
          </table:table-cell>
          <table:table-cell office:value-type="float" office:value="-18.651349999999997" table:formula="of:=[.O2]-[.H4]" table:style-name="ce7">
            <text:p>-18,65135</text:p>
          </table:table-cell>
          <table:table-cell table:number-columns-repeated="16374"/>
        </table:table-row>
        <table:table-row table:style-name="ro1">
          <table:table-cell office:value-type="date" office:date-value="2015-08-13T00:00:00" table:style-name="ce11">
            <text:p>13-08-15</text:p>
          </table:table-cell>
          <table:table-cell office:value-type="float" office:value="44.44" table:style-name="ce7">
            <text:p>44,44</text:p>
          </table:table-cell>
          <table:table-cell office:value-type="float" office:value="441" table:style-name="ce7">
            <text:p>441</text:p>
          </table:table-cell>
          <table:table-cell office:value-type="float" office:value="0.63900000000000001" table:style-name="ce7">
            <text:p>0,639</text:p>
          </table:table-cell>
          <table:table-cell office:value-type="float" office:value="1.2" table:style-name="ce7">
            <text:p>1,2</text:p>
          </table:table-cell>
          <table:table-cell office:value-type="float" office:value="28.39716" table:formula="of:=[.D5]*[.B5]" table:style-name="ce7">
            <text:p>28,39716</text:p>
          </table:table-cell>
          <table:table-cell office:value-type="float" office:value="53.327999999999996" table:formula="of:=[.E5]*[.B5]" table:style-name="ce7">
            <text:p>53,328</text:p>
          </table:table-cell>
          <table:table-cell office:value-type="float" office:value="24.930839999999996" table:formula="of:=[.G5]-[.F5]" table:style-name="ce7">
            <text:p>24,93084</text:p>
          </table:table-cell>
          <table:table-cell office:value-type="float" office:value="53.25" table:formula="of:=([.F5]*100)/[.G5]" table:style-name="ce7">
            <text:p>53,25</text:p>
          </table:table-cell>
          <table:table-cell office:value-type="float" office:value="-24.930839999999996" table:formula="of:=[.O2]-[.H5]" table:style-name="ce7">
            <text:p>-24,93084</text:p>
          </table:table-cell>
          <table:table-cell table:number-columns-repeated="16374"/>
        </table:table-row>
        <table:table-row table:style-name="ro1">
          <table:table-cell office:value-type="date" office:date-value="2015-08-18T00:00:00" table:style-name="ce11">
            <text:p>18-08-15</text:p>
          </table:table-cell>
          <table:table-cell office:value-type="float" office:value="39.880000000000003" table:style-name="ce7">
            <text:p>39,88</text:p>
          </table:table-cell>
          <table:table-cell office:value-type="float" office:value="461" table:style-name="ce7">
            <text:p>461</text:p>
          </table:table-cell>
          <table:table-cell office:value-type="float" office:value="0.629" table:style-name="ce7">
            <text:p>0,629</text:p>
          </table:table-cell>
          <table:table-cell office:value-type="float" office:value="1.2" table:style-name="ce7">
            <text:p>1,2</text:p>
          </table:table-cell>
          <table:table-cell office:value-type="float" office:value="25.084520000000001" table:formula="of:=[.D6]*[.B6]" table:style-name="ce7">
            <text:p>25,08452</text:p>
          </table:table-cell>
          <table:table-cell office:value-type="float" office:value="47.856000000000002" table:formula="of:=[.E6]*[.B6]" table:style-name="ce7">
            <text:p>47,856</text:p>
          </table:table-cell>
          <table:table-cell office:value-type="float" office:value="22.77148" table:formula="of:=[.G6]-[.F6]" table:style-name="ce7">
            <text:p>22,77148</text:p>
          </table:table-cell>
          <table:table-cell office:value-type="float" office:value="52.416666666666671" table:formula="of:=([.F6]*100)/[.G6]" table:style-name="ce7">
            <text:p>52,41666667</text:p>
          </table:table-cell>
          <table:table-cell office:value-type="float" office:value="-22.77148" table:formula="of:=[.O3]-[.H6]" table:style-name="ce7">
            <text:p>-22,77148</text:p>
          </table:table-cell>
          <table:table-cell table:number-columns-repeated="16374"/>
        </table:table-row>
        <table:table-row table:style-name="ro1">
          <table:table-cell office:value-type="date" office:date-value="2015-08-20T00:00:00" table:style-name="ce11">
            <text:p>20-08-15</text:p>
          </table:table-cell>
          <table:table-cell office:value-type="float" office:value="39.729999999999997" table:style-name="ce7">
            <text:p>39,73</text:p>
          </table:table-cell>
          <table:table-cell office:value-type="float" office:value="278.3" table:style-name="ce7">
            <text:p>278,3</text:p>
          </table:table-cell>
          <table:table-cell office:value-type="float" office:value="0.629" table:style-name="ce7">
            <text:p>0,629</text:p>
          </table:table-cell>
          <table:table-cell office:value-type="float" office:value="1.2" table:style-name="ce7">
            <text:p>1,2</text:p>
          </table:table-cell>
          <table:table-cell office:value-type="float" office:value="24.990169999999999" table:formula="of:=[.D7]*[.B7]" table:style-name="ce7">
            <text:p>24,99017</text:p>
          </table:table-cell>
          <table:table-cell office:value-type="float" office:value="47.675999999999995" table:formula="of:=[.E7]*[.B7]" table:style-name="ce7">
            <text:p>47,676</text:p>
          </table:table-cell>
          <table:table-cell office:value-type="float" office:value="22.685829999999996" table:formula="of:=[.G7]-[.F7]" table:style-name="ce7">
            <text:p>22,68583</text:p>
          </table:table-cell>
          <table:table-cell office:value-type="float" office:value="52.416666666666671" table:formula="of:=([.F7]*100)/[.G7]" table:style-name="ce7">
            <text:p>52,41666667</text:p>
          </table:table-cell>
          <table:table-cell office:value-type="float" office:value="-22.685829999999996" table:formula="of:=[.O4]-[.H7]" table:style-name="ce7">
            <text:p>-22,68583</text:p>
          </table:table-cell>
          <table:table-cell table:number-columns-repeated="16374"/>
        </table:table-row>
        <table:table-row table:style-name="ro1">
          <table:table-cell office:value-type="date" office:date-value="2015-08-23T00:00:00" table:style-name="ce11">
            <text:p>23-08-15</text:p>
          </table:table-cell>
          <table:table-cell office:value-type="float" office:value="25.52" table:style-name="ce7">
            <text:p>25,52</text:p>
          </table:table-cell>
          <table:table-cell office:value-type="float" office:value="407" table:style-name="ce7">
            <text:p>407</text:p>
          </table:table-cell>
          <table:table-cell office:value-type="float" office:value="0.624" table:style-name="ce7">
            <text:p>0,624</text:p>
          </table:table-cell>
          <table:table-cell office:value-type="float" office:value="1.2" table:style-name="ce7">
            <text:p>1,2</text:p>
          </table:table-cell>
          <table:table-cell office:value-type="float" office:value="15.924479999999999" table:formula="of:=[.D8]*[.B8]" table:style-name="ce7">
            <text:p>15,92448</text:p>
          </table:table-cell>
          <table:table-cell office:value-type="float" office:value="30.623999999999999" table:formula="of:=[.E8]*[.B8]" table:style-name="ce7">
            <text:p>30,624</text:p>
          </table:table-cell>
          <table:table-cell office:value-type="float" office:value="14.69952" table:formula="of:=[.G8]-[.F8]" table:style-name="ce7">
            <text:p>14,69952</text:p>
          </table:table-cell>
          <table:table-cell office:value-type="float" office:value="52" table:formula="of:=([.F8]*100)/[.G8]" table:style-name="ce7">
            <text:p>52</text:p>
          </table:table-cell>
          <table:table-cell office:value-type="float" office:value="-14.69952" table:formula="of:=[.O5]-[.H8]" table:style-name="ce7">
            <text:p>-14,69952</text:p>
          </table:table-cell>
          <table:table-cell table:number-columns-repeated="16374"/>
        </table:table-row>
        <table:table-row table:style-name="ro4">
          <table:table-cell table:style-name="ce7">
            <draw:frame draw:z-index="1" draw:id="id6" draw:style-name="a6" draw:name="Gráfico 1" svg:x="0.02953in" svg:y="0.16811in" svg:width="2.58189in" svg:height="2.92008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/>
          <table:table-cell table:style-name="ce7">
            <draw:frame draw:z-index="2" draw:id="id7" draw:style-name="a7" draw:name="Gráfico 2" svg:x="0.50866in" svg:y="0.16811in" svg:width="2.60866in" svg:height="2.94606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style-name="ce7">
            <draw:frame draw:z-index="3" draw:id="id8" draw:style-name="a8" draw:name="Gráfico 3" svg:x="0.91024in" svg:y="0.16811in" svg:width="2.61968in" svg:height="2.9460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5" table:style-name="ro4">
          <table:table-cell table:number-columns-repeated="16384"/>
        </table:table-row>
        <table:table-row table:style-name="ro4">
          <table:table-cell table:style-name="ce7">
            <draw:frame draw:z-index="4" draw:id="id9" draw:style-name="a9" draw:name="Gráfico 4" svg:x="0.02953in" svg:y="0.16811in" svg:width="13.48898in" svg:height="2.9460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6" table:style-name="ro4">
          <table:table-cell table:number-columns-repeated="16384"/>
        </table:table-row>
        <table:table-row table:style-name="ro4">
          <table:table-cell table:style-name="ce7">
            <draw:frame draw:z-index="5" draw:id="id10" draw:style-name="a10" draw:name="Gráfico 5" svg:x="0.02953in" svg:y="0.00079in" svg:width="9.09291in" svg:height="2.81929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s" number:country="ES">
      <number:day number:style="long"/>
      <number:text>/</number:text>
      <number:month number:style="long"/>
      <number:text>/</number:text>
      <number:year number:style="long"/>
    </number:date-style>
    <number:date-style style:name="N37P0">
      <number:day number:style="long"/>
      <number:text>-</number:text>
      <number:month number:style="long"/>
      <number:text>-</number:text>
      <number:year/>
    </number:date-style>
    <number:text-style style:name="N37">
      <number:text-content/>
      <style:map style:condition="value()&gt;=0" style:apply-style-name="N37P0"/>
    </number:text-style>
    <number:number-style style:name="N38" number:language="es" number:country="ES">
      <number:number number:min-integer-digits="1"/>
    </number:number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Normal" style:display-name="Excel Built-in Normal" style:family="table-cell" style:data-style-name="N38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Lerena Pariente, Angel</dc:creator>
    <dc:date>2018-03-27T17:00:16Z</dc:date>
    <meta:editing-cycles>1</meta:editing-cycles>
    <meta:editing-duration>PT63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1" number:language="es" number:country="ES">
      <number:number number:min-integer-digits="1"/>
    </number:number-style>
    <number:date-style style:name="N42" number:language="es" number:country="ES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2795in" svg:stroke-color="#000000" svg:stroke-opacity="100%"/>
    </style:style>
    <style:style style:family="chart" style:name="Wal0">
      <style:graphic-properties draw:fill="none" draw:stroke="solid" svg:stroke-width="0.02795in" svg:stroke-color="#000000" svg:stroke-opacity="100%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42205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2">
      <style:chart-properties chart:link-data-style-to-source="true" chart:visible="true" chart:logarithmic="false" chart:origin="42205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1.3259842519685pt" svg:width="873.9496062992126pt" chart:style-name="Crt0">
        <chart:title chart:style-name="CT00">
          <text:p text:style-name="a0" text:class-names="" text:cond-style-name="">Litros combustible y € de Gasto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A$2:.$A$84"/>
          </chart:axis>
          <chart:series chart:label-cell-address="Hoja1.$B$1" chart:values-cell-range-address="Hoja1.$B$2:.$B$30" chart:class="chart:line" chart:attached-axis="primary-y" chart:style-name="G0S0">
            <chart:data-point chart:repeated="29"/>
          </chart:series>
          <chart:series chart:label-cell-address="Hoja1.$F$1" chart:values-cell-range-address="Hoja1.$F$2:.$F$30" chart:class="chart:line" chart:attached-axis="primary-y" chart:style-name="G0S1">
            <chart:data-point chart:repeated="29"/>
          </chart:series>
          <chart:series chart:label-cell-address="Hoja1.$G$1" chart:values-cell-range-address="Hoja1.$G$2:.$G$30" chart:class="chart:line" chart:attached-axis="primary-y" chart:style-name="G0S2">
            <chart:data-point chart:repeated="2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s" number:country="ES" number:transliteration-format="1" number:transliteration-language="es" number:transliteration-country="ES" number:transliteration-style="long">
      <number:number number:min-integer-digits="1"/>
    </number:number-style>
    <number:number-style style:name="N40P0">
      <number:text> €</number:text>
      <number:number number:decimal-places="3" number:min-integer-digits="0"/>
      <number:text> </number:text>
    </number:number-style>
    <number:number-style style:name="N40P1">
      <number:text> €(</number:text>
      <number:number number:decimal-places="3" number:min-integer-digits="0"/>
      <number:text>)</number:text>
    </number:number-style>
    <number:number-style style:name="N40P2">
      <number:text> €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" number:language="es" number:country="ES">
      <number:number number:min-integer-digits="1"/>
    </number:number-style>
    <number:date-style style:name="N42" number:language="es" number:country="ES">
      <number:day number:style="long"/>
      <number:text>/</number:text>
      <number:month number:style="long"/>
      <number:text>/</number:text>
      <number:year number:style="long"/>
    </number:date-style>
    <style:style style:family="chart" style:name="G0S2P1">
      <style:graphic-properties draw:fill="none" draw:stroke="solid" svg:stroke-width="0.0311in" svg:stroke-color="#636363" svg:stroke-opacity="100%" draw:stroke-linejoin="round" svg:stroke-linecap="round"/>
    </style:style>
    <style:style style:family="chart" style:name="G0S2P2">
      <style:graphic-properties draw:fill="none" draw:stroke="solid" svg:stroke-width="0.0311in" svg:stroke-color="#63636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none" draw:stroke="solid" svg:stroke-width="0.0311in" svg:stroke-color="#636363" svg:stroke-opacity="100%" draw:stroke-linejoin="round" svg:stroke-linecap="round"/>
    </style:style>
    <style:style style:family="chart" style:name="G0S2P4">
      <style:graphic-properties draw:fill="none" draw:stroke="solid" svg:stroke-width="0.0311in" svg:stroke-color="#636363" svg:stroke-opacity="100%" draw:stroke-linejoin="round" svg:stroke-linecap="round"/>
    </style:style>
    <style:style style:family="chart" style:name="G0S2P5">
      <style:graphic-properties draw:fill="none" draw:stroke="solid" svg:stroke-width="0.0311in" svg:stroke-color="#636363" svg:stroke-opacity="100%" draw:stroke-linejoin="round" svg:stroke-linecap="round"/>
    </style:style>
    <style:style style:family="chart" style:name="G0S2P6">
      <style:graphic-properties draw:fill="none" draw:stroke="solid" svg:stroke-width="0.0311in" svg:stroke-color="#63636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none" draw:stroke="solid" svg:stroke-width="0.0311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1P1">
      <style:graphic-properties draw:fill="none" draw:stroke="solid" svg:stroke-width="0.0311in" svg:stroke-color="#9e480e" svg:stroke-opacity="100%" draw:stroke-linejoin="round" svg:stroke-linecap="round"/>
    </style:style>
    <style:style style:family="chart" style:name="G0S1P2">
      <style:graphic-properties draw:fill="none" draw:stroke="solid" svg:stroke-width="0.0311in" svg:stroke-color="#9e480e" svg:stroke-opacity="100%" draw:stroke-linejoin="round" svg:stroke-linecap="round"/>
    </style:style>
    <style:style style:family="chart" style:name="G0S1P3">
      <style:graphic-properties draw:fill="none" draw:stroke="solid" svg:stroke-width="0.0311in" svg:stroke-color="#9e480e" svg:stroke-opacity="100%" draw:stroke-linejoin="round" svg:stroke-linecap="round"/>
    </style:style>
    <style:style style:family="chart" style:name="G0S1P4">
      <style:graphic-properties draw:fill="none" draw:stroke="solid" svg:stroke-width="0.0311in" svg:stroke-color="#9e48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4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7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false" chart:data-label-number="value" chart:data-label-text="false" chart:data-label-symbol="false" chart:label-position="right">
        <chart:label-separator>
          <text:p text:style-name="a1" text:class-names="" text:cond-style-name="">;</text:p>
        </chart:label-separator>
      </style:chart-properties>
      <style:graphic-properties draw:fill="none" draw:stroke="solid" svg:stroke-width="0.0311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1" style:data-style-name="N4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fals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11in" svg:stroke-color="#9e480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 style:data-style-name="N37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fals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11in" svg:stroke-color="#636363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0P3"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0P4"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P0">
      <style:graphic-properties draw:fill="none" draw:stroke="solid" svg:stroke-width="0.0311in" svg:stroke-color="#636363" svg:stroke-opacity="100%" draw:stroke-linejoin="round" svg:stroke-linecap="round"/>
    </style:style>
  </office:automatic-styles>
  <office:body>
    <office:chart>
      <chart:chart chart:class="chart:line" svg:height="212.1165354330709pt" svg:width="971.2062992125984pt" chart:style-name="Crt0">
        <chart:title chart:style-name="CT00">
          <text:p text:style-name="a0" text:class-names="" text:cond-style-name="">% Ahorro, capacidad deposito, ahorro respeto a Gasolina 95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A$2:.$A$8"/>
          </chart:axis>
          <chart:series chart:label-cell-address="Hoja1.$B$1" chart:values-cell-range-address="Hoja1.$B$2:.$B$8" chart:class="chart:lin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repeated="2"/>
          </chart:series>
          <chart:series chart:label-cell-address="Hoja1.$H$1" chart:values-cell-range-address="Hoja1.$H$2:.$H$8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  <chart:data-point chart:style-name="G0S1P4">
              <chart:data-label chart:style-name="DL014"/>
            </chart:data-point>
            <chart:data-point chart:repeated="2"/>
          </chart:series>
          <chart:series chart:label-cell-address="Hoja1.$I$1" chart:values-cell-range-address="Hoja1.$I$2:.$I$8" chart:class="chart:line" chart:attached-axis="primary-y" chart:style-name="G0S2">
            <chart:data-label chart:style-name="DL02"/>
            <chart:data-point chart:style-name="G0S2P0">
              <chart:data-label chart:style-name="DL020"/>
            </chart:data-point>
            <chart:data-point chart:style-name="G0S2P1">
              <chart:data-label chart:style-name="DL021"/>
            </chart:data-point>
            <chart:data-point chart:style-name="G0S2P2">
              <chart:data-label chart:style-name="DL022"/>
            </chart:data-point>
            <chart:data-point chart:style-name="G0S2P3">
              <chart:data-label chart:style-name="DL023"/>
            </chart:data-point>
            <chart:data-point chart:style-name="G0S2P4">
              <chart:data-label chart:style-name="DL024"/>
            </chart:data-point>
            <chart:data-point chart:style-name="G0S2P5">
              <chart:data-label chart:style-name="DL025"/>
            </chart:data-point>
            <chart:data-point chart:style-name="G0S2P6">
              <chart:data-label chart:style-name="DL026"/>
            </chart:data-point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P0">
      <number:text> €</number:text>
      <number:number number:decimal-places="3" number:min-integer-digits="0"/>
      <number:text> </number:text>
    </number:number-style>
    <number:number-style style:name="N38P1">
      <number:text> €(</number:text>
      <number:number number:decimal-places="3" number:min-integer-digits="0"/>
      <number:text>)</number:text>
    </number:number-style>
    <number:number-style style:name="N38P2">
      <number:text> €-</number:text>
      <number:number number:decimal-places="0" number:min-integer-digits="0">
        <number:embedded-text number:position="0"> </number:embedded-text>
      </number:number>
    </number:number-style>
    <number:text-style style:name="N38"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1" number:language="es" number:country="ES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1">
      <style:chart-properties chart:gap-width="182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8">
      <style:chart-properties chart:symbol-type="none" chart:vertical="tru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2.9889763779527pt" svg:width="654.6897637795275pt" chart:style-name="Crt0">
        <chart:title chart:style-name="CT00">
          <text:p text:style-name="a0" text:class-names="" text:cond-style-name="">Ahorro y gastos en € acumulado en Litros Repostado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B$150"/>
          </chart:axis>
          <chart:series chart:label-cell-address="Hoja1.$A$151" chart:values-cell-range-address="Hoja1.$B$151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1" number:language="es" number:country="ES">
      <number:number number:min-integer-digits="1"/>
    </number:number-style>
    <number:date-style style:name="N42" number:language="es" number:country="ES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9e480e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63636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8.1574803149606pt" svg:width="933.9590551181102pt" chart:style-name="Crt0">
        <chart:title chart:style-name="CT00">
          <text:p text:style-name="a0" text:class-names="" text:cond-style-name="">% Ahorro, capacidad deposito, ahorro respeto a Gasolina 95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A$2:.$A$30"/>
          </chart:axis>
          <chart:series chart:label-cell-address="Hoja1.$B$1" chart:values-cell-range-address="Hoja1.$B$2:.$B$30" chart:class="chart:line" chart:attached-axis="primary-y" chart:style-name="G0S0">
            <chart:data-point chart:repeated="29"/>
          </chart:series>
          <chart:series chart:label-cell-address="Hoja1.$H$1" chart:values-cell-range-address="Hoja1.$H$2:.$H$30" chart:class="chart:line" chart:attached-axis="primary-y" chart:style-name="G0S1">
            <chart:data-point chart:repeated="29"/>
          </chart:series>
          <chart:series chart:label-cell-address="Hoja1.$I$1" chart:values-cell-range-address="Hoja1.$I$2:.$I$30" chart:class="chart:line" chart:attached-axis="primary-y" chart:style-name="G0S2">
            <chart:data-point chart:repeated="2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P0">
      <number:text> €</number:text>
      <number:number number:decimal-places="3" number:min-integer-digits="0"/>
      <number:text> </number:text>
    </number:number-style>
    <number:number-style style:name="N38P1">
      <number:text> €(</number:text>
      <number:number number:decimal-places="3" number:min-integer-digits="0"/>
      <number:text>)</number:text>
    </number:number-style>
    <number:number-style style:name="N38P2">
      <number:text> €-</number:text>
      <number:number number:decimal-places="0" number:min-integer-digits="0">
        <number:embedded-text number:position="0"> </number:embedded-text>
      </number:number>
    </number:number-style>
    <number:text-style style:name="N38"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1" number:language="es" number:country="ES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1">
      <style:chart-properties chart:gap-width="182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8">
      <style:chart-properties chart:symbol-type="none" chart:vertical="tru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0.8062992125984pt" svg:width="630.481811023622pt" chart:style-name="Crt0">
        <chart:title chart:style-name="CT00">
          <text:p text:style-name="a0" text:class-names="" text:cond-style-name="">Ahorro y gastos en € acumulado en Litros Repostado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B$150"/>
          </chart:axis>
          <chart:series chart:label-cell-address="Hoja1.$A$151" chart:values-cell-range-address="Hoja1.$B$151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P0">
      <number:text> €</number:text>
      <number:number number:decimal-places="3" number:min-integer-digits="0"/>
      <number:text> </number:text>
    </number:number-style>
    <number:number-style style:name="N38P1">
      <number:text> €(</number:text>
      <number:number number:decimal-places="3" number:min-integer-digits="0"/>
      <number:text>)</number:text>
    </number:number-style>
    <number:number-style style:name="N38P2">
      <number:text> €-</number:text>
      <number:number number:decimal-places="0" number:min-integer-digits="0">
        <number:embedded-text number:position="0"> </number:embedded-text>
      </number:number>
    </number:number-style>
    <number:text-style style:name="N38"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1" number:language="es" number:country="ES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8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0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5.6031496062992pt" svg:width="201.628346456693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J$150"/>
          </chart:axis>
          <chart:series chart:label-cell-address="Hoja1.$A$151" chart:values-cell-range-address="Hoja1.$J$151" chart:class="chart:bar" chart:attached-axis="primary-y" chart:style-name="G0S0">
            <chart:data-label chart:style-name="DL00"/>
            <chart:data-point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</number:number-style>
    <number:number-style style:name="N41" number:language="es" number:country="ES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0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6.0913385826771pt" svg:width="229.9748031496063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C$150"/>
          </chart:axis>
          <chart:series chart:label-cell-address="Hoja1.$A$151" chart:values-cell-range-address="Hoja1.$C$151" chart:class="chart:bar" chart:attached-axis="primary-y" chart:style-name="G0S0">
            <chart:data-label chart:style-name="DL00"/>
            <chart:data-point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P0">
      <number:text> €</number:text>
      <number:number number:decimal-places="3" number:min-integer-digits="0"/>
      <number:text> </number:text>
    </number:number-style>
    <number:number-style style:name="N38P1">
      <number:text> €(</number:text>
      <number:number number:decimal-places="3" number:min-integer-digits="0"/>
      <number:text>)</number:text>
    </number:number-style>
    <number:number-style style:name="N38P2">
      <number:text> €-</number:text>
      <number:number number:decimal-places="0" number:min-integer-digits="0">
        <number:embedded-text number:position="0"> </number:embedded-text>
      </number:number>
    </number:number-style>
    <number:text-style style:name="N38"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1" number:language="es" number:country="ES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8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0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6.0913385826771pt" svg:width="220.1102362204724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H$150"/>
          </chart:axis>
          <chart:series chart:label-cell-address="Hoja1.$A$151" chart:values-cell-range-address="Hoja1.$H$151" chart:class="chart:bar" chart:attached-axis="primary-y" chart:style-name="G0S0">
            <chart:data-label chart:style-name="DL00"/>
            <chart:data-point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P0">
      <number:text> €</number:text>
      <number:number number:decimal-places="3" number:min-integer-digits="0"/>
      <number:text> </number:text>
    </number:number-style>
    <number:number-style style:name="N38P1">
      <number:text> €(</number:text>
      <number:number number:decimal-places="3" number:min-integer-digits="0"/>
      <number:text>)</number:text>
    </number:number-style>
    <number:number-style style:name="N38P2">
      <number:text> €-</number:text>
      <number:number number:decimal-places="0" number:min-integer-digits="0">
        <number:embedded-text number:position="0"> </number:embedded-text>
      </number:number>
    </number:number-style>
    <number:text-style style:name="N38"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1" number:language="es" number:country="ES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8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0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0.2456692913386pt" svg:width="185.896062992126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J$150"/>
          </chart:axis>
          <chart:series chart:label-cell-address="Hoja1.$A$151" chart:values-cell-range-address="Hoja1.$J$151" chart:class="chart:bar" chart:attached-axis="primary-y" chart:style-name="G0S0">
            <chart:data-label chart:style-name="DL00"/>
            <chart:data-point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</number:number-style>
    <number:number-style style:name="N41" number:language="es" number:country="ES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0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2.1165354330709pt" svg:width="187.8236220472441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C$150"/>
          </chart:axis>
          <chart:series chart:label-cell-address="Hoja1.$A$151" chart:values-cell-range-address="Hoja1.$C$151" chart:class="chart:bar" chart:attached-axis="primary-y" chart:style-name="G0S0">
            <chart:data-label chart:style-name="DL00"/>
            <chart:data-point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P0">
      <number:text> €</number:text>
      <number:number number:decimal-places="3" number:min-integer-digits="0"/>
      <number:text> </number:text>
    </number:number-style>
    <number:number-style style:name="N38P1">
      <number:text> €(</number:text>
      <number:number number:decimal-places="3" number:min-integer-digits="0"/>
      <number:text>)</number:text>
    </number:number-style>
    <number:number-style style:name="N38P2">
      <number:text> €-</number:text>
      <number:number number:decimal-places="0" number:min-integer-digits="0">
        <number:embedded-text number:position="0"> </number:embedded-text>
      </number:number>
    </number:number-style>
    <number:text-style style:name="N38"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1" number:language="es" number:country="ES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1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8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0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2.1165354330709pt" svg:width="188.6172440944882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H$150"/>
          </chart:axis>
          <chart:series chart:label-cell-address="Hoja1.$A$151" chart:values-cell-range-address="Hoja1.$H$151" chart:class="chart:bar" chart:attached-axis="primary-y" chart:style-name="G0S0">
            <chart:data-label chart:style-name="DL00"/>
            <chart:data-point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